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5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7508in"/>
    </style:style>
    <style:style style:name="co7" style:family="table-column">
      <style:table-column-properties fo:break-before="auto" style:column-width="8.5264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1.5146in"/>
    </style:style>
    <style:style style:name="co11" style:family="table-column">
      <style:table-column-properties fo:break-before="auto" style:column-width="1.4398in"/>
    </style:style>
    <style:style style:name="co12" style:family="table-column">
      <style:table-column-properties fo:break-before="auto" style:column-width="1.4508in"/>
    </style:style>
    <style:style style:name="co13" style:family="table-column">
      <style:table-column-properties fo:break-before="auto" style:column-width="1.5256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0.85in"/>
    </style:style>
    <style:style style:name="co16" style:family="table-column">
      <style:table-column-properties fo:break-before="auto" style:column-width="0.6138in"/>
    </style:style>
    <style:style style:name="co17" style:family="table-column">
      <style:table-column-properties fo:break-before="auto" style:column-width="1.0862in"/>
    </style:style>
    <style:style style:name="co18" style:family="table-column">
      <style:table-column-properties fo:break-before="auto" style:column-width="1.8902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contest_name</text:p>
          </table:table-cell>
          <table:table-cell office:value-type="string" calcext:value-type="string">
            <text:p>audit_reason</text:p>
          </table:table-cell>
          <table:table-cell office:value-type="string" calcext:value-type="string">
            <text:p>random_audit_status</text:p>
          </table:table-cell>
          <table:table-cell office:value-type="string" calcext:value-type="string">
            <text:p>winners_allowed</text:p>
          </table:table-cell>
          <table:table-cell office:value-type="string" calcext:value-type="string">
            <text:p>ballot_card_count</text:p>
          </table:table-cell>
          <table:table-cell office:value-type="string" calcext:value-type="string">
            <text:p>contest_ballot_card_count</text:p>
          </table:table-cell>
          <table:table-cell office:value-type="string" calcext:value-type="string">
            <text:p>winners</text:p>
          </table:table-cell>
          <table:table-cell office:value-type="string" calcext:value-type="string">
            <text:p>min_margin</text:p>
          </table:table-cell>
          <table:table-cell office:value-type="string" calcext:value-type="string">
            <text:p>risk_limit</text:p>
          </table:table-cell>
          <table:table-cell office:value-type="string" calcext:value-type="string">
            <text:p>audited_sample_count</text:p>
          </table:table-cell>
          <table:table-cell office:value-type="string" calcext:value-type="string">
            <text:p>two_vote_over_count</text:p>
          </table:table-cell>
          <table:table-cell office:value-type="string" calcext:value-type="string">
            <text:p>one_vote_over_count</text:p>
          </table:table-cell>
          <table:table-cell office:value-type="string" calcext:value-type="string">
            <text:p>one_vote_under_count</text:p>
          </table:table-cell>
          <table:table-cell office:value-type="string" calcext:value-type="string">
            <text:p>two_vote_under_count</text:p>
          </table:table-cell>
          <table:table-cell office:value-type="string" calcext:value-type="string">
            <text:p>disagreement_count</text:p>
          </table:table-cell>
          <table:table-cell office:value-type="string" calcext:value-type="string">
            <text:p>other_count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overstatements</text:p>
          </table:table-cell>
          <table:table-cell office:value-type="string" calcext:value-type="string">
            <text:p>optimistic_samples_to_audit</text:p>
          </table:table-cell>
          <table:table-cell office:value-type="string" calcext:value-type="string">
            <text:p>estimated_samples_to_audit</text:p>
          </table:table-cell>
        </table:table-row>
        <table:table-row table:style-name="ro1">
          <table:table-cell office:value-type="string" calcext:value-type="string">
            <text:p>Academy School District 20 Ballot Issue 4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44087" calcext:value-type="float">
            <text:p>44087</text:p>
          </table:table-cell>
          <table:table-cell office:value-type="string" calcext:value-type="string">
            <text:p>"No/Against"</text:p>
          </table:table-cell>
          <table:table-cell office:value-type="float" office:value="5736" calcext:value-type="float">
            <text:p>57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cademy School District 20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96391" calcext:value-type="float">
            <text:p>196391</text:p>
          </table:table-cell>
          <table:table-cell office:value-type="float" office:value="44087" calcext:value-type="float">
            <text:p>44087</text:p>
          </table:table-cell>
          <table:table-cell office:value-type="string" calcext:value-type="string">
            <text:p>"Amy Shandy","Derrick Wilburn"</text:p>
          </table:table-cell>
          <table:table-cell office:value-type="float" office:value="2645" calcext:value-type="float">
            <text:p>264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Adams 12 Five Star School District Director District No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9773" calcext:value-type="float">
            <text:p>129773</text:p>
          </table:table-cell>
          <table:table-cell office:value-type="float" office:value="58813" calcext:value-type="float">
            <text:p>58813</text:p>
          </table:table-cell>
          <table:table-cell office:value-type="string" calcext:value-type="string">
            <text:p>"Lori Goldstein"</text:p>
          </table:table-cell>
          <table:table-cell office:value-type="float" office:value="15551" calcext:value-type="float">
            <text:p>1555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dams 12 Five Star School District Director District No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9773" calcext:value-type="float">
            <text:p>129773</text:p>
          </table:table-cell>
          <table:table-cell office:value-type="float" office:value="58813" calcext:value-type="float">
            <text:p>58813</text:p>
          </table:table-cell>
          <table:table-cell office:value-type="string" calcext:value-type="string">
            <text:p>"Paula Battistelli"</text:p>
          </table:table-cell>
          <table:table-cell office:value-type="float" office:value="11196" calcext:value-type="float">
            <text:p>111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dams 12 Five Star School District Director District No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44528" calcext:value-type="float">
            <text:p>44528</text:p>
          </table:table-cell>
          <table:table-cell office:value-type="string" calcext:value-type="string">
            <text:p>"Alexis Marsh-Holschen"</text:p>
          </table:table-cell>
          <table:table-cell office:value-type="float" office:value="5131" calcext:value-type="float">
            <text:p>51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dams-Arapahoe School District 28J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73728" calcext:value-type="float">
            <text:p>273728</text:p>
          </table:table-cell>
          <table:table-cell office:value-type="float" office:value="38861" calcext:value-type="float">
            <text:p>38861</text:p>
          </table:table-cell>
          <table:table-cell office:value-type="string" calcext:value-type="string">
            <text:p>"Vicki Reinhard","Tiffany Tasker","Danielle Tomwing"</text:p>
          </table:table-cell>
          <table:table-cell office:value-type="float" office:value="5798" calcext:value-type="float">
            <text:p>579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Aims Community College Trustee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2761" calcext:value-type="float">
            <text:p>342761</text:p>
          </table:table-cell>
          <table:table-cell office:value-type="float" office:value="59987" calcext:value-type="float">
            <text:p>59987</text:p>
          </table:table-cell>
          <table:table-cell office:value-type="string" calcext:value-type="string">
            <text:p>"Heidi Wind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ms Community College Trustee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2761" calcext:value-type="float">
            <text:p>342761</text:p>
          </table:table-cell>
          <table:table-cell office:value-type="float" office:value="59987" calcext:value-type="float">
            <text:p>59987</text:p>
          </table:table-cell>
          <table:table-cell office:value-type="string" calcext:value-type="string">
            <text:p>"Jeannine Trusw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ms Community College Trustee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42761" calcext:value-type="float">
            <text:p>342761</text:p>
          </table:table-cell>
          <table:table-cell office:value-type="float" office:value="59987" calcext:value-type="float">
            <text:p>59987</text:p>
          </table:table-cell>
          <table:table-cell office:value-type="string" calcext:value-type="string">
            <text:p>"John W. Haefeli"</text:p>
          </table:table-cell>
          <table:table-cell office:value-type="float" office:value="673" calcext:value-type="float">
            <text:p>6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12" calcext:value-type="float">
            <text:p>3712</text:p>
          </table:table-cell>
        </table:table-row>
        <table:table-row table:style-name="ro1">
          <table:table-cell office:value-type="string" calcext:value-type="string">
            <text:p>Alamosa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826" calcext:value-type="float">
            <text:p>3826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"Yes/For"</text:p>
          </table:table-cell>
          <table:table-cell office:value-type="float" office:value="797" calcext:value-type="float">
            <text:p>79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lamosa School District RE-11J Director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178" calcext:value-type="float">
            <text:p>6178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"Andria Gay"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55" calcext:value-type="float">
            <text:p>11255</text:p>
          </table:table-cell>
        </table:table-row>
        <table:table-row table:style-name="ro1">
          <table:table-cell office:value-type="string" calcext:value-type="string">
            <text:p>Alamosa School District RE-11J Director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78" calcext:value-type="float">
            <text:p>6178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"Louella Len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mosa School District RE-11J Director District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78" calcext:value-type="float">
            <text:p>6178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"Michael Mum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mosa School District RE-11J Director District 7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78" calcext:value-type="float">
            <text:p>6178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"Patrick Alan Colv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School District #6 Littleton Public Schools School Directo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37272" calcext:value-type="float">
            <text:p>37272</text:p>
          </table:table-cell>
          <table:table-cell office:value-type="string" calcext:value-type="string">
            <text:p>"Lindley McCrary","Cherie Garcia-Kuper"</text:p>
          </table:table-cell>
          <table:table-cell office:value-type="float" office:value="648" calcext:value-type="float">
            <text:p>6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Archuleta - Archuleta County School District 50 JT Board of Directors District 3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42" calcext:value-type="float">
            <text:p>5342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"Amanda Schick"</text:p>
          </table:table-cell>
          <table:table-cell office:value-type="float" office:value="1380" calcext:value-type="float">
            <text:p>138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rchuleta County School District 50 JT Board of Directors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739" calcext:value-type="float">
            <text:p>5739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"Robert Lynch"</text:p>
          </table:table-cell>
          <table:table-cell office:value-type="float" office:value="1799" calcext:value-type="float">
            <text:p>17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rchuleta County School District 50 JT Board of Directors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Amanda Schick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Archuleta County School District 50 JT Board of Directors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739" calcext:value-type="float">
            <text:p>5739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"Dana Guin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uleta County School District 50 JT Board of Directors District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739" calcext:value-type="float">
            <text:p>5739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"Ray "Butch" Mack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iba-Flagler School District C-20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4111" calcext:value-type="float">
            <text:p>41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Lindsey L. Michal","Bart "BJ" New"</text:p>
          </table:table-cell>
          <table:table-cell office:value-type="float" office:value="133" calcext:value-type="float">
            <text:p>13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spen School District No. 1 -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5341" calcext:value-type="float">
            <text:p>5341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"Sarah Daniels","Cassie Harrelson"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95" calcext:value-type="float">
            <text:p>2595</text:p>
          </table:table-cell>
        </table:table-row>
        <table:table-row table:style-name="ro1">
          <table:table-cell office:value-type="string" calcext:value-type="string">
            <text:p>Ault-Highland School District RE-9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"Ryleigh Sitt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t-Highland School District RE-9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"Heather Simpson"</text:p>
          </table:table-cell>
          <table:table-cell office:value-type="float" office:value="340" calcext:value-type="float">
            <text:p>3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Ault-Highland School District RE-9 Director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"Tara Stein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a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05" calcext:value-type="float">
            <text:p>1305</text:p>
          </table:table-cell>
          <table:table-cell office:value-type="string" calcext:value-type="string">
            <text:p>"No/Against"</text:p>
          </table:table-cell>
          <table:table-cell office:value-type="float" office:value="250" calcext:value-type="float">
            <text:p>25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ailey Water and Sanitation District Ballot Issue 6A - Authorization to Incur Debt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175" calcext:value-type="float">
            <text:p>717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"Yes/For"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68" calcext:value-type="float">
            <text:p>3268</text:p>
          </table:table-cell>
        </table:table-row>
        <table:table-row table:style-name="ro1">
          <table:table-cell office:value-type="string" calcext:value-type="string">
            <text:p>Ballot Issue 5A - Extension of Expiring Tax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739" calcext:value-type="float">
            <text:p>5739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"Yes/For"</text:p>
          </table:table-cell>
          <table:table-cell office:value-type="float" office:value="2273" calcext:value-type="float">
            <text:p>22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ALLOT ISSUE NO. 4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19" calcext:value-type="float">
            <text:p>2119</text:p>
          </table:table-cell>
          <table:table-cell office:value-type="string" calcext:value-type="string">
            <text:p>"NO"</text:p>
          </table:table-cell>
          <table:table-cell office:value-type="float" office:value="446" calcext:value-type="float">
            <text:p>44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ALLOT ISSUE NO. 4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19" calcext:value-type="float">
            <text:p>2119</text:p>
          </table:table-cell>
          <table:table-cell office:value-type="string" calcext:value-type="string">
            <text:p>"NO"</text:p>
          </table:table-cell>
          <table:table-cell office:value-type="float" office:value="714" calcext:value-type="float">
            <text:p>7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"Yes/For"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Ballot Question 2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"Yes/For"</text:p>
          </table:table-cell>
          <table:table-cell office:value-type="float" office:value="61" calcext:value-type="float">
            <text:p>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Basalt and Rural Fire Protection District Ballot Issue No. 7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665" calcext:value-type="float">
            <text:p>20665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"Yes/For"</text:p>
          </table:table-cell>
          <table:table-cell office:value-type="float" office:value="326" calcext:value-type="float">
            <text:p>3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Base Village Metropolitan District No. 2 Ballot Issue No. 6A - Repeal Unused Debt Authorizatio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41" calcext:value-type="float">
            <text:p>53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Yes/For"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30" calcext:value-type="float">
            <text:p>9730</text:p>
          </table:table-cell>
        </table:table-row>
        <table:table-row table:style-name="ro1">
          <table:table-cell office:value-type="string" calcext:value-type="string">
            <text:p>Bayfield School District 10 Jt-R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3836" calcext:value-type="float">
            <text:p>23836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"Justin Talbot","Debbie Wilhelm","Molly Orendorff"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34" calcext:value-type="float">
            <text:p>6434</text:p>
          </table:table-cell>
        </table:table-row>
        <table:table-row table:style-name="ro1">
          <table:table-cell office:value-type="string" calcext:value-type="string">
            <text:p>Bennett School District 29J Ballot Issue 5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73728" calcext:value-type="float">
            <text:p>273728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"No/Against"</text:p>
          </table:table-cell>
          <table:table-cell office:value-type="float" office:value="648" calcext:value-type="float">
            <text:p>6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79" calcext:value-type="float">
            <text:p>3079</text:p>
          </table:table-cell>
        </table:table-row>
        <table:table-row table:style-name="ro1">
          <table:table-cell office:value-type="string" calcext:value-type="string">
            <text:p>Bennett School District 29J School Director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73728" calcext:value-type="float">
            <text:p>273728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"Alyssa Pae","Darvin Harrell","Brennan Westendorf"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750" calcext:value-type="float">
            <text:p>19750</text:p>
          </table:table-cell>
        </table:table-row>
        <table:table-row table:style-name="ro1">
          <table:table-cell office:value-type="string" calcext:value-type="string">
            <text:p>Bethune School District R-5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590" calcext:value-type="float">
            <text:p>25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"Scott Powell","Eric Ziegler","Connie Strobel"</text:p>
          </table:table-cell>
          <table:table-cell office:value-type="float" office:value="41" calcext:value-type="float">
            <text:p>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Bethune School District R-5 Recall Questio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590" calcext:value-type="float">
            <text:p>25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"YES/FOR"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Big Sandy School District 100J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08650" calcext:value-type="float">
            <text:p>20865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"Judy Book","Curtis Stanko","Hank Smith"</text:p>
          </table:table-cell>
          <table:table-cell office:value-type="float" office:value="234" calcext:value-type="float">
            <text:p>23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98" calcext:value-type="float">
            <text:p>6498</text:p>
          </table:table-cell>
        </table:table-row>
        <table:table-row table:style-name="ro1">
          <table:table-cell office:value-type="string" calcext:value-type="string">
            <text:p>Board of Directors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19" calcext:value-type="float">
            <text:p>2119</text:p>
          </table:table-cell>
          <table:table-cell office:value-type="string" calcext:value-type="string">
            <text:p>"Grayson Cooper","Angel Bujanda Gutierrez","Miriam Loza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ard of Education Directors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4931" calcext:value-type="float">
            <text:p>14931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"Emily Mock","Ashley Tomlinson"</text:p>
          </table:table-cell>
          <table:table-cell office:value-type="float" office:value="90" calcext:value-type="float">
            <text:p>9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Boulder County Ballot Issue 1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119627" calcext:value-type="float">
            <text:p>119627</text:p>
          </table:table-cell>
          <table:table-cell office:value-type="string" calcext:value-type="string">
            <text:p>"Yes/For"</text:p>
          </table:table-cell>
          <table:table-cell office:value-type="float" office:value="72118" calcext:value-type="float">
            <text:p>721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ulder County Ballot Issue 1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119627" calcext:value-type="float">
            <text:p>119627</text:p>
          </table:table-cell>
          <table:table-cell office:value-type="string" calcext:value-type="string">
            <text:p>"Yes/For"</text:p>
          </table:table-cell>
          <table:table-cell office:value-type="float" office:value="50079" calcext:value-type="float">
            <text:p>500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oulder Valley School District RE-2 Director District A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"Jason Unger"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Boulder Valley School District RE-2 Director District A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6331" calcext:value-type="float">
            <text:p>146331</text:p>
          </table:table-cell>
          <table:table-cell office:value-type="float" office:value="84257" calcext:value-type="float">
            <text:p>84257</text:p>
          </table:table-cell>
          <table:table-cell office:value-type="string" calcext:value-type="string">
            <text:p>"Jason Unger"</text:p>
          </table:table-cell>
          <table:table-cell office:value-type="float" office:value="11281" calcext:value-type="float">
            <text:p>112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oulder Valley School District RE-2 Director District C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"Alex Medler"</text:p>
          </table:table-cell>
          <table:table-cell office:value-type="float" office:value="81" calcext:value-type="float">
            <text:p>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Boulder Valley School District RE-2 Director District C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6331" calcext:value-type="float">
            <text:p>146331</text:p>
          </table:table-cell>
          <table:table-cell office:value-type="float" office:value="84257" calcext:value-type="float">
            <text:p>84257</text:p>
          </table:table-cell>
          <table:table-cell office:value-type="string" calcext:value-type="string">
            <text:p>"Alex Medler"</text:p>
          </table:table-cell>
          <table:table-cell office:value-type="float" office:value="21677" calcext:value-type="float">
            <text:p>216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oulder Valley School District RE-2 Director District D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"Lalenia Quinlan Aweida"</text:p>
          </table:table-cell>
          <table:table-cell office:value-type="float" office:value="35" calcext:value-type="float">
            <text:p>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Boulder Valley School District RE-2 Director District D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6331" calcext:value-type="float">
            <text:p>146331</text:p>
          </table:table-cell>
          <table:table-cell office:value-type="float" office:value="84257" calcext:value-type="float">
            <text:p>84257</text:p>
          </table:table-cell>
          <table:table-cell office:value-type="string" calcext:value-type="string">
            <text:p>"Lalenia Quinlan Aweida"</text:p>
          </table:table-cell>
          <table:table-cell office:value-type="float" office:value="9389" calcext:value-type="float">
            <text:p>93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Boulder Valley School District RE-2 Director District G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"Jorge Chavez"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Boulder Valley School District RE-2 Director District G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6331" calcext:value-type="float">
            <text:p>146331</text:p>
          </table:table-cell>
          <table:table-cell office:value-type="float" office:value="84257" calcext:value-type="float">
            <text:p>84257</text:p>
          </table:table-cell>
          <table:table-cell office:value-type="string" calcext:value-type="string">
            <text:p>"Jorge Chavez"</text:p>
          </table:table-cell>
          <table:table-cell office:value-type="float" office:value="21368" calcext:value-type="float">
            <text:p>213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righton School District 27J Board of Education Director District No.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0180" calcext:value-type="float">
            <text:p>210180</text:p>
          </table:table-cell>
          <table:table-cell office:value-type="float" office:value="28565" calcext:value-type="float">
            <text:p>28565</text:p>
          </table:table-cell>
          <table:table-cell office:value-type="string" calcext:value-type="string">
            <text:p>"Tom Green"</text:p>
          </table:table-cell>
          <table:table-cell office:value-type="float" office:value="5675" calcext:value-type="float">
            <text:p>567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Brighton School District 27J Board of Education Director District No.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0180" calcext:value-type="float">
            <text:p>210180</text:p>
          </table:table-cell>
          <table:table-cell office:value-type="float" office:value="28565" calcext:value-type="float">
            <text:p>28565</text:p>
          </table:table-cell>
          <table:table-cell office:value-type="string" calcext:value-type="string">
            <text:p>"Melinda Carbajal"</text:p>
          </table:table-cell>
          <table:table-cell office:value-type="float" office:value="4357" calcext:value-type="float">
            <text:p>43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Brighton School District 27J Board of Education Director District No. 6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180" calcext:value-type="float">
            <text:p>210180</text:p>
          </table:table-cell>
          <table:table-cell office:value-type="float" office:value="28565" calcext:value-type="float">
            <text:p>28565</text:p>
          </table:table-cell>
          <table:table-cell office:value-type="string" calcext:value-type="string">
            <text:p>"Annie Jen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ghton School District 27J Board of Education Director District No. 7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180" calcext:value-type="float">
            <text:p>210180</text:p>
          </table:table-cell>
          <table:table-cell office:value-type="float" office:value="28565" calcext:value-type="float">
            <text:p>28565</text:p>
          </table:table-cell>
          <table:table-cell office:value-type="string" calcext:value-type="string">
            <text:p>"Rachel Wilhel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omfield - Adams 12 Five Star School District Director District No 5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14285" calcext:value-type="float">
            <text:p>14285</text:p>
          </table:table-cell>
          <table:table-cell office:value-type="string" calcext:value-type="string">
            <text:p>"Alexis Marsh-Holschen"</text:p>
          </table:table-cell>
          <table:table-cell office:value-type="float" office:value="2481" calcext:value-type="float">
            <text:p>24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uena Vista School District R-31 Board of Education Director At Large -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"Paula Dylan"</text:p>
          </table:table-cell>
          <table:table-cell office:value-type="float" office:value="570" calcext:value-type="float">
            <text:p>57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uena Vista School District R-31 Board of Education Director At Large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"Mallory Brooks"</text:p>
          </table:table-cell>
          <table:table-cell office:value-type="float" office:value="397" calcext:value-type="float">
            <text:p>39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Buena Vista School District R-31 Board of Education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"Brett Mitchell"</text:p>
          </table:table-cell>
          <table:table-cell office:value-type="float" office:value="72" calcext:value-type="float">
            <text:p>7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Buena Vista School District R-31 Board of Education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"Norman Ny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ena Vista School District R-31 Board of Education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"George Richard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ffalo Highlands Metropolitan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"Yes/For"</text:p>
          </table:table-cell>
          <table:table-cell office:value-type="float" office:value="71" calcext:value-type="float">
            <text:p>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94" calcext:value-type="float">
            <text:p>10594</text:p>
          </table:table-cell>
        </table:table-row>
        <table:table-row table:style-name="ro1">
          <table:table-cell office:value-type="string" calcext:value-type="string">
            <text:p>Buffalo Highlands Metropolitan District Ballot Issue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"Yes/For"</text:p>
          </table:table-cell>
          <table:table-cell office:value-type="float" office:value="67" calcext:value-type="float">
            <text:p>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26" calcext:value-type="float">
            <text:p>11226</text:p>
          </table:table-cell>
        </table:table-row>
        <table:table-row table:style-name="ro1">
          <table:table-cell office:value-type="string" calcext:value-type="string">
            <text:p>Buffalo Highlands Metropolitan District Ballot Issue 6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"Yes/For"</text:p>
          </table:table-cell>
          <table:table-cell office:value-type="float" office:value="69" calcext:value-type="float">
            <text:p>6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01" calcext:value-type="float">
            <text:p>10901</text:p>
          </table:table-cell>
        </table:table-row>
        <table:table-row table:style-name="ro1">
          <table:table-cell office:value-type="string" calcext:value-type="string">
            <text:p>BURLINGTON SCHOOL DISTRICT RE-6J BALLOT ISSUE 5C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590" calcext:value-type="float">
            <text:p>2590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"YES/FOR"</text:p>
          </table:table-cell>
          <table:table-cell office:value-type="float" office:value="412" calcext:value-type="float">
            <text:p>4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urlington School District RE-6J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2590" calcext:value-type="float">
            <text:p>2590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"Warren Schaal","Justin Carter","Casey McDaniel","Grant James"</text:p>
          </table:table-cell>
          <table:table-cell office:value-type="float" office:value="53" calcext:value-type="float">
            <text:p>5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Byers School District 32J School Board Direct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273728" calcext:value-type="float">
            <text:p>273728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"Dennis Messer","Allison Harris","Jason Meier","Matt Eymann"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9332" calcext:value-type="float">
            <text:p>249332</text:p>
          </table:table-cell>
        </table:table-row>
        <table:table-row table:style-name="ro1">
          <table:table-cell office:value-type="string" calcext:value-type="string">
            <text:p>Canon City School District RE-1 Board of Directors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5077" calcext:value-type="float">
            <text:p>15077</text:p>
          </table:table-cell>
          <table:table-cell office:value-type="float" office:value="9909" calcext:value-type="float">
            <text:p>9909</text:p>
          </table:table-cell>
          <table:table-cell office:value-type="string" calcext:value-type="string">
            <text:p>"Robin Reeser","Bret Meuli","Matthew Alexander"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89" calcext:value-type="float">
            <text:p>3789</text:p>
          </table:table-cell>
        </table:table-row>
        <table:table-row table:style-name="ro1">
          <table:table-cell office:value-type="string" calcext:value-type="string">
            <text:p>CANON CITY SCHOOL DISTRICT RE-1 ISSUE # 4A: <text:s/>BONDS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77" calcext:value-type="float">
            <text:p>15077</text:p>
          </table:table-cell>
          <table:table-cell office:value-type="float" office:value="9909" calcext:value-type="float">
            <text:p>9909</text:p>
          </table:table-cell>
          <table:table-cell office:value-type="string" calcext:value-type="string">
            <text:p>"Yes/For"</text:p>
          </table:table-cell>
          <table:table-cell office:value-type="float" office:value="2181" calcext:value-type="float">
            <text:p>21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entennial R-1 School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29" calcext:value-type="float">
            <text:p>1229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"Elizabeth Ann Gettel"</text:p>
          </table:table-cell>
          <table:table-cell office:value-type="float" office:value="48" calcext:value-type="float">
            <text:p>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Centennial R-1 School District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29" calcext:value-type="float">
            <text:p>1229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"Pamela Vigi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 Consolidated School District 26 JT Director -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126" calcext:value-type="float">
            <text:p>9126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"Kimberlee Anne Dur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 Consolidated School District 26 JT Director - District Member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9126" calcext:value-type="float">
            <text:p>9126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"Lloyd M. Garcia","Richard J. Barela"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Center Fire Protection District Ballot Issue 7A - Mill Levy Increas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126" calcext:value-type="float">
            <text:p>9126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"Yes/For"</text:p>
          </table:table-cell>
          <table:table-cell office:value-type="float" office:value="78" calcext:value-type="float">
            <text:p>7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Cherokee Ridge Estates MD Ballot Issue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"YES"</text:p>
          </table:table-cell>
          <table:table-cell office:value-type="float" office:value="37" calcext:value-type="float">
            <text:p>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479" calcext:value-type="float">
            <text:p>28479</text:p>
          </table:table-cell>
        </table:table-row>
        <table:table-row table:style-name="ro1">
          <table:table-cell office:value-type="string" calcext:value-type="string">
            <text:p>Cherry Creek School District No. 5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8049" calcext:value-type="float">
            <text:p>88049</text:p>
          </table:table-cell>
          <table:table-cell office:value-type="string" calcext:value-type="string">
            <text:p>"Anne Egan"</text:p>
          </table:table-cell>
          <table:table-cell office:value-type="float" office:value="22552" calcext:value-type="float">
            <text:p>225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herry Creek School District No. 5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8049" calcext:value-type="float">
            <text:p>88049</text:p>
          </table:table-cell>
          <table:table-cell office:value-type="string" calcext:value-type="string">
            <text:p>"Ruthie Knowl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rry Creek School District No. 5 Director District C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8049" calcext:value-type="float">
            <text:p>88049</text:p>
          </table:table-cell>
          <table:table-cell office:value-type="string" calcext:value-type="string">
            <text:p>"Angela Garland"</text:p>
          </table:table-cell>
          <table:table-cell office:value-type="float" office:value="19099" calcext:value-type="float">
            <text:p>190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heyenne Mountain School District 12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96391" calcext:value-type="float">
            <text:p>196391</text:p>
          </table:table-cell>
          <table:table-cell office:value-type="float" office:value="9133" calcext:value-type="float">
            <text:p>9133</text:p>
          </table:table-cell>
          <table:table-cell office:value-type="string" calcext:value-type="string">
            <text:p>"Michael Grage","Betsy Kleiner","Susan Mellow"</text:p>
          </table:table-cell>
          <table:table-cell office:value-type="float" office:value="505" calcext:value-type="float">
            <text:p>50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34" calcext:value-type="float">
            <text:p>2834</text:p>
          </table:table-cell>
        </table:table-row>
        <table:table-row table:style-name="ro1">
          <table:table-cell office:value-type="string" calcext:value-type="string">
            <text:p>Cheyenne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string" calcext:value-type="string">
            <text:p>"No/Against"</text:p>
          </table:table-cell>
          <table:table-cell office:value-type="float" office:value="293" calcext:value-type="float">
            <text:p>29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ity and County of Broomfield Councilmember Ward 1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4717" calcext:value-type="float">
            <text:p>4717</text:p>
          </table:table-cell>
          <table:table-cell office:value-type="string" calcext:value-type="string">
            <text:p>"Kenny Van Nguyen"</text:p>
          </table:table-cell>
          <table:table-cell office:value-type="float" office:value="505" calcext:value-type="float">
            <text:p>50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City and County of Broomfield Councilmember Ward 2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"Paloma Delgadill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and County of Broomfield Councilmember Ward 3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6133" calcext:value-type="float">
            <text:p>6133</text:p>
          </table:table-cell>
          <table:table-cell office:value-type="string" calcext:value-type="string">
            <text:p>"Jean Lim"</text:p>
          </table:table-cell>
          <table:table-cell office:value-type="float" office:value="471" calcext:value-type="float">
            <text:p>4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City and County of Broomfield Councilmember Ward 4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6939" calcext:value-type="float">
            <text:p>6939</text:p>
          </table:table-cell>
          <table:table-cell office:value-type="string" calcext:value-type="string">
            <text:p>"Laurie And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and County of Broomfield Councilmember Ward 5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Heidi Henkel"</text:p>
          </table:table-cell>
          <table:table-cell office:value-type="float" office:value="279" calcext:value-type="float">
            <text:p>2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City and County of Broomfield - Mayor (2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26309" calcext:value-type="float">
            <text:p>26309</text:p>
          </table:table-cell>
          <table:table-cell office:value-type="string" calcext:value-type="string">
            <text:p>"Guyleen Castriot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and County of Denver Referred Question 2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64052" calcext:value-type="float">
            <text:p>164052</text:p>
          </table:table-cell>
          <table:table-cell office:value-type="string" calcext:value-type="string">
            <text:p>"Yes"</text:p>
          </table:table-cell>
          <table:table-cell office:value-type="float" office:value="90295" calcext:value-type="float">
            <text:p>902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ity Council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19" calcext:value-type="float">
            <text:p>211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"Joey Edwards"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City Council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19" calcext:value-type="float">
            <text:p>2119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"Cisco Tharp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Alamosa Councilor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26" calcext:value-type="float">
            <text:p>3826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"Michael Ca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Alamosa Councilo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26" calcext:value-type="float">
            <text:p>3826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"Liz Hens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Alamosa Councilor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26" calcext:value-type="float">
            <text:p>3826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"Dawn Kreb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Alamosa Councilo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826" calcext:value-type="float">
            <text:p>3826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"Jacqueline (Jackie) Vigil"</text:p>
          </table:table-cell>
          <table:table-cell office:value-type="float" office:value="81" calcext:value-type="float">
            <text:p>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City of Arvada Council Member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46729" calcext:value-type="float">
            <text:p>46729</text:p>
          </table:table-cell>
          <table:table-cell office:value-type="string" calcext:value-type="string">
            <text:p>"Sharon H. Davis"</text:p>
          </table:table-cell>
          <table:table-cell office:value-type="float" office:value="5942" calcext:value-type="float">
            <text:p>594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City of Arvada Council Member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10418" calcext:value-type="float">
            <text:p>10418</text:p>
          </table:table-cell>
          <table:table-cell office:value-type="string" calcext:value-type="string">
            <text:p>"Shawna Ambrose"</text:p>
          </table:table-cell>
          <table:table-cell office:value-type="float" office:value="210" calcext:value-type="float">
            <text:p>21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767" calcext:value-type="float">
            <text:p>10767</text:p>
          </table:table-cell>
        </table:table-row>
        <table:table-row table:style-name="ro1">
          <table:table-cell office:value-type="string" calcext:value-type="string">
            <text:p>City of Arvada Council Member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4015" calcext:value-type="float">
            <text:p>14015</text:p>
          </table:table-cell>
          <table:table-cell office:value-type="string" calcext:value-type="string">
            <text:p>"Bob Fifer"</text:p>
          </table:table-cell>
          <table:table-cell office:value-type="float" office:value="3139" calcext:value-type="float">
            <text:p>313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City of Arvada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46729" calcext:value-type="float">
            <text:p>46729</text:p>
          </table:table-cell>
          <table:table-cell office:value-type="string" calcext:value-type="string">
            <text:p>"Lauren Simpson"</text:p>
          </table:table-cell>
          <table:table-cell office:value-type="float" office:value="464" calcext:value-type="float">
            <text:p>4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City of Aurora Ballot Question 3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18329" calcext:value-type="float">
            <text:p>418329</text:p>
          </table:table-cell>
          <table:table-cell office:value-type="float" office:value="81627" calcext:value-type="float">
            <text:p>81627</text:p>
          </table:table-cell>
          <table:table-cell office:value-type="string" calcext:value-type="string">
            <text:p>"No/Against"</text:p>
          </table:table-cell>
          <table:table-cell office:value-type="float" office:value="11826" calcext:value-type="float">
            <text:p>118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City of Aurora Ballot Question 3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18329" calcext:value-type="float">
            <text:p>418329</text:p>
          </table:table-cell>
          <table:table-cell office:value-type="float" office:value="81627" calcext:value-type="float">
            <text:p>81627</text:p>
          </table:table-cell>
          <table:table-cell office:value-type="string" calcext:value-type="string">
            <text:p>"Yes/For"</text:p>
          </table:table-cell>
          <table:table-cell office:value-type="float" office:value="15808" calcext:value-type="float">
            <text:p>1580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City of Aurora Ballot Question 3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18329" calcext:value-type="float">
            <text:p>418329</text:p>
          </table:table-cell>
          <table:table-cell office:value-type="float" office:value="81627" calcext:value-type="float">
            <text:p>81627</text:p>
          </table:table-cell>
          <table:table-cell office:value-type="string" calcext:value-type="string">
            <text:p>"Yes/For"</text:p>
          </table:table-cell>
          <table:table-cell office:value-type="float" office:value="24932" calcext:value-type="float">
            <text:p>2493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ity of Aurora Ballot Question 3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18329" calcext:value-type="float">
            <text:p>418329</text:p>
          </table:table-cell>
          <table:table-cell office:value-type="float" office:value="81627" calcext:value-type="float">
            <text:p>81627</text:p>
          </table:table-cell>
          <table:table-cell office:value-type="string" calcext:value-type="string">
            <text:p>"Yes/For"</text:p>
          </table:table-cell>
          <table:table-cell office:value-type="float" office:value="28072" calcext:value-type="float">
            <text:p>2807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ity of Aurora Council Member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418329" calcext:value-type="float">
            <text:p>418329</text:p>
          </table:table-cell>
          <table:table-cell office:value-type="float" office:value="81627" calcext:value-type="float">
            <text:p>81627</text:p>
          </table:table-cell>
          <table:table-cell office:value-type="string" calcext:value-type="string">
            <text:p>"Alison Coombs","Curtis Gardner"</text:p>
          </table:table-cell>
          <table:table-cell office:value-type="float" office:value="5806" calcext:value-type="float">
            <text:p>580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City of Aurora Council Member Ward IV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4607" calcext:value-type="float">
            <text:p>14607</text:p>
          </table:table-cell>
          <table:table-cell office:value-type="string" calcext:value-type="string">
            <text:p>"Stephanie Y. Hancock"</text:p>
          </table:table-cell>
          <table:table-cell office:value-type="float" office:value="1009" calcext:value-type="float">
            <text:p>100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City of Aurora Council Member Ward V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8895" calcext:value-type="float">
            <text:p>18895</text:p>
          </table:table-cell>
          <table:table-cell office:value-type="string" calcext:value-type="string">
            <text:p>"Angela Lawson"</text:p>
          </table:table-cell>
          <table:table-cell office:value-type="float" office:value="3557" calcext:value-type="float">
            <text:p>35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City of Aurora Council Member Ward V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5115" calcext:value-type="float">
            <text:p>315115</text:p>
          </table:table-cell>
          <table:table-cell office:value-type="float" office:value="19858" calcext:value-type="float">
            <text:p>19858</text:p>
          </table:table-cell>
          <table:table-cell office:value-type="string" calcext:value-type="string">
            <text:p>"Francoise Bergan"</text:p>
          </table:table-cell>
          <table:table-cell office:value-type="float" office:value="3667" calcext:value-type="float">
            <text:p>36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City of Aurora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18329" calcext:value-type="float">
            <text:p>418329</text:p>
          </table:table-cell>
          <table:table-cell office:value-type="float" office:value="81627" calcext:value-type="float">
            <text:p>81627</text:p>
          </table:table-cell>
          <table:table-cell office:value-type="string" calcext:value-type="string">
            <text:p>"Mike Coffman"</text:p>
          </table:table-cell>
          <table:table-cell office:value-type="float" office:value="9544" calcext:value-type="float">
            <text:p>954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City of Boulder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34249" calcext:value-type="float">
            <text:p>34249</text:p>
          </table:table-cell>
          <table:table-cell office:value-type="string" calcext:value-type="string">
            <text:p>"Yes/For"</text:p>
          </table:table-cell>
          <table:table-cell office:value-type="float" office:value="16337" calcext:value-type="float">
            <text:p>163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ity of Boulder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34249" calcext:value-type="float">
            <text:p>34249</text:p>
          </table:table-cell>
          <table:table-cell office:value-type="string" calcext:value-type="string">
            <text:p>"Yes/For"</text:p>
          </table:table-cell>
          <table:table-cell office:value-type="float" office:value="21984" calcext:value-type="float">
            <text:p>219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ity of Boulder Ballot Question 302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34249" calcext:value-type="float">
            <text:p>34249</text:p>
          </table:table-cell>
          <table:table-cell office:value-type="string" calcext:value-type="string">
            <text:p>"Yes/For"</text:p>
          </table:table-cell>
          <table:table-cell office:value-type="float" office:value="7288" calcext:value-type="float">
            <text:p>728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ity of Boulder Council Candidate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119772" calcext:value-type="float">
            <text:p>119772</text:p>
          </table:table-cell>
          <table:table-cell office:value-type="float" office:value="34249" calcext:value-type="float">
            <text:p>34249</text:p>
          </table:table-cell>
          <table:table-cell office:value-type="string" calcext:value-type="string">
            <text:p>"Taishya Adams","Tara Winer","Ryan Schuchard","Tina Marquis"</text:p>
          </table:table-cell>
          <table:table-cell office:value-type="float" office:value="47" calcext:value-type="float">
            <text:p>4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570" calcext:value-type="float">
            <text:p>18570</text:p>
          </table:table-cell>
        </table:table-row>
        <table:table-row table:style-name="ro1">
          <table:table-cell office:value-type="string" calcext:value-type="string">
            <text:p>City of Brighton Ballot Issue 3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8244" calcext:value-type="float">
            <text:p>8244</text:p>
          </table:table-cell>
          <table:table-cell office:value-type="string" calcext:value-type="string">
            <text:p>"No/Against"</text:p>
          </table:table-cell>
          <table:table-cell office:value-type="float" office:value="2321" calcext:value-type="float">
            <text:p>232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City of Brighton Councilmembe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"Tom Green"</text:p>
          </table:table-cell>
          <table:table-cell office:value-type="float" office:value="762" calcext:value-type="float">
            <text:p>7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City of Brighton Councilmember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"Jim Sny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Brighton Councilmembe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"Chris Fied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Brighton Councilmember Ward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"Kathryn Le Donne"</text:p>
          </table:table-cell>
          <table:table-cell office:value-type="float" office:value="113" calcext:value-type="float">
            <text:p>1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City of Brush Councilo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"Nathan Tyre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Brush Councilor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"Daniel R. Scalise"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97" calcext:value-type="float">
            <text:p>4797</text:p>
          </table:table-cell>
        </table:table-row>
        <table:table-row table:style-name="ro1">
          <table:table-cell office:value-type="string" calcext:value-type="string">
            <text:p>City of Brush Councilo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"Justin Spradlin"</text:p>
          </table:table-cell>
          <table:table-cell office:value-type="float" office:value="49" calcext:value-type="float">
            <text:p>4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City of Canon City - City Council -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5077" calcext:value-type="float">
            <text:p>15077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"Amy Schmisseur","Gerald Meloni"</text:p>
          </table:table-cell>
          <table:table-cell office:value-type="float" office:value="555" calcext:value-type="float">
            <text:p>5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ity of Canon City - City Council -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77" calcext:value-type="float">
            <text:p>15077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"Kathy Worthing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Canon City - City Council -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77" calcext:value-type="float">
            <text:p>15077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"Timothy Denneh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Canon City -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77" calcext:value-type="float">
            <text:p>15077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"Preston Troutman"</text:p>
          </table:table-cell>
          <table:table-cell office:value-type="float" office:value="787" calcext:value-type="float">
            <text:p>78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ity of Caste Pines Ballot Issue 2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"YES"</text:p>
          </table:table-cell>
          <table:table-cell office:value-type="float" office:value="563" calcext:value-type="float">
            <text:p>56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City of Castle Pines Ballot Issue 2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"YES"</text:p>
          </table:table-cell>
          <table:table-cell office:value-type="float" office:value="316" calcext:value-type="float">
            <text:p>31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City of Castle Pines - Council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"Deborah M. Mulvey"</text:p>
          </table:table-cell>
          <table:table-cell office:value-type="float" office:value="124" calcext:value-type="float">
            <text:p>1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98" calcext:value-type="float">
            <text:p>8498</text:p>
          </table:table-cell>
        </table:table-row>
        <table:table-row table:style-name="ro1">
          <table:table-cell office:value-type="string" calcext:value-type="string">
            <text:p>City of Castle Pines - Council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"Ron Co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Castle Pines - Council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"Geoff Blue"</text:p>
          </table:table-cell>
          <table:table-cell office:value-type="float" office:value="320" calcext:value-type="float">
            <text:p>3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93" calcext:value-type="float">
            <text:p>3293</text:p>
          </table:table-cell>
        </table:table-row>
        <table:table-row table:style-name="ro1">
          <table:table-cell office:value-type="string" calcext:value-type="string">
            <text:p>City of Centennial Council Member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0375" calcext:value-type="float">
            <text:p>10375</text:p>
          </table:table-cell>
          <table:table-cell office:value-type="string" calcext:value-type="string">
            <text:p>"Amy Tharp"</text:p>
          </table:table-cell>
          <table:table-cell office:value-type="float" office:value="1769" calcext:value-type="float">
            <text:p>176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City of Centennial Council Member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0094" calcext:value-type="float">
            <text:p>10094</text:p>
          </table:table-cell>
          <table:table-cell office:value-type="string" calcext:value-type="string">
            <text:p>"Christine Sweetland"</text:p>
          </table:table-cell>
          <table:table-cell office:value-type="float" office:value="2189" calcext:value-type="float">
            <text:p>21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City of Centennial Council Member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0341" calcext:value-type="float">
            <text:p>10341</text:p>
          </table:table-cell>
          <table:table-cell office:value-type="string" calcext:value-type="string">
            <text:p>"Richard Holt"</text:p>
          </table:table-cell>
          <table:table-cell office:value-type="float" office:value="2631" calcext:value-type="float">
            <text:p>26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City of Centennial Council Member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215" calcext:value-type="float">
            <text:p>8215</text:p>
          </table:table-cell>
          <table:table-cell office:value-type="string" calcext:value-type="string">
            <text:p>"Don Sheeh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Colorado Springs Ballot Ballot Issue 2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30457" calcext:value-type="float">
            <text:p>130457</text:p>
          </table:table-cell>
          <table:table-cell office:value-type="string" calcext:value-type="string">
            <text:p>"No"</text:p>
          </table:table-cell>
          <table:table-cell office:value-type="float" office:value="7176" calcext:value-type="float">
            <text:p>717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ity of Commerce City Ballot Question 3Q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Yes/For"</text:p>
          </table:table-cell>
          <table:table-cell office:value-type="float" office:value="1641" calcext:value-type="float">
            <text:p>16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City of Commerce City Ballot Question 3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No/Against"</text:p>
          </table:table-cell>
          <table:table-cell office:value-type="float" office:value="86" calcext:value-type="float">
            <text:p>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46" calcext:value-type="float">
            <text:p>8746</text:p>
          </table:table-cell>
        </table:table-row>
        <table:table-row table:style-name="ro1">
          <table:table-cell office:value-type="string" calcext:value-type="string">
            <text:p>City of Commerce City Ballot Question 3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Yes/For"</text:p>
          </table:table-cell>
          <table:table-cell office:value-type="float" office:value="2971" calcext:value-type="float">
            <text:p>29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City of Commerce City Ballot Question 3T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Yes/For"</text:p>
          </table:table-cell>
          <table:table-cell office:value-type="float" office:value="4529" calcext:value-type="float">
            <text:p>452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ity of Commerce City Councilmembe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Yong Gen "Craig" Kim","Charles Dukes"</text:p>
          </table:table-cell>
          <table:table-cell office:value-type="float" office:value="856" calcext:value-type="float">
            <text:p>8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City of Commerce City Councilmember -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"Rocky Teter"</text:p>
          </table:table-cell>
          <table:table-cell office:value-type="float" office:value="36" calcext:value-type="float">
            <text:p>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893" calcext:value-type="float">
            <text:p>20893</text:p>
          </table:table-cell>
        </table:table-row>
        <table:table-row table:style-name="ro1">
          <table:table-cell office:value-type="string" calcext:value-type="string">
            <text:p>City of Commerce City Councilmember -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"Renee M. Chacon"</text:p>
          </table:table-cell>
          <table:table-cell office:value-type="float" office:value="1203" calcext:value-type="float">
            <text:p>120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City of Commerce City Councilmember - Ward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4351" calcext:value-type="float">
            <text:p>4351</text:p>
          </table:table-cell>
          <table:table-cell office:value-type="string" calcext:value-type="string">
            <text:p>"Susan Noble"</text:p>
          </table:table-cell>
          <table:table-cell office:value-type="float" office:value="185" calcext:value-type="float">
            <text:p>1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66" calcext:value-type="float">
            <text:p>4066</text:p>
          </table:table-cell>
        </table:table-row>
        <table:table-row table:style-name="ro1">
          <table:table-cell office:value-type="string" calcext:value-type="string">
            <text:p>City of Commerce City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Steve Douglas"</text:p>
          </table:table-cell>
          <table:table-cell office:value-type="float" office:value="1137" calcext:value-type="float">
            <text:p>11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City of Craig Ballot Question 2A - Charter Amendment for Revocable Permit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76" calcext:value-type="float">
            <text:p>3676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"No/Against"</text:p>
          </table:table-cell>
          <table:table-cell office:value-type="float" office:value="351" calcext:value-type="float">
            <text:p>35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ity of Craig Ballot Question 2B - Charter Amendment Regarding Council President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76" calcext:value-type="float">
            <text:p>3676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"No/Against"</text:p>
          </table:table-cell>
          <table:table-cell office:value-type="float" office:value="926" calcext:value-type="float">
            <text:p>9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ity of Craig City Counci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3676" calcext:value-type="float">
            <text:p>3676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"Derek Duran","Randy Looper","Nathan Butler","Luke Tucker"</text:p>
          </table:table-cell>
          <table:table-cell office:value-type="float" office:value="153" calcext:value-type="float">
            <text:p>15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City of Craig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76" calcext:value-type="float">
            <text:p>3676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"Chris Nichols"</text:p>
          </table:table-cell>
          <table:table-cell office:value-type="float" office:value="540" calcext:value-type="float">
            <text:p>5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ity of Cripple Creek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"Yes/For"</text:p>
          </table:table-cell>
          <table:table-cell office:value-type="float" office:value="35" calcext:value-type="float">
            <text:p>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21" calcext:value-type="float">
            <text:p>2421</text:p>
          </table:table-cell>
        </table:table-row>
        <table:table-row table:style-name="ro1">
          <table:table-cell office:value-type="string" calcext:value-type="string">
            <text:p>City of Cripple Creek Council - Ward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"Cody Schwab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Cripple Creek Council - Ward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"Jared Bow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Cripple Creek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"Annie Durham"</text:p>
          </table:table-cell>
          <table:table-cell office:value-type="float" office:value="128" calcext:value-type="float">
            <text:p>12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City of Dacono Ballot Issue 2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"No/Against"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297" calcext:value-type="float">
            <text:p>29297</text:p>
          </table:table-cell>
        </table:table-row>
        <table:table-row table:style-name="ro1">
          <table:table-cell office:value-type="string" calcext:value-type="string">
            <text:p>City of Dacono Ballot Question 2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"Yes/For"</text:p>
          </table:table-cell>
          <table:table-cell office:value-type="float" office:value="596" calcext:value-type="float">
            <text:p>5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City of Dacono Ballot Question 2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"Yes/For"</text:p>
          </table:table-cell>
          <table:table-cell office:value-type="float" office:value="706" calcext:value-type="float">
            <text:p>70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City of Dacono Ballot Question 2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"Yes/For"</text:p>
          </table:table-cell>
          <table:table-cell office:value-type="float" office:value="411" calcext:value-type="float">
            <text:p>4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City of Dacono Council Membe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80407" calcext:value-type="float">
            <text:p>80407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"Doris Crespo","Rick Gerk"</text:p>
          </table:table-cell>
          <table:table-cell office:value-type="float" office:value="65" calcext:value-type="float">
            <text:p>6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15" calcext:value-type="float">
            <text:p>9015</text:p>
          </table:table-cell>
        </table:table-row>
        <table:table-row table:style-name="ro1">
          <table:table-cell office:value-type="string" calcext:value-type="string">
            <text:p>City of Edgewater Council Membe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207047" calcext:value-type="float">
            <text:p>207047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"Joie Iten","Mercedes Valdez","Kali Janda","Bill Berg"</text:p>
          </table:table-cell>
          <table:table-cell office:value-type="float" office:value="87" calcext:value-type="float">
            <text:p>8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342" calcext:value-type="float">
            <text:p>17342</text:p>
          </table:table-cell>
        </table:table-row>
        <table:table-row table:style-name="ro1">
          <table:table-cell office:value-type="string" calcext:value-type="string">
            <text:p>City of Edgewater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"Steve Conklin"</text:p>
          </table:table-cell>
          <table:table-cell office:value-type="float" office:value="935" calcext:value-type="float">
            <text:p>9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City of Englewood Ballot Question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No/Against"</text:p>
          </table:table-cell>
          <table:table-cell office:value-type="float" office:value="611" calcext:value-type="float">
            <text:p>6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City of Englewood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No/Against"</text:p>
          </table:table-cell>
          <table:table-cell office:value-type="float" office:value="386" calcext:value-type="float">
            <text:p>3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City of Englewood 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No/Against"</text:p>
          </table:table-cell>
          <table:table-cell office:value-type="float" office:value="917" calcext:value-type="float">
            <text:p>91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City of Englewood Ballot Question 2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No/Against"</text:p>
          </table:table-cell>
          <table:table-cell office:value-type="float" office:value="1449" calcext:value-type="float">
            <text:p>144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City of Englewood Ballot Question 2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No/Against"</text:p>
          </table:table-cell>
          <table:table-cell office:value-type="float" office:value="157" calcext:value-type="float">
            <text:p>1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915" calcext:value-type="float">
            <text:p>7915</text:p>
          </table:table-cell>
        </table:table-row>
        <table:table-row table:style-name="ro1">
          <table:table-cell office:value-type="string" calcext:value-type="string">
            <text:p>City of Englewood Office of Council Member At-Large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Kim Wright"</text:p>
          </table:table-cell>
          <table:table-cell office:value-type="float" office:value="980" calcext:value-type="float">
            <text:p>98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City of Englewood Office of Council Member At-Large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Tena Prange","Rita Russell"</text:p>
          </table:table-cell>
          <table:table-cell office:value-type="float" office:value="1203" calcext:value-type="float">
            <text:p>120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City of Englewood Office of Council Member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"Othoniel Sierra"</text:p>
          </table:table-cell>
          <table:table-cell office:value-type="float" office:value="118" calcext:value-type="float">
            <text:p>1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City of Englewood Office of Council Member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"Joe Anderson"</text:p>
          </table:table-cell>
          <table:table-cell office:value-type="float" office:value="416" calcext:value-type="float">
            <text:p>41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87" calcext:value-type="float">
            <text:p>2987</text:p>
          </table:table-cell>
        </table:table-row>
        <table:table-row table:style-name="ro1">
          <table:table-cell office:value-type="string" calcext:value-type="string">
            <text:p>City of Evans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"Yes/For"</text:p>
          </table:table-cell>
          <table:table-cell office:value-type="float" office:value="746" calcext:value-type="float">
            <text:p>74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City of Florence - City Council -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5077" calcext:value-type="float">
            <text:p>1507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"James Vanhoutan","Rudl Mergelman"</text:p>
          </table:table-cell>
          <table:table-cell office:value-type="float" office:value="42" calcext:value-type="float">
            <text:p>4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6" calcext:value-type="float">
            <text:p>2616</text:p>
          </table:table-cell>
        </table:table-row>
        <table:table-row table:style-name="ro1">
          <table:table-cell office:value-type="string" calcext:value-type="string">
            <text:p>City of Florence - City Council -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5077" calcext:value-type="float">
            <text:p>1507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"Matt Stiefel","Tammy Stone"</text:p>
          </table:table-cell>
          <table:table-cell office:value-type="float" office:value="21" calcext:value-type="float">
            <text:p>2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City of Florence - City Council -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5077" calcext:value-type="float">
            <text:p>1507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"Gayle MacKinnon","Brenda Gardner"</text:p>
          </table:table-cell>
          <table:table-cell office:value-type="float" office:value="103" calcext:value-type="float">
            <text:p>10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City of Florence -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77" calcext:value-type="float">
            <text:p>15077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"Steve Wolf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Fort Collins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0699" calcext:value-type="float">
            <text:p>50699</text:p>
          </table:table-cell>
          <table:table-cell office:value-type="string" calcext:value-type="string">
            <text:p>"Yes/For"</text:p>
          </table:table-cell>
          <table:table-cell office:value-type="float" office:value="2605" calcext:value-type="float">
            <text:p>260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City of Fort Collins Ballot Issue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0699" calcext:value-type="float">
            <text:p>50699</text:p>
          </table:table-cell>
          <table:table-cell office:value-type="string" calcext:value-type="string">
            <text:p>"No/Against"</text:p>
          </table:table-cell>
          <table:table-cell office:value-type="float" office:value="10079" calcext:value-type="float">
            <text:p>100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ity of Fort Collins 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0699" calcext:value-type="float">
            <text:p>50699</text:p>
          </table:table-cell>
          <table:table-cell office:value-type="string" calcext:value-type="string">
            <text:p>"Yes/For"</text:p>
          </table:table-cell>
          <table:table-cell office:value-type="float" office:value="16664" calcext:value-type="float">
            <text:p>166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ity of Fort Collins Ballot Question 2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0699" calcext:value-type="float">
            <text:p>50699</text:p>
          </table:table-cell>
          <table:table-cell office:value-type="string" calcext:value-type="string">
            <text:p>"Yes/For"</text:p>
          </table:table-cell>
          <table:table-cell office:value-type="float" office:value="29850" calcext:value-type="float">
            <text:p>2985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ity of Fort Collins Ballot Question 2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0699" calcext:value-type="float">
            <text:p>50699</text:p>
          </table:table-cell>
          <table:table-cell office:value-type="string" calcext:value-type="string">
            <text:p>"No/Against"</text:p>
          </table:table-cell>
          <table:table-cell office:value-type="float" office:value="2254" calcext:value-type="float">
            <text:p>225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City of Fort Collins City Council -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9185" calcext:value-type="float">
            <text:p>9185</text:p>
          </table:table-cell>
          <table:table-cell office:value-type="string" calcext:value-type="string">
            <text:p>"Julie Pignataro"</text:p>
          </table:table-cell>
          <table:table-cell office:value-type="float" office:value="865" calcext:value-type="float">
            <text:p>86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City of Fort Collins City Council -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10698" calcext:value-type="float">
            <text:p>10698</text:p>
          </table:table-cell>
          <table:table-cell office:value-type="string" calcext:value-type="string">
            <text:p>"Melanie Potyondy"</text:p>
          </table:table-cell>
          <table:table-cell office:value-type="float" office:value="922" calcext:value-type="float">
            <text:p>9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City of Fort Collins City Council - District 6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946" calcext:value-type="float">
            <text:p>5946</text:p>
          </table:table-cell>
          <table:table-cell office:value-type="string" calcext:value-type="string">
            <text:p>"Emily Francis"</text:p>
          </table:table-cell>
          <table:table-cell office:value-type="float" office:value="2902" calcext:value-type="float">
            <text:p>29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City of Fort Collins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0699" calcext:value-type="float">
            <text:p>50699</text:p>
          </table:table-cell>
          <table:table-cell office:value-type="string" calcext:value-type="string">
            <text:p>"Jeni Arndt"</text:p>
          </table:table-cell>
          <table:table-cell office:value-type="float" office:value="32039" calcext:value-type="float">
            <text:p>3203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ity of Fort Lupton Ward 1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"David Crespin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655" calcext:value-type="float">
            <text:p>97655</text:p>
          </table:table-cell>
        </table:table-row>
        <table:table-row table:style-name="ro1">
          <table:table-cell office:value-type="string" calcext:value-type="string">
            <text:p>City of Fort Lupton Ward 2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"Chris Ceretto"</text:p>
          </table:table-cell>
          <table:table-cell office:value-type="float" office:value="204" calcext:value-type="float">
            <text:p>20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73" calcext:value-type="float">
            <text:p>2873</text:p>
          </table:table-cell>
        </table:table-row>
        <table:table-row table:style-name="ro1">
          <table:table-cell office:value-type="string" calcext:value-type="string">
            <text:p>City of Fort Lupton Ward 3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"Bruce Fitzgeral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Fort Morgan Councilmembe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Jeff Morford"</text:p>
          </table:table-cell>
          <table:table-cell office:value-type="float" office:value="120" calcext:value-type="float">
            <text:p>1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City of Fort Morgan Councilmember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"William (Bill) Garci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Fort Morgan Councilmembe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"Loren Boyett"</text:p>
          </table:table-cell>
          <table:table-cell office:value-type="float" office:value="186" calcext:value-type="float">
            <text:p>1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City of Fort Morgan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"Kevin "Doc" Lind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Fountain Ballot Issue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"No/Against"</text:p>
          </table:table-cell>
          <table:table-cell office:value-type="float" office:value="420" calcext:value-type="float">
            <text:p>4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08" calcext:value-type="float">
            <text:p>3408</text:p>
          </table:table-cell>
        </table:table-row>
        <table:table-row table:style-name="ro1">
          <table:table-cell office:value-type="string" calcext:value-type="string">
            <text:p>City of Fountain City Council -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"Tamara Est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Fountain Council Membe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96391" calcext:value-type="float">
            <text:p>196391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"Detra Duncan","Jennifer Herzberg"</text:p>
          </table:table-cell>
          <table:table-cell office:value-type="float" office:value="255" calcext:value-type="float">
            <text:p>2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13" calcext:value-type="float">
            <text:p>5613</text:p>
          </table:table-cell>
        </table:table-row>
        <table:table-row table:style-name="ro1">
          <table:table-cell office:value-type="string" calcext:value-type="string">
            <text:p>City of Golden Ballot Issue 2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7308" calcext:value-type="float">
            <text:p>7308</text:p>
          </table:table-cell>
          <table:table-cell office:value-type="string" calcext:value-type="string">
            <text:p>"Yes/For"</text:p>
          </table:table-cell>
          <table:table-cell office:value-type="float" office:value="600" calcext:value-type="float">
            <text:p>60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City of Golden Ballot Issue 2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7308" calcext:value-type="float">
            <text:p>7308</text:p>
          </table:table-cell>
          <table:table-cell office:value-type="string" calcext:value-type="string">
            <text:p>"Yes/For"</text:p>
          </table:table-cell>
          <table:table-cell office:value-type="float" office:value="4246" calcext:value-type="float">
            <text:p>424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City of Golden Ballot Question 2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7308" calcext:value-type="float">
            <text:p>7308</text:p>
          </table:table-cell>
          <table:table-cell office:value-type="string" calcext:value-type="string">
            <text:p>"Yes/For"</text:p>
          </table:table-cell>
          <table:table-cell office:value-type="float" office:value="3581" calcext:value-type="float">
            <text:p>35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City of Golden Council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"Lisa Vitry"</text:p>
          </table:table-cell>
          <table:table-cell office:value-type="float" office:value="584" calcext:value-type="float">
            <text:p>5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City of Golden Council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"Patty Evans"</text:p>
          </table:table-cell>
          <table:table-cell office:value-type="float" office:value="357" calcext:value-type="float">
            <text:p>3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27" calcext:value-type="float">
            <text:p>4227</text:p>
          </table:table-cell>
        </table:table-row>
        <table:table-row table:style-name="ro1">
          <table:table-cell office:value-type="string" calcext:value-type="string">
            <text:p>City of Golden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7308" calcext:value-type="float">
            <text:p>7308</text:p>
          </table:table-cell>
          <table:table-cell office:value-type="string" calcext:value-type="string">
            <text:p>"Laura Weinberg"</text:p>
          </table:table-cell>
          <table:table-cell office:value-type="float" office:value="754" calcext:value-type="float">
            <text:p>75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City of Grand Junction Question 2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21014" calcext:value-type="float">
            <text:p>21014</text:p>
          </table:table-cell>
          <table:table-cell office:value-type="string" calcext:value-type="string">
            <text:p>"No/Against"</text:p>
          </table:table-cell>
          <table:table-cell office:value-type="float" office:value="2780" calcext:value-type="float">
            <text:p>278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City of Grand Junction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21014" calcext:value-type="float">
            <text:p>21014</text:p>
          </table:table-cell>
          <table:table-cell office:value-type="string" calcext:value-type="string">
            <text:p>"Yes/For"</text:p>
          </table:table-cell>
          <table:table-cell office:value-type="float" office:value="114" calcext:value-type="float">
            <text:p>1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57" calcext:value-type="float">
            <text:p>3257</text:p>
          </table:table-cell>
        </table:table-row>
        <table:table-row table:style-name="ro1">
          <table:table-cell office:value-type="string" calcext:value-type="string">
            <text:p>City of Greeley Ballot Question 2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073" calcext:value-type="float">
            <text:p>21073</text:p>
          </table:table-cell>
          <table:table-cell office:value-type="string" calcext:value-type="string">
            <text:p>"No/Against"</text:p>
          </table:table-cell>
          <table:table-cell office:value-type="float" office:value="2394" calcext:value-type="float">
            <text:p>23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City of Greeley Ballot Question 2J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073" calcext:value-type="float">
            <text:p>21073</text:p>
          </table:table-cell>
          <table:table-cell office:value-type="string" calcext:value-type="string">
            <text:p>"Yes/For"</text:p>
          </table:table-cell>
          <table:table-cell office:value-type="float" office:value="5313" calcext:value-type="float">
            <text:p>53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ity of Greeley Councilmember At-Larg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073" calcext:value-type="float">
            <text:p>21073</text:p>
          </table:table-cell>
          <table:table-cell office:value-type="string" calcext:value-type="string">
            <text:p>"Melissa McDonald"</text:p>
          </table:table-cell>
          <table:table-cell office:value-type="float" office:value="3670" calcext:value-type="float">
            <text:p>367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ity of Greeley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073" calcext:value-type="float">
            <text:p>21073</text:p>
          </table:table-cell>
          <table:table-cell office:value-type="string" calcext:value-type="string">
            <text:p>"John Gates"</text:p>
          </table:table-cell>
          <table:table-cell office:value-type="float" office:value="11968" calcext:value-type="float">
            <text:p>119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ity of Greeley Ward 1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"Tommy But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Greeley Ward 4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7208" calcext:value-type="float">
            <text:p>7208</text:p>
          </table:table-cell>
          <table:table-cell office:value-type="string" calcext:value-type="string">
            <text:p>"Dale Ha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Greenwood Village Councilmember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"Paul Wiesner","Ann Ne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Greenwood Village Councilmember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"Anne Ingebretsen","Dave Kerber"</text:p>
          </table:table-cell>
          <table:table-cell office:value-type="float" office:value="72" calcext:value-type="float">
            <text:p>7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258" calcext:value-type="float">
            <text:p>17258</text:p>
          </table:table-cell>
        </table:table-row>
        <table:table-row table:style-name="ro1">
          <table:table-cell office:value-type="string" calcext:value-type="string">
            <text:p>City of Greenwood Village Councilmember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"Donna Johnston","Libby Barnac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Greenwood Village Councilmember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"Judith Hilton","Tom Stah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Greenwood Village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5653" calcext:value-type="float">
            <text:p>5653</text:p>
          </table:table-cell>
          <table:table-cell office:value-type="string" calcext:value-type="string">
            <text:p>"George E. Lant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Gunnison Ballot Issue 2B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873" calcext:value-type="float">
            <text:p>6873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"Yes/For"</text:p>
          </table:table-cell>
          <table:table-cell office:value-type="float" office:value="861" calcext:value-type="float">
            <text:p>8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ity of Gunnison City Counci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4" calcext:value-type="float">
            <text:p>4</text:p>
          </table:table-cell>
          <table:table-cell office:value-type="float" office:value="6873" calcext:value-type="float">
            <text:p>6873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"Scott Frazier","Marisela Ballesteros","Matt Schwartz","Diego Pla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Idaho Springs Ballot Question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452" calcext:value-type="float">
            <text:p>3452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"Yes/For"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97" calcext:value-type="float">
            <text:p>1797</text:p>
          </table:table-cell>
        </table:table-row>
        <table:table-row table:style-name="ro1">
          <table:table-cell office:value-type="string" calcext:value-type="string">
            <text:p>City of Idaho Springs Treasur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52" calcext:value-type="float">
            <text:p>3452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"Diane Breec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fayette City Council Candidate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119772" calcext:value-type="float">
            <text:p>119772</text:p>
          </table:table-cell>
          <table:table-cell office:value-type="float" office:value="11357" calcext:value-type="float">
            <text:p>11357</text:p>
          </table:table-cell>
          <table:table-cell office:value-type="string" calcext:value-type="string">
            <text:p>"Crystal Gallegos","JD Mangat","David Fridland","Tim Barnes"</text:p>
          </table:table-cell>
          <table:table-cell office:value-type="float" office:value="118" calcext:value-type="float">
            <text:p>1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97" calcext:value-type="float">
            <text:p>7397</text:p>
          </table:table-cell>
        </table:table-row>
        <table:table-row table:style-name="ro1">
          <table:table-cell office:value-type="string" calcext:value-type="string">
            <text:p>City of La Junta Referred Ballot Issu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"Yes/For"</text:p>
          </table:table-cell>
          <table:table-cell office:value-type="float" office:value="499" calcext:value-type="float">
            <text:p>4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ity of Lakewood Council Membe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9445" calcext:value-type="float">
            <text:p>9445</text:p>
          </table:table-cell>
          <table:table-cell office:value-type="string" calcext:value-type="string">
            <text:p>"Glenda Sinks"</text:p>
          </table:table-cell>
          <table:table-cell office:value-type="float" office:value="2582" calcext:value-type="float">
            <text:p>258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City of Lakewood Council Member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6665" calcext:value-type="float">
            <text:p>6665</text:p>
          </table:table-cell>
          <table:table-cell office:value-type="string" calcext:value-type="string">
            <text:p>"Isabel Cruz"</text:p>
          </table:table-cell>
          <table:table-cell office:value-type="float" office:value="1434" calcext:value-type="float">
            <text:p>143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City of Lakewood Council Membe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"Roger Low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kewood Council Member Ward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1873" calcext:value-type="float">
            <text:p>11873</text:p>
          </table:table-cell>
          <table:table-cell office:value-type="string" calcext:value-type="string">
            <text:p>"Dave Re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kewood Council Member Ward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0307" calcext:value-type="float">
            <text:p>10307</text:p>
          </table:table-cell>
          <table:table-cell office:value-type="string" calcext:value-type="string">
            <text:p>"Jacob LaBur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kewood Mayor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47370" calcext:value-type="float">
            <text:p>47370</text:p>
          </table:table-cell>
          <table:table-cell office:value-type="string" calcext:value-type="string">
            <text:p>"Wendi Strom"</text:p>
          </table:table-cell>
          <table:table-cell office:value-type="float" office:value="8429" calcext:value-type="float">
            <text:p>842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City of Lakewood Retention of Municipal Judge - Easti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47370" calcext:value-type="float">
            <text:p>47370</text:p>
          </table:table-cell>
          <table:table-cell office:value-type="string" calcext:value-type="string">
            <text:p>"Yes"</text:p>
          </table:table-cell>
          <table:table-cell office:value-type="float" office:value="20758" calcext:value-type="float">
            <text:p>207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City of Lakewood Retention of Presiding Judge - Bozart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47370" calcext:value-type="float">
            <text:p>47370</text:p>
          </table:table-cell>
          <table:table-cell office:value-type="string" calcext:value-type="string">
            <text:p>"Yes"</text:p>
          </table:table-cell>
          <table:table-cell office:value-type="float" office:value="20242" calcext:value-type="float">
            <text:p>2024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ity of Lamar Councilman-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"Brent Bates"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57" calcext:value-type="float">
            <text:p>2457</text:p>
          </table:table-cell>
        </table:table-row>
        <table:table-row table:style-name="ro1">
          <table:table-cell office:value-type="string" calcext:value-type="string">
            <text:p>City of Lamar Councilman-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3371" calcext:value-type="float">
            <text:p>3371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"David Zavala","Gerry I. Jenkins"</text:p>
          </table:table-cell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City of Lamar Councilman-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"Jenaro "Joe" Gonzales"</text:p>
          </table:table-cell>
          <table:table-cell office:value-type="float" office:value="33" calcext:value-type="float">
            <text:p>3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City of Lamar Mayor-At Larg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"Kirk Crespin"</text:p>
          </table:table-cell>
          <table:table-cell office:value-type="float" office:value="152" calcext:value-type="float">
            <text:p>1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City of Las Animas Appointment of City Clerk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25" calcext:value-type="float">
            <text:p>132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"No/Against"</text:p>
          </table:table-cell>
          <table:table-cell office:value-type="float" office:value="67" calcext:value-type="float">
            <text:p>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ity of Las Animas Appointment of City Treasurer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25" calcext:value-type="float">
            <text:p>132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"No/Against"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City of Las Animas City Council Ward 1 - Precinct 10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25" calcext:value-type="float">
            <text:p>132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"Eraclio "Rocky" Quintanill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s Animas City Council Ward 2 - Precinct 9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325" calcext:value-type="float">
            <text:p>132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"Lynette Wolfe","Andrew Montoy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s Animas City Council Ward 3 - Precinct 8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325" calcext:value-type="float">
            <text:p>132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"Joe Frazier","Jesus "Jesse" Garci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s Animas Light &amp; Power Boar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325" calcext:value-type="float">
            <text:p>132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"Steven Assmus","Rosa Lee "Rose" Pricha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s Animas Mayor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25" calcext:value-type="float">
            <text:p>132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"Ronald Lee Clodfelter Sr"</text:p>
          </table:table-cell>
          <table:table-cell office:value-type="float" office:value="95" calcext:value-type="float">
            <text:p>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ity of Littleton Ballot Question 3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22162" calcext:value-type="float">
            <text:p>522162</text:p>
          </table:table-cell>
          <table:table-cell office:value-type="float" office:value="15493" calcext:value-type="float">
            <text:p>15493</text:p>
          </table:table-cell>
          <table:table-cell office:value-type="string" calcext:value-type="string">
            <text:p>"Yes/For"</text:p>
          </table:table-cell>
          <table:table-cell office:value-type="float" office:value="4126" calcext:value-type="float">
            <text:p>41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City of Littleton Council Member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22162" calcext:value-type="float">
            <text:p>522162</text:p>
          </table:table-cell>
          <table:table-cell office:value-type="float" office:value="15493" calcext:value-type="float">
            <text:p>15493</text:p>
          </table:table-cell>
          <table:table-cell office:value-type="string" calcext:value-type="string">
            <text:p>"Pam Grove"</text:p>
          </table:table-cell>
          <table:table-cell office:value-type="float" office:value="3249" calcext:value-type="float">
            <text:p>324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City of Littleton Council Member District I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"Robert Reichard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ittleton Council Member District IV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22162" calcext:value-type="float">
            <text:p>522162</text:p>
          </table:table-cell>
          <table:table-cell office:value-type="float" office:value="4791" calcext:value-type="float">
            <text:p>4791</text:p>
          </table:table-cell>
          <table:table-cell office:value-type="string" calcext:value-type="string">
            <text:p>"Andrea Vukovich Pet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ongmont Ballot Issue 3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3721" calcext:value-type="float">
            <text:p>33721</text:p>
          </table:table-cell>
          <table:table-cell office:value-type="string" calcext:value-type="string">
            <text:p>"No/Against"</text:p>
          </table:table-cell>
          <table:table-cell office:value-type="float" office:value="10314" calcext:value-type="float">
            <text:p>103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ity of Longmont Ballot Issue 3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3721" calcext:value-type="float">
            <text:p>33721</text:p>
          </table:table-cell>
          <table:table-cell office:value-type="string" calcext:value-type="string">
            <text:p>"No/Against"</text:p>
          </table:table-cell>
          <table:table-cell office:value-type="float" office:value="11295" calcext:value-type="float">
            <text:p>112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ity of Longmont Ballot Issue 3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3721" calcext:value-type="float">
            <text:p>33721</text:p>
          </table:table-cell>
          <table:table-cell office:value-type="string" calcext:value-type="string">
            <text:p>"No/Against"</text:p>
          </table:table-cell>
          <table:table-cell office:value-type="float" office:value="12304" calcext:value-type="float">
            <text:p>1230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ity of Longmont - City Council Member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3721" calcext:value-type="float">
            <text:p>33721</text:p>
          </table:table-cell>
          <table:table-cell office:value-type="string" calcext:value-type="string">
            <text:p>"Sean P. McCoy"</text:p>
          </table:table-cell>
          <table:table-cell office:value-type="float" office:value="5652" calcext:value-type="float">
            <text:p>56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City of Longmont - Council Membe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Diane Crist"</text:p>
          </table:table-cell>
          <table:table-cell office:value-type="float" office:value="854" calcext:value-type="float">
            <text:p>85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09" calcext:value-type="float">
            <text:p>1709</text:p>
          </table:table-cell>
        </table:table-row>
        <table:table-row table:style-name="ro1">
          <table:table-cell office:value-type="string" calcext:value-type="string">
            <text:p>City of Longmont - Council Membe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12203" calcext:value-type="float">
            <text:p>12203</text:p>
          </table:table-cell>
          <table:table-cell office:value-type="string" calcext:value-type="string">
            <text:p>"Susie Hidalgo-Fahring"</text:p>
          </table:table-cell>
          <table:table-cell office:value-type="float" office:value="502" calcext:value-type="float">
            <text:p>5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39" calcext:value-type="float">
            <text:p>1739</text:p>
          </table:table-cell>
        </table:table-row>
        <table:table-row table:style-name="ro1">
          <table:table-cell office:value-type="string" calcext:value-type="string">
            <text:p>City of Longmont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3721" calcext:value-type="float">
            <text:p>33721</text:p>
          </table:table-cell>
          <table:table-cell office:value-type="string" calcext:value-type="string">
            <text:p>"Joan Peck"</text:p>
          </table:table-cell>
          <table:table-cell office:value-type="float" office:value="10870" calcext:value-type="float">
            <text:p>1087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ity of Longmont Municipal Court Judge - Fric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3721" calcext:value-type="float">
            <text:p>33721</text:p>
          </table:table-cell>
          <table:table-cell office:value-type="string" calcext:value-type="string">
            <text:p>"Yes/For"</text:p>
          </table:table-cell>
          <table:table-cell office:value-type="float" office:value="10250" calcext:value-type="float">
            <text:p>1025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ity of Louisville Ballot Issue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8871" calcext:value-type="float">
            <text:p>8871</text:p>
          </table:table-cell>
          <table:table-cell office:value-type="string" calcext:value-type="string">
            <text:p>"Yes/For"</text:p>
          </table:table-cell>
          <table:table-cell office:value-type="float" office:value="3346" calcext:value-type="float">
            <text:p>334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City of Louisville City Council Ward 1 (4-year term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"J. Caleb Dicki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ouisville City Council Ward 2 (4-year term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2994" calcext:value-type="float">
            <text:p>2994</text:p>
          </table:table-cell>
          <table:table-cell office:value-type="string" calcext:value-type="string">
            <text:p>"Deborah Fahey"</text:p>
          </table:table-cell>
          <table:table-cell office:value-type="float" office:value="212" calcext:value-type="float">
            <text:p>2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17" calcext:value-type="float">
            <text:p>4117</text:p>
          </table:table-cell>
        </table:table-row>
        <table:table-row table:style-name="ro1">
          <table:table-cell office:value-type="string" calcext:value-type="string">
            <text:p>City of Louisville City Council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19772" calcext:value-type="float">
            <text:p>119772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"Dietrich Hoefner","Barbara Hamling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ouisville Mayor At-Large (4 Year Term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8871" calcext:value-type="float">
            <text:p>8871</text:p>
          </table:table-cell>
          <table:table-cell office:value-type="string" calcext:value-type="string">
            <text:p>"Chris Leh"</text:p>
          </table:table-cell>
          <table:table-cell office:value-type="float" office:value="2641" calcext:value-type="float">
            <text:p>26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City of Loveland Ballot Issue 2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29261" calcext:value-type="float">
            <text:p>29261</text:p>
          </table:table-cell>
          <table:table-cell office:value-type="string" calcext:value-type="string">
            <text:p>"No/Against"</text:p>
          </table:table-cell>
          <table:table-cell office:value-type="float" office:value="918" calcext:value-type="float">
            <text:p>9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City of Loveland Ballot Issue 2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29261" calcext:value-type="float">
            <text:p>29261</text:p>
          </table:table-cell>
          <table:table-cell office:value-type="string" calcext:value-type="string">
            <text:p>"No/Against"</text:p>
          </table:table-cell>
          <table:table-cell office:value-type="float" office:value="958" calcext:value-type="float">
            <text:p>9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City of Loveland Ballot Question 300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29261" calcext:value-type="float">
            <text:p>29261</text:p>
          </table:table-cell>
          <table:table-cell office:value-type="string" calcext:value-type="string">
            <text:p>"Yes/For"</text:p>
          </table:table-cell>
          <table:table-cell office:value-type="float" office:value="9079" calcext:value-type="float">
            <text:p>90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ity of Loveland Ballot Question 30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29261" calcext:value-type="float">
            <text:p>29261</text:p>
          </table:table-cell>
          <table:table-cell office:value-type="string" calcext:value-type="string">
            <text:p>"Yes/For"</text:p>
          </table:table-cell>
          <table:table-cell office:value-type="float" office:value="11341" calcext:value-type="float">
            <text:p>113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ity of Loveland City Council -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7387" calcext:value-type="float">
            <text:p>7387</text:p>
          </table:table-cell>
          <table:table-cell office:value-type="string" calcext:value-type="string">
            <text:p>"Troy Krenning"</text:p>
          </table:table-cell>
          <table:table-cell office:value-type="float" office:value="436" calcext:value-type="float">
            <text:p>4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City of Loveland City Council -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8943" calcext:value-type="float">
            <text:p>8943</text:p>
          </table:table-cell>
          <table:table-cell office:value-type="string" calcext:value-type="string">
            <text:p>"Andrea Samson"</text:p>
          </table:table-cell>
          <table:table-cell office:value-type="float" office:value="379" calcext:value-type="float">
            <text:p>3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City of Loveland City Council -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"Erin Black"</text:p>
          </table:table-cell>
          <table:table-cell office:value-type="float" office:value="802" calcext:value-type="float">
            <text:p>8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City of Loveland City Council - Ward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7156" calcext:value-type="float">
            <text:p>7156</text:p>
          </table:table-cell>
          <table:table-cell office:value-type="string" calcext:value-type="string">
            <text:p>"Laura Light-Kovacs"</text:p>
          </table:table-cell>
          <table:table-cell office:value-type="float" office:value="648" calcext:value-type="float">
            <text:p>6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City of Loveland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29261" calcext:value-type="float">
            <text:p>29261</text:p>
          </table:table-cell>
          <table:table-cell office:value-type="string" calcext:value-type="string">
            <text:p>"Jacki Marsh"</text:p>
          </table:table-cell>
          <table:table-cell office:value-type="float" office:value="5123" calcext:value-type="float">
            <text:p>51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City of Manitou Springs City Counci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96391" calcext:value-type="float">
            <text:p>196391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"Julie Wolfe","Judith Chandler","John Shada"</text:p>
          </table:table-cell>
          <table:table-cell office:value-type="float" office:value="123" calcext:value-type="float">
            <text:p>1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635" calcext:value-type="float">
            <text:p>11635</text:p>
          </table:table-cell>
        </table:table-row>
        <table:table-row table:style-name="ro1">
          <table:table-cell office:value-type="string" calcext:value-type="string">
            <text:p>City of Manitou Springs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"John Graham"</text:p>
          </table:table-cell>
          <table:table-cell office:value-type="float" office:value="438" calcext:value-type="float">
            <text:p>43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68" calcext:value-type="float">
            <text:p>3268</text:p>
          </table:table-cell>
        </table:table-row>
        <table:table-row table:style-name="ro1">
          <table:table-cell office:value-type="string" calcext:value-type="string">
            <text:p>City of Monte Vista Council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3435" calcext:value-type="float">
            <text:p>3435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"Bradley Watson","Loren Howard"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58" calcext:value-type="float">
            <text:p>6258</text:p>
          </table:table-cell>
        </table:table-row>
        <table:table-row table:style-name="ro1">
          <table:table-cell office:value-type="string" calcext:value-type="string">
            <text:p>City of Northglenn Ballot Issue 3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7303" calcext:value-type="float">
            <text:p>7303</text:p>
          </table:table-cell>
          <table:table-cell office:value-type="string" calcext:value-type="string">
            <text:p>"Yes/For"</text:p>
          </table:table-cell>
          <table:table-cell office:value-type="float" office:value="2290" calcext:value-type="float">
            <text:p>229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City of Northglenn Ballot Question 3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7303" calcext:value-type="float">
            <text:p>7303</text:p>
          </table:table-cell>
          <table:table-cell office:value-type="string" calcext:value-type="string">
            <text:p>"Yes/For"</text:p>
          </table:table-cell>
          <table:table-cell office:value-type="float" office:value="692" calcext:value-type="float">
            <text:p>6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City of Northglenn Council Member -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Megan Bur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Northglenn Council Member -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"Adam Nowicki"</text:p>
          </table:table-cell>
          <table:table-cell office:value-type="float" office:value="228" calcext:value-type="float">
            <text:p>22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69" calcext:value-type="float">
            <text:p>5869</text:p>
          </table:table-cell>
        </table:table-row>
        <table:table-row table:style-name="ro1">
          <table:table-cell office:value-type="string" calcext:value-type="string">
            <text:p>City of Northglenn Council Member - Ward 3 - 2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"Richard A. Kond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Northglenn Council Member - Ward 3 - 4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"Katherine Gof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Northglenn Council Member - Ward 4 - 2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"Jody Roper"</text:p>
          </table:table-cell>
          <table:table-cell office:value-type="float" office:value="88" calcext:value-type="float">
            <text:p>8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47" calcext:value-type="float">
            <text:p>8547</text:p>
          </table:table-cell>
        </table:table-row>
        <table:table-row table:style-name="ro1">
          <table:table-cell office:value-type="string" calcext:value-type="string">
            <text:p>City of Northglenn Council Member - Ward 4 - 4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"Shannon Lukeman-Hiromas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Northglenn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7303" calcext:value-type="float">
            <text:p>7303</text:p>
          </table:table-cell>
          <table:table-cell office:value-type="string" calcext:value-type="string">
            <text:p>"Meredith Leighty"</text:p>
          </table:table-cell>
          <table:table-cell office:value-type="float" office:value="2717" calcext:value-type="float">
            <text:p>271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City of Ouray Council Membe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"Peggy Lindsey","Michael S. Underwood"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City of Ouray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"Ethan Fun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Pueblo Ballot Question 2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28058" calcext:value-type="float">
            <text:p>28058</text:p>
          </table:table-cell>
          <table:table-cell office:value-type="string" calcext:value-type="string">
            <text:p>"AGAINST THE ORDINANCE"</text:p>
          </table:table-cell>
          <table:table-cell office:value-type="float" office:value="2362" calcext:value-type="float">
            <text:p>23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ity of Pueblo City Council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28058" calcext:value-type="float">
            <text:p>28058</text:p>
          </table:table-cell>
          <table:table-cell office:value-type="string" calcext:value-type="string">
            <text:p>"Mark Aliff"</text:p>
          </table:table-cell>
          <table:table-cell office:value-type="float" office:value="2091" calcext:value-type="float">
            <text:p>209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City of Pueblo City Council -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"Joe Latino"</text:p>
          </table:table-cell>
          <table:table-cell office:value-type="float" office:value="473" calcext:value-type="float">
            <text:p>4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ity of Pueblo City Council -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"Roger Gomez"</text:p>
          </table:table-cell>
          <table:table-cell office:value-type="float" office:value="868" calcext:value-type="float">
            <text:p>8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City of Pueblo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28058" calcext:value-type="float">
            <text:p>28058</text:p>
          </table:table-cell>
          <table:table-cell office:value-type="string" calcext:value-type="string">
            <text:p>"Heather Graham"</text:p>
          </table:table-cell>
          <table:table-cell office:value-type="float" office:value="486" calcext:value-type="float">
            <text:p>4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City of Rifle Street Sales Tax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902" calcext:value-type="float">
            <text:p>14902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"NO"</text:p>
          </table:table-cell>
          <table:table-cell office:value-type="float" office:value="474" calcext:value-type="float">
            <text:p>47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City of Rocky Ford Referred Ballot Issu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"Yes/For"</text:p>
          </table:table-cell>
          <table:table-cell office:value-type="float" office:value="54" calcext:value-type="float">
            <text:p>5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City of Salida Ballot Issue 300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"No/Against"</text:p>
          </table:table-cell>
          <table:table-cell office:value-type="float" office:value="561" calcext:value-type="float">
            <text:p>5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ity of Salida Mayor - Two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"Dan Shor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Salida Treasurer -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"Ben Gilling"</text:p>
          </table:table-cell>
          <table:table-cell office:value-type="float" office:value="247" calcext:value-type="float">
            <text:p>24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City of Sheridan City Council Membe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"Desiree Stang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Sheridan City Council Membe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"Ernie Camacho"</text:p>
          </table:table-cell>
          <table:table-cell office:value-type="float" office:value="38" calcext:value-type="float">
            <text:p>3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699" calcext:value-type="float">
            <text:p>32699</text:p>
          </table:table-cell>
        </table:table-row>
        <table:table-row table:style-name="ro1">
          <table:table-cell office:value-type="string" calcext:value-type="string">
            <text:p>City of Steamboat Springs Ballot Question No. 2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Yes/For"</text:p>
          </table:table-cell>
          <table:table-cell office:value-type="float" office:value="3260" calcext:value-type="float">
            <text:p>326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ty of Steamboat Springs Ballot Question No. 2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Yes/For"</text:p>
          </table:table-cell>
          <table:table-cell office:value-type="float" office:value="822" calcext:value-type="float">
            <text:p>8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City of Steamboat Springs Ballot Question No. 2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Yes/For"</text:p>
          </table:table-cell>
          <table:table-cell office:value-type="float" office:value="1973" calcext:value-type="float">
            <text:p>19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ity of Steamboat Springs Ballot Question No. 2I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Yes/For"</text:p>
          </table:table-cell>
          <table:table-cell office:value-type="float" office:value="488" calcext:value-type="float">
            <text:p>48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ity of Steamboat Springs City Council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Steve Muntean"</text:p>
          </table:table-cell>
          <table:table-cell office:value-type="float" office:value="261" calcext:value-type="float">
            <text:p>2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City of Steamboat Springs City Council - District 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Bryan Swinte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Steamboat Springs City Council - District I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Michael Anthony Bucci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Steamboat Springs City Council - District II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Amy Dickson"</text:p>
          </table:table-cell>
          <table:table-cell office:value-type="float" office:value="2356" calcext:value-type="float">
            <text:p>23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ity of Sterling Councilmembe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"Megan Wolf"</text:p>
          </table:table-cell>
          <table:table-cell office:value-type="float" office:value="167" calcext:value-type="float">
            <text:p>1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City of Sterling Councilmember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"Kellan E Raffaeli"</text:p>
          </table:table-cell>
          <table:table-cell office:value-type="float" office:value="48" calcext:value-type="float">
            <text:p>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City of Sterling Councilmembe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"Dean Hay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Sterling Mayor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"Matthew Foos"</text:p>
          </table:table-cell>
          <table:table-cell office:value-type="float" office:value="260" calcext:value-type="float">
            <text:p>26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ity of Sterling Referred Ballot Issue 2Q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"No/Against"</text:p>
          </table:table-cell>
          <table:table-cell office:value-type="float" office:value="231" calcext:value-type="float">
            <text:p>2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City of Sterling Referred Ballot Question 2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"Yes/For"</text:p>
          </table:table-cell>
          <table:table-cell office:value-type="float" office:value="120" calcext:value-type="float">
            <text:p>1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City of Sterling Referred Ballot Question 2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"Yes/For"</text:p>
          </table:table-cell>
          <table:table-cell office:value-type="float" office:value="172" calcext:value-type="float">
            <text:p>17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City of Thornton Council Member -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4061" calcext:value-type="float">
            <text:p>4061</text:p>
          </table:table-cell>
          <table:table-cell office:value-type="string" calcext:value-type="string">
            <text:p>"Justin Martinez"</text:p>
          </table:table-cell>
          <table:table-cell office:value-type="float" office:value="403" calcext:value-type="float">
            <text:p>40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67" calcext:value-type="float">
            <text:p>1867</text:p>
          </table:table-cell>
        </table:table-row>
        <table:table-row table:style-name="ro1">
          <table:table-cell office:value-type="string" calcext:value-type="string">
            <text:p>City of Thornton Council Member -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6858" calcext:value-type="float">
            <text:p>6858</text:p>
          </table:table-cell>
          <table:table-cell office:value-type="string" calcext:value-type="string">
            <text:p>"Roberta Ayala"</text:p>
          </table:table-cell>
          <table:table-cell office:value-type="float" office:value="42" calcext:value-type="float">
            <text:p>4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908" calcext:value-type="float">
            <text:p>17908</text:p>
          </table:table-cell>
        </table:table-row>
        <table:table-row table:style-name="ro1">
          <table:table-cell office:value-type="string" calcext:value-type="string">
            <text:p>City of Thornton Council Member -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1928" calcext:value-type="float">
            <text:p>11928</text:p>
          </table:table-cell>
          <table:table-cell office:value-type="string" calcext:value-type="string">
            <text:p>"David Acunto"</text:p>
          </table:table-cell>
          <table:table-cell office:value-type="float" office:value="957" calcext:value-type="float">
            <text:p>9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City of Thornton Council Member - Ward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47" calcext:value-type="float">
            <text:p>10547</text:p>
          </table:table-cell>
          <table:table-cell office:value-type="string" calcext:value-type="string">
            <text:p>"Chris Russell"</text:p>
          </table:table-cell>
          <table:table-cell office:value-type="float" office:value="1163" calcext:value-type="float">
            <text:p>116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City of Thornton Mayor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33394" calcext:value-type="float">
            <text:p>33394</text:p>
          </table:table-cell>
          <table:table-cell office:value-type="string" calcext:value-type="string">
            <text:p>"Janifer "Jan" Kulmann"</text:p>
          </table:table-cell>
          <table:table-cell office:value-type="float" office:value="2141" calcext:value-type="float">
            <text:p>21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City of Trinidad Ballot Issu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072" calcext:value-type="float">
            <text:p>5072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"No/Against"</text:p>
          </table:table-cell>
          <table:table-cell office:value-type="float" office:value="417" calcext:value-type="float">
            <text:p>41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ity of Trinidad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072" calcext:value-type="float">
            <text:p>5072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"No/Against"</text:p>
          </table:table-cell>
          <table:table-cell office:value-type="float" office:value="377" calcext:value-type="float">
            <text:p>3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ity of Trinidad 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072" calcext:value-type="float">
            <text:p>5072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"Yes/For"</text:p>
          </table:table-cell>
          <table:table-cell office:value-type="float" office:value="401" calcext:value-type="float">
            <text:p>40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ity of Victor Clerk/Treasur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"Brandy Dav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Victor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"Barbara Manning"</text:p>
          </table:table-cell>
          <table:table-cell office:value-type="float" office:value="19" calcext:value-type="float">
            <text:p>1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City of Walsenburg City Clerk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"Stephanie Barr"</text:p>
          </table:table-cell>
          <table:table-cell office:value-type="float" office:value="215" calcext:value-type="float">
            <text:p>21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ity of Walsenburg City Council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"Ronald A. Stafford"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85" calcext:value-type="float">
            <text:p>5085</text:p>
          </table:table-cell>
        </table:table-row>
        <table:table-row table:style-name="ro1">
          <table:table-cell office:value-type="string" calcext:value-type="string">
            <text:p>City of Walsenburg City Council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"Frederick T. Eccher"</text:p>
          </table:table-cell>
          <table:table-cell office:value-type="float" office:value="78" calcext:value-type="float">
            <text:p>7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City of Walsenburg City Council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"Don Martinez"</text:p>
          </table:table-cell>
          <table:table-cell office:value-type="float" office:value="70" calcext:value-type="float">
            <text:p>7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City of Walsenburg City Treasur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"Stephanie Barr"</text:p>
          </table:table-cell>
          <table:table-cell office:value-type="float" office:value="298" calcext:value-type="float">
            <text:p>29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ity of Walsenburg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"Gary M. Vezzan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Walsenburg Trash Initiativ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"No/Against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City of Westminster Ballot Question 3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"Yes/For"</text:p>
          </table:table-cell>
          <table:table-cell office:value-type="float" office:value="1578" calcext:value-type="float">
            <text:p>157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City of Westminster Ballot Question 3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"Yes/For"</text:p>
          </table:table-cell>
          <table:table-cell office:value-type="float" office:value="5261" calcext:value-type="float">
            <text:p>52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City of Westminster Ballot Question 3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"Yes/For"</text:p>
          </table:table-cell>
          <table:table-cell office:value-type="float" office:value="15248" calcext:value-type="float">
            <text:p>152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ity of Westminster Ballot Question 3O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"Yes/For"</text:p>
          </table:table-cell>
          <table:table-cell office:value-type="float" office:value="7500" calcext:value-type="float">
            <text:p>750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City of Westminster Ballot Question 3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"Yes/For"</text:p>
          </table:table-cell>
          <table:table-cell office:value-type="float" office:value="18874" calcext:value-type="float">
            <text:p>1887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ity of Westminster Council Membe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310261" calcext:value-type="float">
            <text:p>310261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"Kristine Ireland","Claire Carmelia","Amber Hott"</text:p>
          </table:table-cell>
          <table:table-cell office:value-type="float" office:value="155" calcext:value-type="float">
            <text:p>1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587" calcext:value-type="float">
            <text:p>14587</text:p>
          </table:table-cell>
        </table:table-row>
        <table:table-row table:style-name="ro1">
          <table:table-cell office:value-type="string" calcext:value-type="string">
            <text:p>City of Wheat Ridge Ballot Issue 2J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0782" calcext:value-type="float">
            <text:p>10782</text:p>
          </table:table-cell>
          <table:table-cell office:value-type="string" calcext:value-type="string">
            <text:p>"Yes/For"</text:p>
          </table:table-cell>
          <table:table-cell office:value-type="float" office:value="4272" calcext:value-type="float">
            <text:p>427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City of Wheat Ridge Cler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0782" calcext:value-type="float">
            <text:p>10782</text:p>
          </table:table-cell>
          <table:table-cell office:value-type="string" calcext:value-type="string">
            <text:p>"James S. "Steve" Kirkpatr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Wheat Ridge Council Member District 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"Gretchen Jennifer "Jenny" Snell"</text:p>
          </table:table-cell>
          <table:table-cell office:value-type="float" office:value="686" calcext:value-type="float">
            <text:p>6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City of Wheat Ridge Council Member District I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"Rachel Hult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Wheat Ridge Council Member District II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"Korey Stit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Wheat Ridge Council Member District IV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"Daniel "Dan" Larson"</text:p>
          </table:table-cell>
          <table:table-cell office:value-type="float" office:value="550" calcext:value-type="float">
            <text:p>55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44" calcext:value-type="float">
            <text:p>2744</text:p>
          </table:table-cell>
        </table:table-row>
        <table:table-row table:style-name="ro1">
          <table:table-cell office:value-type="string" calcext:value-type="string">
            <text:p>City of Wheat Ridge Treasur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0782" calcext:value-type="float">
            <text:p>10782</text:p>
          </table:table-cell>
          <table:table-cell office:value-type="string" calcext:value-type="string">
            <text:p>"Christopher Mil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r Creek School District RE-1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52" calcext:value-type="float">
            <text:p>3452</text:p>
          </table:table-cell>
          <table:table-cell office:value-type="string" calcext:value-type="string">
            <text:p>"Marcie King"</text:p>
          </table:table-cell>
          <table:table-cell office:value-type="float" office:value="538" calcext:value-type="float">
            <text:p>53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lear Creek School District RE-1 Director District 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52" calcext:value-type="float">
            <text:p>3452</text:p>
          </table:table-cell>
          <table:table-cell office:value-type="string" calcext:value-type="string">
            <text:p>"Kerry Ann McHugh"</text:p>
          </table:table-cell>
          <table:table-cell office:value-type="float" office:value="471" calcext:value-type="float">
            <text:p>4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olorado Mountain College Board of Trustees -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1459" calcext:value-type="float">
            <text:p>81459</text:p>
          </table:table-cell>
          <table:table-cell office:value-type="float" office:value="59954" calcext:value-type="float">
            <text:p>59954</text:p>
          </table:table-cell>
          <table:table-cell office:value-type="string" calcext:value-type="string">
            <text:p>"Marianne Virgili"</text:p>
          </table:table-cell>
          <table:table-cell office:value-type="float" office:value="15453" calcext:value-type="float">
            <text:p>1545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lorado Mountain College Board of Trustees -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1459" calcext:value-type="float">
            <text:p>81459</text:p>
          </table:table-cell>
          <table:table-cell office:value-type="float" office:value="59954" calcext:value-type="float">
            <text:p>59954</text:p>
          </table:table-cell>
          <table:table-cell office:value-type="string" calcext:value-type="string">
            <text:p>"Kerry Buh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ado Mountain College Board of Trustees - District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1459" calcext:value-type="float">
            <text:p>81459</text:p>
          </table:table-cell>
          <table:table-cell office:value-type="float" office:value="59954" calcext:value-type="float">
            <text:p>59954</text:p>
          </table:table-cell>
          <table:table-cell office:value-type="string" calcext:value-type="string">
            <text:p>"Bob Kuusin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ado Mountain College Board of Trustees - District 6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1459" calcext:value-type="float">
            <text:p>81459</text:p>
          </table:table-cell>
          <table:table-cell office:value-type="float" office:value="59954" calcext:value-type="float">
            <text:p>59954</text:p>
          </table:table-cell>
          <table:table-cell office:value-type="string" calcext:value-type="string">
            <text:p>"Gloria Per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ado Springs School District 11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196391" calcext:value-type="float">
            <text:p>196391</text:p>
          </table:table-cell>
          <table:table-cell office:value-type="float" office:value="63889" calcext:value-type="float">
            <text:p>63889</text:p>
          </table:table-cell>
          <table:table-cell office:value-type="string" calcext:value-type="string">
            <text:p>"Parth Melpakam","Jason Jorgenson","Thomas Carey","Jill Haffley"</text:p>
          </table:table-cell>
          <table:table-cell office:value-type="float" office:value="1366" calcext:value-type="float">
            <text:p>13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Conejos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52" calcext:value-type="float">
            <text:p>2352</text:p>
          </table:table-cell>
          <table:table-cell office:value-type="string" calcext:value-type="string">
            <text:p>"Yes/For"</text:p>
          </table:table-cell>
          <table:table-cell office:value-type="float" office:value="389" calcext:value-type="float">
            <text:p>3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nsolidated Bell MountaRanch Metropolitan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"YES/FOR"</text:p>
          </table:table-cell>
          <table:table-cell office:value-type="float" office:value="147" calcext:value-type="float">
            <text:p>14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69" calcext:value-type="float">
            <text:p>7169</text:p>
          </table:table-cell>
        </table:table-row>
        <table:table-row table:style-name="ro1">
          <table:table-cell office:value-type="string" calcext:value-type="string">
            <text:p>Consolidated School District C-1 Board of Directors - At Larg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624" calcext:value-type="float">
            <text:p>2624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"Jennifer Kriegh","Joseph McCarthy","Regina "Reggie" Foster"</text:p>
          </table:table-cell>
          <table:table-cell office:value-type="float" office:value="251" calcext:value-type="float">
            <text:p>25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ortez Fire Protection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"No/Against"</text:p>
          </table:table-cell>
          <table:table-cell office:value-type="float" office:value="230" calcext:value-type="float">
            <text:p>23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Costilla County Ballot Issue 1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29" calcext:value-type="float">
            <text:p>1229</text:p>
          </table:table-cell>
          <table:table-cell office:value-type="string" calcext:value-type="string">
            <text:p>"No/Against"</text:p>
          </table:table-cell>
          <table:table-cell office:value-type="float" office:value="420" calcext:value-type="float">
            <text:p>4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stilla County Library District Ballot Issue 1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29" calcext:value-type="float">
            <text:p>1229</text:p>
          </table:table-cell>
          <table:table-cell office:value-type="string" calcext:value-type="string">
            <text:p>"No/Against"</text:p>
          </table:table-cell>
          <table:table-cell office:value-type="float" office:value="243" calcext:value-type="float">
            <text:p>24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uncil Membe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5072" calcext:value-type="float">
            <text:p>5072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"Franklin Shew","Aaron Williamson","Manuel (Manny) Trujillo"</text:p>
          </table:table-cell>
          <table:table-cell office:value-type="float" office:value="302" calcext:value-type="float">
            <text:p>3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ounty of Jackson 1B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No/Against"</text:p>
          </table:table-cell>
          <table:table-cell office:value-type="float" office:value="109" calcext:value-type="float">
            <text:p>10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reede School District Board Director Four Year Ter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string" calcext:value-type="string">
            <text:p>"Casey Adelman","Kara Jo Brittain"</text:p>
          </table:table-cell>
          <table:table-cell office:value-type="float" office:value="90" calcext:value-type="float">
            <text:p>9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ripple Creek-Victor School District RE-1 Board of Directors - District A City of Cripple Cree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"Mark Green"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947" calcext:value-type="float">
            <text:p>16947</text:p>
          </table:table-cell>
        </table:table-row>
        <table:table-row table:style-name="ro1">
          <table:table-cell office:value-type="string" calcext:value-type="string">
            <text:p>Cripple Creek-Victor School District RE-1 Board of Directors - District B City of Vict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"Stephanie Stok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WLEY COUNTY SCHOOL DISTRICT RE 1-J BALLOT ISSUE 5A: BOND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65" calcext:value-type="float">
            <text:p>2665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"No/Against"</text:p>
          </table:table-cell>
          <table:table-cell office:value-type="float" office:value="426" calcext:value-type="float">
            <text:p>4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rowley County School District RE1-J Board of Directors -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James Charles Watkins"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71" calcext:value-type="float">
            <text:p>2771</text:p>
          </table:table-cell>
        </table:table-row>
        <table:table-row table:style-name="ro1">
          <table:table-cell office:value-type="string" calcext:value-type="string">
            <text:p>Crowley County School District RE1-J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665" calcext:value-type="float">
            <text:p>2665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"Tyler Karney","Cheryl Salzbrenner","Amber Lovato"</text:p>
          </table:table-cell>
          <table:table-cell office:value-type="float" office:value="199" calcext:value-type="float">
            <text:p>1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rowley - Crowley County School District RE1-J Board of Directors - 2 Year Ter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44" calcext:value-type="float">
            <text:p>1144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"JAMES CHARLES WATKINS"</text:p>
          </table:table-cell>
          <table:table-cell office:value-type="float" office:value="122" calcext:value-type="float">
            <text:p>1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er Trail School District 26J Director of the Board of Education - 2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3" calcext:value-type="float">
            <text:p>3</text:p>
          </table:table-cell>
          <table:table-cell office:value-type="float" office:value="273728" calcext:value-type="float">
            <text:p>273728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"Reagan Hahn","Patrick Duff","Richard Haigh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r Trail School District 26J Director of the Board of Education - 4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273728" calcext:value-type="float">
            <text:p>273728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"Steven Musser","Joyce Gale Bell"</text:p>
          </table:table-cell>
          <table:table-cell office:value-type="float" office:value="13" calcext:value-type="float">
            <text:p>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3435" calcext:value-type="float">
            <text:p>153435</text:p>
          </table:table-cell>
        </table:table-row>
        <table:table-row table:style-name="ro1">
          <table:table-cell office:value-type="string" calcext:value-type="string">
            <text:p>Delta - Director for the Delta County Board of Education - District 4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44" calcext:value-type="float">
            <text:p>11244</text:p>
          </table:table-cell>
          <table:table-cell office:value-type="string" calcext:value-type="string">
            <text:p>"Dan Burke"</text:p>
          </table:table-cell>
          <table:table-cell office:value-type="float" office:value="1157" calcext:value-type="float">
            <text:p>11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Denargo Market District 2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"No"</text:p>
          </table:table-cell>
          <table:table-cell office:value-type="float" office:value="13" calcext:value-type="float">
            <text:p>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470" calcext:value-type="float">
            <text:p>92470</text:p>
          </table:table-cell>
        </table:table-row>
        <table:table-row table:style-name="ro1">
          <table:table-cell office:value-type="string" calcext:value-type="string">
            <text:p>Denargo Market District 2 BALLOT ISSUE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"No"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1052" calcext:value-type="float">
            <text:p>601052</text:p>
          </table:table-cell>
        </table:table-row>
        <table:table-row table:style-name="ro1">
          <table:table-cell office:value-type="string" calcext:value-type="string">
            <text:p>Denargo Market District 2 BALLOT ISSUE 6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"No"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266" calcext:value-type="float">
            <text:p>52266</text:p>
          </table:table-cell>
        </table:table-row>
        <table:table-row table:style-name="ro1">
          <table:table-cell office:value-type="string" calcext:value-type="string">
            <text:p>Denargo Market District 2 BALLOT ISSUE 6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"No"</text:p>
          </table:table-cell>
          <table:table-cell office:value-type="float" office:value="28" calcext:value-type="float">
            <text:p>2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933" calcext:value-type="float">
            <text:p>42933</text:p>
          </table:table-cell>
        </table:table-row>
        <table:table-row table:style-name="ro1">
          <table:table-cell office:value-type="string" calcext:value-type="string">
            <text:p>Denargo Market District 2 BALLOT ISSUE 6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"No"</text:p>
          </table:table-cell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784" calcext:value-type="float">
            <text:p>66784</text:p>
          </table:table-cell>
        </table:table-row>
        <table:table-row table:style-name="ro1">
          <table:table-cell office:value-type="string" calcext:value-type="string">
            <text:p>Denargo Market District 2 BALLOT ISSUE 6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1730" calcext:value-type="float">
            <text:p>171730</text:p>
          </table:table-cell>
        </table:table-row>
        <table:table-row table:style-name="ro1">
          <table:table-cell office:value-type="string" calcext:value-type="string">
            <text:p>Denargo Market District 2 BALLOT ISSUE 6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351" calcext:value-type="float">
            <text:p>200351</text:p>
          </table:table-cell>
        </table:table-row>
        <table:table-row table:style-name="ro1">
          <table:table-cell office:value-type="string" calcext:value-type="string">
            <text:p>Denargo Market District 2 BALLOT ISSUE 6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351" calcext:value-type="float">
            <text:p>200351</text:p>
          </table:table-cell>
        </table:table-row>
        <table:table-row table:style-name="ro1">
          <table:table-cell office:value-type="string" calcext:value-type="string">
            <text:p>Denargo Market District 2 BALLOT ISSUE 6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63" calcext:value-type="float">
            <text:p>150263</text:p>
          </table:table-cell>
        </table:table-row>
        <table:table-row table:style-name="ro1">
          <table:table-cell office:value-type="string" calcext:value-type="string">
            <text:p>Denargo Market District 2 BALLOT ISSUE 6J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568" calcext:value-type="float">
            <text:p>133568</text:p>
          </table:table-cell>
        </table:table-row>
        <table:table-row table:style-name="ro1">
          <table:table-cell office:value-type="string" calcext:value-type="string">
            <text:p>Denargo Market District 2 BALLOT ISSUE 6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No"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865" calcext:value-type="float">
            <text:p>85865</text:p>
          </table:table-cell>
        </table:table-row>
        <table:table-row table:style-name="ro1">
          <table:table-cell office:value-type="string" calcext:value-type="string">
            <text:p>Denargo Market District 2 BALLOT ISSUE 6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No"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526" calcext:value-type="float">
            <text:p>300526</text:p>
          </table:table-cell>
        </table:table-row>
        <table:table-row table:style-name="ro1">
          <table:table-cell office:value-type="string" calcext:value-type="string">
            <text:p>Denargo Market District 2 BALLOT ISSUE 6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No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351" calcext:value-type="float">
            <text:p>200351</text:p>
          </table:table-cell>
        </table:table-row>
        <table:table-row table:style-name="ro1">
          <table:table-cell office:value-type="string" calcext:value-type="string">
            <text:p>Denargo Market District 2 BALLOT ISSUE 6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No"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283" calcext:value-type="float">
            <text:p>109283</text:p>
          </table:table-cell>
        </table:table-row>
        <table:table-row table:style-name="ro1">
          <table:table-cell office:value-type="string" calcext:value-type="string">
            <text:p>Denargo Market District 2 BALLOT ISSUE 6O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No"</text:p>
          </table:table-cell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784" calcext:value-type="float">
            <text:p>66784</text:p>
          </table:table-cell>
        </table:table-row>
        <table:table-row table:style-name="ro1">
          <table:table-cell office:value-type="string" calcext:value-type="string">
            <text:p>Denargo Market District 2 BALLOT ISSUE 6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No"</text:p>
          </table:table-cell>
          <table:table-cell office:value-type="float" office:value="12" calcext:value-type="float">
            <text:p>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176" calcext:value-type="float">
            <text:p>100176</text:p>
          </table:table-cell>
        </table:table-row>
        <table:table-row table:style-name="ro1">
          <table:table-cell office:value-type="string" calcext:value-type="string">
            <text:p>Denargo Market District 2 BALLOT ISSUE 6Q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12" calcext:value-type="float">
            <text:p>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176" calcext:value-type="float">
            <text:p>100176</text:p>
          </table:table-cell>
        </table:table-row>
        <table:table-row table:style-name="ro1">
          <table:table-cell office:value-type="string" calcext:value-type="string">
            <text:p>Denargo Market District 2 BALLOT ISSUE 6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351" calcext:value-type="float">
            <text:p>200351</text:p>
          </table:table-cell>
        </table:table-row>
        <table:table-row table:style-name="ro1">
          <table:table-cell office:value-type="string" calcext:value-type="string">
            <text:p>Denver Public Schools Director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64052" calcext:value-type="float">
            <text:p>164052</text:p>
          </table:table-cell>
          <table:table-cell office:value-type="string" calcext:value-type="string">
            <text:p>"John Youngquist"</text:p>
          </table:table-cell>
          <table:table-cell office:value-type="float" office:value="45589" calcext:value-type="float">
            <text:p>455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enver Public Schools Director District 1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40340" calcext:value-type="float">
            <text:p>40340</text:p>
          </table:table-cell>
          <table:table-cell office:value-type="string" calcext:value-type="string">
            <text:p>"Kimberlee Sia"</text:p>
          </table:table-cell>
          <table:table-cell office:value-type="float" office:value="3476" calcext:value-type="float">
            <text:p>347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Denver Public Schools Director District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30722" calcext:value-type="float">
            <text:p>30722</text:p>
          </table:table-cell>
          <table:table-cell office:value-type="string" calcext:value-type="string">
            <text:p>"Marlene DeLaRosa"</text:p>
          </table:table-cell>
          <table:table-cell office:value-type="float" office:value="9037" calcext:value-type="float">
            <text:p>90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DIRECTOR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Sam Daughert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Reece Hart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Catie Oln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Curtis Ut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Debbie Russ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for Montrose County Board of Education -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4457" calcext:value-type="float">
            <text:p>24457</text:p>
          </table:table-cell>
          <table:table-cell office:value-type="float" office:value="14248" calcext:value-type="float">
            <text:p>14248</text:p>
          </table:table-cell>
          <table:table-cell office:value-type="string" calcext:value-type="string">
            <text:p>"Neisha Balleck"</text:p>
          </table:table-cell>
          <table:table-cell office:value-type="float" office:value="701" calcext:value-type="float">
            <text:p>70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Director for Montrose County Board of Education -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457" calcext:value-type="float">
            <text:p>24457</text:p>
          </table:table-cell>
          <table:table-cell office:value-type="float" office:value="14248" calcext:value-type="float">
            <text:p>14248</text:p>
          </table:table-cell>
          <table:table-cell office:value-type="string" calcext:value-type="string">
            <text:p>"Ted Valeri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for Montrose County Board of Education -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4457" calcext:value-type="float">
            <text:p>24457</text:p>
          </table:table-cell>
          <table:table-cell office:value-type="float" office:value="14248" calcext:value-type="float">
            <text:p>14248</text:p>
          </table:table-cell>
          <table:table-cell office:value-type="string" calcext:value-type="string">
            <text:p>"Tom West"</text:p>
          </table:table-cell>
          <table:table-cell office:value-type="float" office:value="188" calcext:value-type="float">
            <text:p>18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Director for Montrose County Board of Education - District 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4457" calcext:value-type="float">
            <text:p>24457</text:p>
          </table:table-cell>
          <table:table-cell office:value-type="float" office:value="14248" calcext:value-type="float">
            <text:p>14248</text:p>
          </table:table-cell>
          <table:table-cell office:value-type="string" calcext:value-type="string">
            <text:p>"Jody Hovde"</text:p>
          </table:table-cell>
          <table:table-cell office:value-type="float" office:value="664" calcext:value-type="float">
            <text:p>6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Director for the Delta County Board of Education -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48" calcext:value-type="float">
            <text:p>33048</text:p>
          </table:table-cell>
          <table:table-cell office:value-type="float" office:value="11353" calcext:value-type="float">
            <text:p>11353</text:p>
          </table:table-cell>
          <table:table-cell office:value-type="string" calcext:value-type="string">
            <text:p>"Tony Bohli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for the Delta County Board of Education -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48" calcext:value-type="float">
            <text:p>33048</text:p>
          </table:table-cell>
          <table:table-cell office:value-type="float" office:value="11353" calcext:value-type="float">
            <text:p>11353</text:p>
          </table:table-cell>
          <table:table-cell office:value-type="string" calcext:value-type="string">
            <text:p>"Bethany Supp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for the Delta County Board of Education -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804" calcext:value-type="float">
            <text:p>2180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"Dan Burke"</text:p>
          </table:table-cell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73" calcext:value-type="float">
            <text:p>3973</text:p>
          </table:table-cell>
        </table:table-row>
        <table:table-row table:style-name="ro1">
          <table:table-cell office:value-type="string" calcext:value-type="string">
            <text:p>Dolores County School District RE-2J Ballot Question 5A: Rico Area Detachment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207" calcext:value-type="float">
            <text:p>420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"Yes/For"</text:p>
          </table:table-cell>
          <table:table-cell office:value-type="float" office:value="612" calcext:value-type="float">
            <text:p>6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olores County School District RE-2J Board of Directors -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07" calcext:value-type="float">
            <text:p>420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"Kimberly Marie Alexan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res County School District RE-2J Board of Directors -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07" calcext:value-type="float">
            <text:p>420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"Donella Fu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res County School District RE-2J Board of Directors -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207" calcext:value-type="float">
            <text:p>420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"Crystal G. Jarmon"</text:p>
          </table:table-cell>
          <table:table-cell office:value-type="float" office:value="385" calcext:value-type="float">
            <text:p>3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olores School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8467" calcext:value-type="float">
            <text:p>8467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"Maegan Crowley","Clay Tallmadge","Dustin Goodall","Julia Willson Anderson"</text:p>
          </table:table-cell>
          <table:table-cell office:value-type="float" office:value="141" calcext:value-type="float">
            <text:p>1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Dolores School District RE-4A Ballot Issue 4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"Yes/For"</text:p>
          </table:table-cell>
          <table:table-cell office:value-type="float" office:value="235" calcext:value-type="float">
            <text:p>2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Donald Wescott Fire Protection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"Yes/For"</text:p>
          </table:table-cell>
          <table:table-cell office:value-type="float" office:value="366" calcext:value-type="float">
            <text:p>3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11" calcext:value-type="float">
            <text:p>3911</text:p>
          </table:table-cell>
        </table:table-row>
        <table:table-row table:style-name="ro1">
          <table:table-cell office:value-type="string" calcext:value-type="string">
            <text:p>Donald Wescott Fire Protection District Northern Subdistrict Ballot Question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3872" calcext:value-type="float">
            <text:p>3872</text:p>
          </table:table-cell>
          <table:table-cell office:value-type="string" calcext:value-type="string">
            <text:p>"Yes/For"</text:p>
          </table:table-cell>
          <table:table-cell office:value-type="float" office:value="1074" calcext:value-type="float">
            <text:p>107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Douglas County School Board Director,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6860" calcext:value-type="float">
            <text:p>156860</text:p>
          </table:table-cell>
          <table:table-cell office:value-type="float" office:value="145711" calcext:value-type="float">
            <text:p>145711</text:p>
          </table:table-cell>
          <table:table-cell office:value-type="string" calcext:value-type="string">
            <text:p>"Susan Meek"</text:p>
          </table:table-cell>
          <table:table-cell office:value-type="float" office:value="7204" calcext:value-type="float">
            <text:p>720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Douglas County School Board Director,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6860" calcext:value-type="float">
            <text:p>156860</text:p>
          </table:table-cell>
          <table:table-cell office:value-type="float" office:value="145711" calcext:value-type="float">
            <text:p>145711</text:p>
          </table:table-cell>
          <table:table-cell office:value-type="string" calcext:value-type="string">
            <text:p>"Brad Geiger"</text:p>
          </table:table-cell>
          <table:table-cell office:value-type="float" office:value="23558" calcext:value-type="float">
            <text:p>235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ouglas County School Board Director, District 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6860" calcext:value-type="float">
            <text:p>156860</text:p>
          </table:table-cell>
          <table:table-cell office:value-type="float" office:value="145711" calcext:value-type="float">
            <text:p>145711</text:p>
          </table:table-cell>
          <table:table-cell office:value-type="string" calcext:value-type="string">
            <text:p>"Valerie Thompson"</text:p>
          </table:table-cell>
          <table:table-cell office:value-type="float" office:value="13437" calcext:value-type="float">
            <text:p>134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Douglas County School District RE-1 Ballot Issue 5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6860" calcext:value-type="float">
            <text:p>156860</text:p>
          </table:table-cell>
          <table:table-cell office:value-type="float" office:value="145711" calcext:value-type="float">
            <text:p>145711</text:p>
          </table:table-cell>
          <table:table-cell office:value-type="string" calcext:value-type="string">
            <text:p>"Yes/For"</text:p>
          </table:table-cell>
          <table:table-cell office:value-type="float" office:value="6494" calcext:value-type="float">
            <text:p>64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Douglas County School District RE-1 Ballot Issue 5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6860" calcext:value-type="float">
            <text:p>156860</text:p>
          </table:table-cell>
          <table:table-cell office:value-type="float" office:value="145711" calcext:value-type="float">
            <text:p>145711</text:p>
          </table:table-cell>
          <table:table-cell office:value-type="string" calcext:value-type="string">
            <text:p>"No/Against"</text:p>
          </table:table-cell>
          <table:table-cell office:value-type="float" office:value="6137" calcext:value-type="float">
            <text:p>61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DURANGO BUSINESS IMPROVEMENT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494" calcext:value-type="float">
            <text:p>1849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"Yes/For"</text:p>
          </table:table-cell>
          <table:table-cell office:value-type="float" office:value="77" calcext:value-type="float">
            <text:p>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Eagle County Ballot Issue 1A: Retain Excess 2023 Lodging Tax Revenue to Support Local Workforc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324" calcext:value-type="float">
            <text:p>15324</text:p>
          </table:table-cell>
          <table:table-cell office:value-type="float" office:value="8423" calcext:value-type="float">
            <text:p>8423</text:p>
          </table:table-cell>
          <table:table-cell office:value-type="string" calcext:value-type="string">
            <text:p>"Yes/For"</text:p>
          </table:table-cell>
          <table:table-cell office:value-type="float" office:value="3709" calcext:value-type="float">
            <text:p>370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agle County School District RE 50J Ballot Issue No. 5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9549" calcext:value-type="float">
            <text:p>39549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"No/Against"</text:p>
          </table:table-cell>
          <table:table-cell office:value-type="float" office:value="467" calcext:value-type="float">
            <text:p>4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Eagle County School District RE 50J Ballot Issue No. 5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9549" calcext:value-type="float">
            <text:p>39549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"Yes/For"</text:p>
          </table:table-cell>
          <table:table-cell office:value-type="float" office:value="856" calcext:value-type="float">
            <text:p>8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agle County School District RE 50J Board of Directors -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9549" calcext:value-type="float">
            <text:p>39549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"Kelly Al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School District RE 50J Board of Directors -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9549" calcext:value-type="float">
            <text:p>39549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"Harry McQueen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School District RE 50J Board of Directors -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9549" calcext:value-type="float">
            <text:p>39549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"Lucila Tvarkuna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School District RE 50J Board of Directors -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9549" calcext:value-type="float">
            <text:p>39549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"Juan Pen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zabeth School District Director -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2259" calcext:value-type="float">
            <text:p>12259</text:p>
          </table:table-cell>
          <table:table-cell office:value-type="float" office:value="8047" calcext:value-type="float">
            <text:p>8047</text:p>
          </table:table-cell>
          <table:table-cell office:value-type="string" calcext:value-type="string">
            <text:p>"Mary Powell","Jonathan Waller"</text:p>
          </table:table-cell>
          <table:table-cell office:value-type="float" office:value="3365" calcext:value-type="float">
            <text:p>336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lizabeth School District Director - 4 Year Ter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2259" calcext:value-type="float">
            <text:p>12259</text:p>
          </table:table-cell>
          <table:table-cell office:value-type="float" office:value="8047" calcext:value-type="float">
            <text:p>8047</text:p>
          </table:table-cell>
          <table:table-cell office:value-type="string" calcext:value-type="string">
            <text:p>"Mike Calahan","Rhonda Olsen"</text:p>
          </table:table-cell>
          <table:table-cell office:value-type="float" office:value="3130" calcext:value-type="float">
            <text:p>313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lk Creek Fire Protection District Ballot Issue 7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4222" calcext:value-type="float">
            <text:p>214222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"No/Against"</text:p>
          </table:table-cell>
          <table:table-cell office:value-type="float" office:value="189" calcext:value-type="float">
            <text:p>1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60" calcext:value-type="float">
            <text:p>8260</text:p>
          </table:table-cell>
        </table:table-row>
        <table:table-row table:style-name="ro1">
          <table:table-cell office:value-type="string" calcext:value-type="string">
            <text:p>Elk Creek Fire Protection District Ballot Issue 7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4222" calcext:value-type="float">
            <text:p>214222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"Yes/For"</text:p>
          </table:table-cell>
          <table:table-cell office:value-type="float" office:value="1289" calcext:value-type="float">
            <text:p>12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Elk Creek Fire Protection District Ballot Question 7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4222" calcext:value-type="float">
            <text:p>214222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"No/Against"</text:p>
          </table:table-cell>
          <table:table-cell office:value-type="float" office:value="133" calcext:value-type="float">
            <text:p>13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738" calcext:value-type="float">
            <text:p>11738</text:p>
          </table:table-cell>
        </table:table-row>
        <table:table-row table:style-name="ro1">
          <table:table-cell office:value-type="string" calcext:value-type="string">
            <text:p>Ellicott School District 22 Ballot Issue 4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"No/Against"</text:p>
          </table:table-cell>
          <table:table-cell office:value-type="float" office:value="791" calcext:value-type="float">
            <text:p>79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10" calcext:value-type="float">
            <text:p>1810</text:p>
          </table:table-cell>
        </table:table-row>
        <table:table-row table:style-name="ro1">
          <table:table-cell office:value-type="string" calcext:value-type="string">
            <text:p>Ellicott School District 22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3" calcext:value-type="float">
            <text:p>3</text:p>
          </table:table-cell>
          <table:table-cell office:value-type="float" office:value="196391" calcext:value-type="float">
            <text:p>196391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"Amanda Mae Kobilan","Robert 'Bob' Joseph McWilliams","Angel Emilio Cordero J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Colorado School District 49 Ballot Issue 4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29348" calcext:value-type="float">
            <text:p>29348</text:p>
          </table:table-cell>
          <table:table-cell office:value-type="string" calcext:value-type="string">
            <text:p>"No/Against"</text:p>
          </table:table-cell>
          <table:table-cell office:value-type="float" office:value="5203" calcext:value-type="float">
            <text:p>520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l Paso County School District 49 Board of Directors - District 2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7071" calcext:value-type="float">
            <text:p>7071</text:p>
          </table:table-cell>
          <table:table-cell office:value-type="string" calcext:value-type="string">
            <text:p>"Debra Schmidt"</text:p>
          </table:table-cell>
          <table:table-cell office:value-type="float" office:value="886" calcext:value-type="float">
            <text:p>8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l Paso County School District 49 Board of Directors - District 3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6042" calcext:value-type="float">
            <text:p>6042</text:p>
          </table:table-cell>
          <table:table-cell office:value-type="string" calcext:value-type="string">
            <text:p>"Marie LeVere-Wright"</text:p>
          </table:table-cell>
          <table:table-cell office:value-type="float" office:value="414" calcext:value-type="float">
            <text:p>4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l Paso County School District 49 Board of Directors - District 5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"Mike Hei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lewood School District No. 1 Ballot Issue 4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7421" calcext:value-type="float">
            <text:p>7421</text:p>
          </table:table-cell>
          <table:table-cell office:value-type="string" calcext:value-type="string">
            <text:p>"Yes/For"</text:p>
          </table:table-cell>
          <table:table-cell office:value-type="float" office:value="1222" calcext:value-type="float">
            <text:p>12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nglewood School District School Board Director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7421" calcext:value-type="float">
            <text:p>7421</text:p>
          </table:table-cell>
          <table:table-cell office:value-type="string" calcext:value-type="string">
            <text:p>"Davon Williams","Katie Wilberding Cros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es Park School District R-3 School Board Director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245113" calcext:value-type="float">
            <text:p>245113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"Brad Shochat","Brenda L. Wyss"</text:p>
          </table:table-cell>
          <table:table-cell office:value-type="float" office:value="1447" calcext:value-type="float">
            <text:p>144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Evergreen Park and Recreation District Ballot Issue 6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0541" calcext:value-type="float">
            <text:p>10541</text:p>
          </table:table-cell>
          <table:table-cell office:value-type="string" calcext:value-type="string">
            <text:p>"Yes/For"</text:p>
          </table:table-cell>
          <table:table-cell office:value-type="float" office:value="4676" calcext:value-type="float">
            <text:p>467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xpanding Term Limits for Las Animas County Board of County Commissione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72" calcext:value-type="float">
            <text:p>5072</text:p>
          </table:table-cell>
          <table:table-cell office:value-type="string" calcext:value-type="string">
            <text:p>"No/Against"</text:p>
          </table:table-cell>
          <table:table-cell office:value-type="float" office:value="3111" calcext:value-type="float">
            <text:p>31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lorence School District RE-2 Board of Directors - At Large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4092" calcext:value-type="float">
            <text:p>214092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"Brad Knifo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ence School District RE-2 Board of Directors - At Large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14092" calcext:value-type="float">
            <text:p>214092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"Robin Dickey","Beth A. Roman","Janelle Dodd"</text:p>
          </table:table-cell>
          <table:table-cell office:value-type="float" office:value="474" calcext:value-type="float">
            <text:p>47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92" calcext:value-type="float">
            <text:p>3292</text:p>
          </table:table-cell>
        </table:table-row>
        <table:table-row table:style-name="ro1">
          <table:table-cell office:value-type="string" calcext:value-type="string">
            <text:p>Flying Horse Metropolitan Distict No. 3 Ballot Issue 6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"Yes/For"</text:p>
          </table:table-cell>
          <table:table-cell office:value-type="float" office:value="120" calcext:value-type="float">
            <text:p>1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26" calcext:value-type="float">
            <text:p>11926</text:p>
          </table:table-cell>
        </table:table-row>
        <table:table-row table:style-name="ro1">
          <table:table-cell office:value-type="string" calcext:value-type="string">
            <text:p>Flying Horse Metropolitan District No. 2 Ballot Issue 6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"Yes/For"</text:p>
          </table:table-cell>
          <table:table-cell office:value-type="float" office:value="381" calcext:value-type="float">
            <text:p>3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57" calcext:value-type="float">
            <text:p>3757</text:p>
          </table:table-cell>
        </table:table-row>
        <table:table-row table:style-name="ro1">
          <table:table-cell office:value-type="string" calcext:value-type="string">
            <text:p>Flying Horse Metropolitan District No. 2 Ballot Issue 6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"Yes/For"</text:p>
          </table:table-cell>
          <table:table-cell office:value-type="float" office:value="311" calcext:value-type="float">
            <text:p>3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02" calcext:value-type="float">
            <text:p>4602</text:p>
          </table:table-cell>
        </table:table-row>
        <table:table-row table:style-name="ro1">
          <table:table-cell office:value-type="string" calcext:value-type="string">
            <text:p>Flying Horse Metropolitan District No. 3 Ballot Issue 6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"Yes/For"</text:p>
          </table:table-cell>
          <table:table-cell office:value-type="float" office:value="139" calcext:value-type="float">
            <text:p>13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96" calcext:value-type="float">
            <text:p>10296</text:p>
          </table:table-cell>
        </table:table-row>
        <table:table-row table:style-name="ro1">
          <table:table-cell office:value-type="string" calcext:value-type="string">
            <text:p>Fountain-Fort Carson School District 8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96391" calcext:value-type="float">
            <text:p>196391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"Rose A. Terrell","Kimberly A. Moon","Jill E. Grubbs"</text:p>
          </table:table-cell>
          <table:table-cell office:value-type="float" office:value="81" calcext:value-type="float">
            <text:p>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668" calcext:value-type="float">
            <text:p>17668</text:p>
          </table:table-cell>
        </table:table-row>
        <table:table-row table:style-name="ro1">
          <table:table-cell office:value-type="string" calcext:value-type="string">
            <text:p>Frenchman RE-3 School District Board of Directors-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"Jeffrey Brekel"</text:p>
          </table:table-cell>
          <table:table-cell office:value-type="float" office:value="12" calcext:value-type="float">
            <text:p>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89" calcext:value-type="float">
            <text:p>3889</text:p>
          </table:table-cell>
        </table:table-row>
        <table:table-row table:style-name="ro1">
          <table:table-cell office:value-type="string" calcext:value-type="string">
            <text:p>Frenchman RE-3 School District Board of Directors-Two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6403" calcext:value-type="float">
            <text:p>640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"Kamie Lambrecht","Jeffery Harms"</text:p>
          </table:table-cell>
          <table:table-cell office:value-type="float" office:value="35" calcext:value-type="float">
            <text:p>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Garfield School RE-2 <text:s/>District B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902" calcext:value-type="float">
            <text:p>14902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"Cassie Haskell"</text:p>
          </table:table-cell>
          <table:table-cell office:value-type="float" office:value="1335" calcext:value-type="float">
            <text:p>13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Garfield School RE-2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902" calcext:value-type="float">
            <text:p>14902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"Fathom Jen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School RE-2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902" calcext:value-type="float">
            <text:p>14902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"Chance Jenkins"</text:p>
          </table:table-cell>
          <table:table-cell office:value-type="float" office:value="512" calcext:value-type="float">
            <text:p>5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Gilpin County Ballot Issue 1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96" calcext:value-type="float">
            <text:p>2596</text:p>
          </table:table-cell>
          <table:table-cell office:value-type="string" calcext:value-type="string">
            <text:p>"No/Against"</text:p>
          </table:table-cell>
          <table:table-cell office:value-type="float" office:value="718" calcext:value-type="float">
            <text:p>7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ilpin County RE-1 School District Director At Large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596" calcext:value-type="float">
            <text:p>2596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"Joseph L. Stranaly","Tami Velasquez","Joe Marr"</text:p>
          </table:table-cell>
          <table:table-cell office:value-type="float" office:value="84" calcext:value-type="float">
            <text:p>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Grand County Ballot Issue 1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17" calcext:value-type="float">
            <text:p>5617</text:p>
          </table:table-cell>
          <table:table-cell office:value-type="string" calcext:value-type="string">
            <text:p>"Yes/For"</text:p>
          </table:table-cell>
          <table:table-cell office:value-type="float" office:value="2474" calcext:value-type="float">
            <text:p>247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unnison Watershed School District -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8738" calcext:value-type="float">
            <text:p>8738</text:p>
          </table:table-cell>
          <table:table-cell office:value-type="float" office:value="6894" calcext:value-type="float">
            <text:p>6894</text:p>
          </table:table-cell>
          <table:table-cell office:value-type="string" calcext:value-type="string">
            <text:p>"Jody Coleman","Mark VanderVeer","Anne Brookhart"</text:p>
          </table:table-cell>
          <table:table-cell office:value-type="float" office:value="2532" calcext:value-type="float">
            <text:p>253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anover School District 28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96391" calcext:value-type="float">
            <text:p>196391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"Mary Louise Barnes","Kenneth Swen Burk III","Mark A. McPherson"</text:p>
          </table:table-cell>
          <table:table-cell office:value-type="float" office:value="45" calcext:value-type="float">
            <text:p>4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803" calcext:value-type="float">
            <text:p>31803</text:p>
          </table:table-cell>
        </table:table-row>
        <table:table-row table:style-name="ro1">
          <table:table-cell office:value-type="string" calcext:value-type="string">
            <text:p>Harrison School District No. 2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96391" calcext:value-type="float">
            <text:p>196391</text:p>
          </table:table-cell>
          <table:table-cell office:value-type="float" office:value="9526" calcext:value-type="float">
            <text:p>9526</text:p>
          </table:table-cell>
          <table:table-cell office:value-type="string" calcext:value-type="string">
            <text:p>"Pamela L. Robinson","Corey Williams"</text:p>
          </table:table-cell>
          <table:table-cell office:value-type="float" office:value="899" calcext:value-type="float">
            <text:p>8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Haxtun School District RE-2J Ballot Issue 5B: Bond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065" calcext:value-type="float">
            <text:p>12065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"Yes/For"</text:p>
          </table:table-cell>
          <table:table-cell office:value-type="float" office:value="213" calcext:value-type="float">
            <text:p>2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Haxtun School District RE-2J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5" calcext:value-type="float">
            <text:p>5</text:p>
          </table:table-cell>
          <table:table-cell office:value-type="float" office:value="12065" calcext:value-type="float">
            <text:p>12065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"Lee Salyards","Amy Kilgour","Valerie Wilson","Trever Fix","Ross Edwards"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Hinsdale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"Yes/For"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i-Plains School District R-23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590" calcext:value-type="float">
            <text:p>259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"Joel Tanner","Kendal Rueb","Patrick Einspahr"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Holyoke School District RE-1J Board of Directors -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3885" calcext:value-type="float">
            <text:p>388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"Lukas Goldenstein","Arlan Scholl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19" calcext:value-type="float">
            <text:p>4719</text:p>
          </table:table-cell>
        </table:table-row>
        <table:table-row table:style-name="ro1">
          <table:table-cell office:value-type="string" calcext:value-type="string">
            <text:p>Holyoke School District RE-1J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5662" calcext:value-type="float">
            <text:p>566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Summer Struckmeyer","Justin Clayton","Aaron Schlachter","Lucas Schlachter"</text:p>
          </table:table-cell>
          <table:table-cell office:value-type="float" office:value="112" calcext:value-type="float">
            <text:p>1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Idledale Water and Sanitation District Ballot Issue 6J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"Yes/For"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026" calcext:value-type="float">
            <text:p>52026</text:p>
          </table:table-cell>
        </table:table-row>
        <table:table-row table:style-name="ro1">
          <table:table-cell office:value-type="string" calcext:value-type="string">
            <text:p>Idledale Water and Sanitation District Ballot Issue 6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"Yes/For"</text:p>
          </table:table-cell>
          <table:table-cell office:value-type="float" office:value="28" calcext:value-type="float">
            <text:p>2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884" calcext:value-type="float">
            <text:p>53884</text:p>
          </table:table-cell>
        </table:table-row>
        <table:table-row table:style-name="ro1">
          <table:table-cell office:value-type="string" calcext:value-type="string">
            <text:p>Ignacio School District 11JT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3836" calcext:value-type="float">
            <text:p>23836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"Jay Dee Brunson","Jerry Allen McCaw","Ross Melton"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88" calcext:value-type="float">
            <text:p>1888</text:p>
          </table:table-cell>
        </table:table-row>
        <table:table-row table:style-name="ro1">
          <table:table-cell office:value-type="string" calcext:value-type="string">
            <text:p>Inter-Canyon Fire Protection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"Yes/For"</text:p>
          </table:table-cell>
          <table:table-cell office:value-type="float" office:value="494" calcext:value-type="float">
            <text:p>4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55" calcext:value-type="float">
            <text:p>3055</text:p>
          </table:table-cell>
        </table:table-row>
        <table:table-row table:style-name="ro1">
          <table:table-cell office:value-type="string" calcext:value-type="string">
            <text:p>Inter-Canyon Fire Protection District Ballot Question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"Yes/For"</text:p>
          </table:table-cell>
          <table:table-cell office:value-type="float" office:value="627" calcext:value-type="float">
            <text:p>62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Jackson County Lodging Tax Panel 1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Yes/For"</text:p>
          </table:table-cell>
          <table:table-cell office:value-type="float" office:value="22" calcext:value-type="float">
            <text:p>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Jefferson County School District R-1 Director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3606" calcext:value-type="float">
            <text:p>233606</text:p>
          </table:table-cell>
          <table:table-cell office:value-type="float" office:value="208321" calcext:value-type="float">
            <text:p>208321</text:p>
          </table:table-cell>
          <table:table-cell office:value-type="string" calcext:value-type="string">
            <text:p>"Michelle Applegate"</text:p>
          </table:table-cell>
          <table:table-cell office:value-type="float" office:value="30669" calcext:value-type="float">
            <text:p>3066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Jefferson County School District R-1 Director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3606" calcext:value-type="float">
            <text:p>233606</text:p>
          </table:table-cell>
          <table:table-cell office:value-type="float" office:value="208321" calcext:value-type="float">
            <text:p>208321</text:p>
          </table:table-cell>
          <table:table-cell office:value-type="string" calcext:value-type="string">
            <text:p>"Erin Kenworthy"</text:p>
          </table:table-cell>
          <table:table-cell office:value-type="float" office:value="14871" calcext:value-type="float">
            <text:p>148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Joint School District No. 23JT Ballot Issue 5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650" calcext:value-type="float">
            <text:p>208650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"No/Against"</text:p>
          </table:table-cell>
          <table:table-cell office:value-type="float" office:value="166" calcext:value-type="float">
            <text:p>1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60" calcext:value-type="float">
            <text:p>9160</text:p>
          </table:table-cell>
        </table:table-row>
        <table:table-row table:style-name="ro1">
          <table:table-cell office:value-type="string" calcext:value-type="string">
            <text:p>Joint School District No. 23JT Ballot Issue 5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650" calcext:value-type="float">
            <text:p>208650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"No/Against"</text:p>
          </table:table-cell>
          <table:table-cell office:value-type="float" office:value="241" calcext:value-type="float">
            <text:p>2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09" calcext:value-type="float">
            <text:p>6309</text:p>
          </table:table-cell>
        </table:table-row>
        <table:table-row table:style-name="ro1">
          <table:table-cell office:value-type="string" calcext:value-type="string">
            <text:p>Joint School District No. 23JT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208650" calcext:value-type="float">
            <text:p>208650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"Craig Kaiser","Katie Harms"</text:p>
          </table:table-cell>
          <table:table-cell office:value-type="float" office:value="193" calcext:value-type="float">
            <text:p>19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878" calcext:value-type="float">
            <text:p>7878</text:p>
          </table:table-cell>
        </table:table-row>
        <table:table-row table:style-name="ro1">
          <table:table-cell office:value-type="string" calcext:value-type="string">
            <text:p>Kiowa C-2 School District Ballot Issue 4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259" calcext:value-type="float">
            <text:p>12259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"No/Against"</text:p>
          </table:table-cell>
          <table:table-cell office:value-type="float" office:value="383" calcext:value-type="float">
            <text:p>38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Kiowa C-2 School District Director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3" calcext:value-type="float">
            <text:p>3</text:p>
          </table:table-cell>
          <table:table-cell office:value-type="float" office:value="12259" calcext:value-type="float">
            <text:p>12259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"Jeffrey Olson","JR Prokop","Andrew Prui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owa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7" calcext:value-type="float">
            <text:p>527</text:p>
          </table:table-cell>
          <table:table-cell office:value-type="string" calcext:value-type="string">
            <text:p>"No/Against"</text:p>
          </table:table-cell>
          <table:table-cell office:value-type="float" office:value="221" calcext:value-type="float">
            <text:p>22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a Junta City Utilities Boar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"Patrick Berg"</text:p>
          </table:table-cell>
          <table:table-cell office:value-type="float" office:value="731" calcext:value-type="float">
            <text:p>7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a Junta Mayor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"Joseph Ayala"</text:p>
          </table:table-cell>
          <table:table-cell office:value-type="float" office:value="700" calcext:value-type="float">
            <text:p>70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amar School District RE2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"Lanie Meyers-Mirel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ar School District RE2 Director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"Travis Hall"</text:p>
          </table:table-cell>
          <table:table-cell office:value-type="float" office:value="1321" calcext:value-type="float">
            <text:p>132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amar School District RE2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"Shannon O'Bry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ar School District RE2 Director District 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"Jacob R. Chamberla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ar School District RE2 Director District 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"Richard "Rick" Robb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Plata - Upper Pine River Fire Protection District Ballot Issue 7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494" calcext:value-type="float">
            <text:p>18494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"Yes/For"</text:p>
          </table:table-cell>
          <table:table-cell office:value-type="float" office:value="1499" calcext:value-type="float">
            <text:p>14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arimer County Wyndham Hill Public Improvement District No. 78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"No/Against"</text:p>
          </table:table-cell>
          <table:table-cell office:value-type="float" office:value="13" calcext:value-type="float">
            <text:p>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259" calcext:value-type="float">
            <text:p>70259</text:p>
          </table:table-cell>
        </table:table-row>
        <table:table-row table:style-name="ro1">
          <table:table-cell office:value-type="string" calcext:value-type="string">
            <text:p>Las Animas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72" calcext:value-type="float">
            <text:p>5072</text:p>
          </table:table-cell>
          <table:table-cell office:value-type="string" calcext:value-type="string">
            <text:p>"Yes/For"</text:p>
          </table:table-cell>
          <table:table-cell office:value-type="float" office:value="546" calcext:value-type="float">
            <text:p>54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eadville Lake County Regional Housing Authority Measur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19" calcext:value-type="float">
            <text:p>2119</text:p>
          </table:table-cell>
          <table:table-cell office:value-type="string" calcext:value-type="string">
            <text:p>"NO"</text:p>
          </table:table-cell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Lewis-Palmer School District 38 Board of Directors - <text:s/>District 1 -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6194" calcext:value-type="float">
            <text:p>16194</text:p>
          </table:table-cell>
          <table:table-cell office:value-type="string" calcext:value-type="string">
            <text:p>"Kris Norr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wis-Palmer School District 38 Board of Directors - District 2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6194" calcext:value-type="float">
            <text:p>16194</text:p>
          </table:table-cell>
          <table:table-cell office:value-type="string" calcext:value-type="string">
            <text:p>"Patti Shank"</text:p>
          </table:table-cell>
          <table:table-cell office:value-type="float" office:value="281" calcext:value-type="float">
            <text:p>2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Lewis-Palmer School District 38 Board of Directors - District 4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6194" calcext:value-type="float">
            <text:p>16194</text:p>
          </table:table-cell>
          <table:table-cell office:value-type="string" calcext:value-type="string">
            <text:p>"Ron Schwar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wis-Palmer School District 38 Board of Directors- District 5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6194" calcext:value-type="float">
            <text:p>16194</text:p>
          </table:table-cell>
          <table:table-cell office:value-type="string" calcext:value-type="string">
            <text:p>"Todd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wis Pointe Metropolitan District Ballot Issue 6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"Yes/For"</text:p>
          </table:table-cell>
          <table:table-cell office:value-type="float" office:value="378" calcext:value-type="float">
            <text:p>37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Lewis Pointe Metropolitan District Ballot Issue 6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"Yes/For"</text:p>
          </table:table-cell>
          <table:table-cell office:value-type="float" office:value="334" calcext:value-type="float">
            <text:p>33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2" calcext:value-type="float">
            <text:p>2252</text:p>
          </table:table-cell>
        </table:table-row>
        <table:table-row table:style-name="ro1">
          <table:table-cell office:value-type="string" calcext:value-type="string">
            <text:p>Lincoln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21" calcext:value-type="float">
            <text:p>1521</text:p>
          </table:table-cell>
          <table:table-cell office:value-type="string" calcext:value-type="string">
            <text:p>"No/Against"</text:p>
          </table:table-cell>
          <table:table-cell office:value-type="float" office:value="442" calcext:value-type="float">
            <text:p>44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J 4 School Board Member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5770" calcext:value-type="float">
            <text:p>5770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"Stacey Ayala","Sara Hines"</text:p>
          </table:table-cell>
          <table:table-cell office:value-type="float" office:value="412" calcext:value-type="float">
            <text:p>4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LJC2 Council 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5770" calcext:value-type="float">
            <text:p>5770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"Chandra L. Ochoa","Jeremiah Stoker"</text:p>
          </table:table-cell>
          <table:table-cell office:value-type="float" office:value="327" calcext:value-type="float">
            <text:p>32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LJC3 Council 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"Maureen Rikhof"</text:p>
          </table:table-cell>
          <table:table-cell office:value-type="float" office:value="148" calcext:value-type="float">
            <text:p>1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LJCW1 4 Council 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"Paul James Velasqu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land Rural Fire Protection District Ballot Issue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8142" calcext:value-type="float">
            <text:p>8142</text:p>
          </table:table-cell>
          <table:table-cell office:value-type="string" calcext:value-type="string">
            <text:p>"Yes/For"</text:p>
          </table:table-cell>
          <table:table-cell office:value-type="float" office:value="97" calcext:value-type="float">
            <text:p>9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17" calcext:value-type="float">
            <text:p>9417</text:p>
          </table:table-cell>
        </table:table-row>
        <table:table-row table:style-name="ro1">
          <table:table-cell office:value-type="string" calcext:value-type="string">
            <text:p>Mancos School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8467" calcext:value-type="float">
            <text:p>8467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"Rachel McWhirter","Timothy J. Hunter","Craig Benally"</text:p>
          </table:table-cell>
          <table:table-cell office:value-type="float" office:value="66" calcext:value-type="float">
            <text:p>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Manitou Springs School District 14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96391" calcext:value-type="float">
            <text:p>196391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"Jill Bishop","Connie Brachtenbach","Magdalena Santos"</text:p>
          </table:table-cell>
          <table:table-cell office:value-type="float" office:value="263" calcext:value-type="float">
            <text:p>26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19" calcext:value-type="float">
            <text:p>2119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"Dana Greene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74" calcext:value-type="float">
            <text:p>2574</text:p>
          </table:table-cell>
        </table:table-row>
        <table:table-row table:style-name="ro1">
          <table:table-cell office:value-type="string" calcext:value-type="string">
            <text:p>Mayo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072" calcext:value-type="float">
            <text:p>5072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"Karen Griego"</text:p>
          </table:table-cell>
          <table:table-cell office:value-type="float" office:value="432" calcext:value-type="float">
            <text:p>43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ember Pueblo Board of Water Work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28058" calcext:value-type="float">
            <text:p>28058</text:p>
          </table:table-cell>
          <table:table-cell office:value-type="string" calcext:value-type="string">
            <text:p>"Celeste "Victoria" Arellano"</text:p>
          </table:table-cell>
          <table:table-cell office:value-type="float" office:value="17962" calcext:value-type="float">
            <text:p>179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esa County Question 1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944" calcext:value-type="float">
            <text:p>50944</text:p>
          </table:table-cell>
          <table:table-cell office:value-type="string" calcext:value-type="string">
            <text:p>"No/Against"</text:p>
          </table:table-cell>
          <table:table-cell office:value-type="float" office:value="12908" calcext:value-type="float">
            <text:p>1290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esa County Question 1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944" calcext:value-type="float">
            <text:p>50944</text:p>
          </table:table-cell>
          <table:table-cell office:value-type="string" calcext:value-type="string">
            <text:p>"No/Against"</text:p>
          </table:table-cell>
          <table:table-cell office:value-type="float" office:value="15646" calcext:value-type="float">
            <text:p>1564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esa County Question 1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944" calcext:value-type="float">
            <text:p>50944</text:p>
          </table:table-cell>
          <table:table-cell office:value-type="string" calcext:value-type="string">
            <text:p>"No/Against"</text:p>
          </table:table-cell>
          <table:table-cell office:value-type="float" office:value="10373" calcext:value-type="float">
            <text:p>103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esa County Question 1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944" calcext:value-type="float">
            <text:p>50944</text:p>
          </table:table-cell>
          <table:table-cell office:value-type="string" calcext:value-type="string">
            <text:p>"No/Against"</text:p>
          </table:table-cell>
          <table:table-cell office:value-type="float" office:value="14745" calcext:value-type="float">
            <text:p>1474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esa County Valley School District 51 -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49628" calcext:value-type="float">
            <text:p>49628</text:p>
          </table:table-cell>
          <table:table-cell office:value-type="string" calcext:value-type="string">
            <text:p>"Jose Luis Chavez"</text:p>
          </table:table-cell>
          <table:table-cell office:value-type="float" office:value="683" calcext:value-type="float">
            <text:p>68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Mesa County Valley School District 51 -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49628" calcext:value-type="float">
            <text:p>49628</text:p>
          </table:table-cell>
          <table:table-cell office:value-type="string" calcext:value-type="string">
            <text:p>"Barbara Evanson"</text:p>
          </table:table-cell>
          <table:table-cell office:value-type="float" office:value="1133" calcext:value-type="float">
            <text:p>113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Miami Yoder School District JT60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210171" calcext:value-type="float">
            <text:p>21017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"Desiree McKnight","Sharron Darby"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811" calcext:value-type="float">
            <text:p>52811</text:p>
          </table:table-cell>
        </table:table-row>
        <table:table-row table:style-name="ro1">
          <table:table-cell office:value-type="string" calcext:value-type="string">
            <text:p>Mineral County Referred Ballot Measur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string" calcext:value-type="string">
            <text:p>"Yes"</text:p>
          </table:table-cell>
          <table:table-cell office:value-type="float" office:value="182" calcext:value-type="float">
            <text:p>18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offat County Advisory Ballot Question 1A - Junk and Rubbish Ordinanc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76" calcext:value-type="float">
            <text:p>3676</text:p>
          </table:table-cell>
          <table:table-cell office:value-type="string" calcext:value-type="string">
            <text:p>"Yes/For"</text:p>
          </table:table-cell>
          <table:table-cell office:value-type="float" office:value="710" calcext:value-type="float">
            <text:p>71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ffat County School District RE NO 1 Board of Directors -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76" calcext:value-type="float">
            <text:p>3676</text:p>
          </table:table-cell>
          <table:table-cell office:value-type="string" calcext:value-type="string">
            <text:p>"Kacey Rae Lyons"</text:p>
          </table:table-cell>
          <table:table-cell office:value-type="float" office:value="390" calcext:value-type="float">
            <text:p>39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offat County School District RE NO 1 Board of Directors -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76" calcext:value-type="float">
            <text:p>3676</text:p>
          </table:table-cell>
          <table:table-cell office:value-type="string" calcext:value-type="string">
            <text:p>"Steve Martinson"</text:p>
          </table:table-cell>
          <table:table-cell office:value-type="float" office:value="507" calcext:value-type="float">
            <text:p>50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offat County School District RE NO 1 Board of Directors -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76" calcext:value-type="float">
            <text:p>3676</text:p>
          </table:table-cell>
          <table:table-cell office:value-type="string" calcext:value-type="string">
            <text:p>"Paula Janette Belch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 County School District RE NO 1 Board of Directors -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76" calcext:value-type="float">
            <text:p>3676</text:p>
          </table:table-cell>
          <table:table-cell office:value-type="string" calcext:value-type="string">
            <text:p>"Laura Woodworth"</text:p>
          </table:table-cell>
          <table:table-cell office:value-type="float" office:value="369" calcext:value-type="float">
            <text:p>36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ntezuma School District Director-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"Rafe M. O'Bri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zuma School District Director-District C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"Rhonda Tracy"</text:p>
          </table:table-cell>
          <table:table-cell office:value-type="float" office:value="562" calcext:value-type="float">
            <text:p>5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ontezuma School District Director-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"Leland Coll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zuma School District Director-District 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"Mike Lyn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ose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31" calcext:value-type="float">
            <text:p>14931</text:p>
          </table:table-cell>
          <table:table-cell office:value-type="string" calcext:value-type="string">
            <text:p>"Yes/For"</text:p>
          </table:table-cell>
          <table:table-cell office:value-type="float" office:value="950" calcext:value-type="float">
            <text:p>95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organ County Re-3 School Direct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7240" calcext:value-type="float">
            <text:p>7240</text:p>
          </table:table-cell>
          <table:table-cell office:value-type="float" office:value="3819" calcext:value-type="float">
            <text:p>3819</text:p>
          </table:table-cell>
          <table:table-cell office:value-type="string" calcext:value-type="string">
            <text:p>"Mindy Smith","Nancy Hopper","John T. Prouty","Sarah Whitney"</text:p>
          </table:table-cell>
          <table:table-cell office:value-type="float" office:value="113" calcext:value-type="float">
            <text:p>1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Morgan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240" calcext:value-type="float">
            <text:p>7240</text:p>
          </table:table-cell>
          <table:table-cell office:value-type="string" calcext:value-type="string">
            <text:p>"No/Against"</text:p>
          </table:table-cell>
          <table:table-cell office:value-type="float" office:value="899" calcext:value-type="float">
            <text:p>8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ountain Water and Sanitation District Ballot Issue 6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"No/Against"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470" calcext:value-type="float">
            <text:p>26470</text:p>
          </table:table-cell>
        </table:table-row>
        <table:table-row table:style-name="ro1">
          <table:table-cell office:value-type="string" calcext:value-type="string">
            <text:p>Mountain Water and Sanitation District Ballot Issue 6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"No/Against"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865" calcext:value-type="float">
            <text:p>62865</text:p>
          </table:table-cell>
        </table:table-row>
        <table:table-row table:style-name="ro1">
          <table:table-cell office:value-type="string" calcext:value-type="string">
            <text:p>Nederland Eco Pass Public Improvement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"Yes/For"</text:p>
          </table:table-cell>
          <table:table-cell office:value-type="float" office:value="936" calcext:value-type="float">
            <text:p>9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Northern Chaffee County Library District Ballot Issue 6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"Yes/For"</text:p>
          </table:table-cell>
          <table:table-cell office:value-type="float" office:value="783" calcext:value-type="float">
            <text:p>78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orth Fork Fire Protection District Ballot Issue 7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51648" calcext:value-type="float">
            <text:p>35164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"Yes/For"</text:p>
          </table:table-cell>
          <table:table-cell office:value-type="float" office:value="84" calcext:value-type="float">
            <text:p>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506" calcext:value-type="float">
            <text:p>30506</text:p>
          </table:table-cell>
        </table:table-row>
        <table:table-row table:style-name="ro1">
          <table:table-cell office:value-type="string" calcext:value-type="string">
            <text:p>North Fork Fire Protection District Ballot Question 7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51648" calcext:value-type="float">
            <text:p>35164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"Yes/For"</text:p>
          </table:table-cell>
          <table:table-cell office:value-type="float" office:value="94" calcext:value-type="float">
            <text:p>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261" calcext:value-type="float">
            <text:p>27261</text:p>
          </table:table-cell>
        </table:table-row>
        <table:table-row table:style-name="ro1">
          <table:table-cell office:value-type="string" calcext:value-type="string">
            <text:p>North Metro Fire Rescue District Ballot Issue 7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6999" calcext:value-type="float">
            <text:p>536999</text:p>
          </table:table-cell>
          <table:table-cell office:value-type="float" office:value="36227" calcext:value-type="float">
            <text:p>36227</text:p>
          </table:table-cell>
          <table:table-cell office:value-type="string" calcext:value-type="string">
            <text:p>"Yes/For"</text:p>
          </table:table-cell>
          <table:table-cell office:value-type="float" office:value="17928" calcext:value-type="float">
            <text:p>1792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North Park R-1 School District 4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Yes/For"</text:p>
          </table:table-cell>
          <table:table-cell office:value-type="float" office:value="121" calcext:value-type="float">
            <text:p>12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orth Range Metropolitan District No. 2 Ballot Issue 6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"Yes/For"</text:p>
          </table:table-cell>
          <table:table-cell office:value-type="float" office:value="297" calcext:value-type="float">
            <text:p>29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North Range Metropolitan District No. 2 Ballot Issue 6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"Yes/For"</text:p>
          </table:table-cell>
          <table:table-cell office:value-type="float" office:value="286" calcext:value-type="float">
            <text:p>2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30" calcext:value-type="float">
            <text:p>2630</text:p>
          </table:table-cell>
        </table:table-row>
        <table:table-row table:style-name="ro1">
          <table:table-cell office:value-type="string" calcext:value-type="string">
            <text:p>North Range Metropolitan District No. 2 Ballot Issue 6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"Yes/For"</text:p>
          </table:table-cell>
          <table:table-cell office:value-type="float" office:value="317" calcext:value-type="float">
            <text:p>31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73" calcext:value-type="float">
            <text:p>2373</text:p>
          </table:table-cell>
        </table:table-row>
        <table:table-row table:style-name="ro1">
          <table:table-cell office:value-type="string" calcext:value-type="string">
            <text:p>North Range Metropolitan District No. 2 Ballot Issue 6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"Yes/For"</text:p>
          </table:table-cell>
          <table:table-cell office:value-type="float" office:value="261" calcext:value-type="float">
            <text:p>2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Norwood School District R-2J Ballot Issue 5B - Bond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217" calcext:value-type="float">
            <text:p>18217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"No/Against"</text:p>
          </table:table-cell>
          <table:table-cell office:value-type="float" office:value="52" calcext:value-type="float">
            <text:p>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3" calcext:value-type="float">
            <text:p>2553</text:p>
          </table:table-cell>
        </table:table-row>
        <table:table-row table:style-name="ro1">
          <table:table-cell office:value-type="string" calcext:value-type="string">
            <text:p>Norwood School District R-2J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8217" calcext:value-type="float">
            <text:p>18217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"Pamela Nichol Bray","Morgan Dayne Rummel","Jacklyn Hardman"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17" calcext:value-type="float">
            <text:p>3017</text:p>
          </table:table-cell>
        </table:table-row>
        <table:table-row table:style-name="ro1">
          <table:table-cell office:value-type="string" calcext:value-type="string">
            <text:p>Nucla-Naturita Fire Protection District Ballot Question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931" calcext:value-type="float">
            <text:p>14931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"No/Against"</text:p>
          </table:table-cell>
          <table:table-cell office:value-type="float" office:value="211" calcext:value-type="float">
            <text:p>2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Ouray School Board Directo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653" calcext:value-type="float">
            <text:p>265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"Aimee Vann","Jane E. Schiffer","Stephanie Wills"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Park County Ballot Issue 1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175" calcext:value-type="float">
            <text:p>7175</text:p>
          </table:table-cell>
          <table:table-cell office:value-type="float" office:value="6848" calcext:value-type="float">
            <text:p>6848</text:p>
          </table:table-cell>
          <table:table-cell office:value-type="string" calcext:value-type="string">
            <text:p>"Yes/For"</text:p>
          </table:table-cell>
          <table:table-cell office:value-type="float" office:value="1064" calcext:value-type="float">
            <text:p>10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arkside Metropolitan District Ballot Issue 6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"Yes/For"</text:p>
          </table:table-cell>
          <table:table-cell office:value-type="float" office:value="77" calcext:value-type="float">
            <text:p>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62" calcext:value-type="float">
            <text:p>11862</text:p>
          </table:table-cell>
        </table:table-row>
        <table:table-row table:style-name="ro1">
          <table:table-cell office:value-type="string" calcext:value-type="string">
            <text:p>Parkside Metropolitan District Ballot Issue 6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"Yes/For"</text:p>
          </table:table-cell>
          <table:table-cell office:value-type="float" office:value="82" calcext:value-type="float">
            <text:p>8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39" calcext:value-type="float">
            <text:p>11139</text:p>
          </table:table-cell>
        </table:table-row>
        <table:table-row table:style-name="ro1">
          <table:table-cell office:value-type="string" calcext:value-type="string">
            <text:p>Phillips - Holyoke School District RE-1J Board of Directors - 2 Year Ter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777" calcext:value-type="float">
            <text:p>1777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"Lukas Goldenstein","Arlan Scholl"</text:p>
          </table:table-cell>
          <table:table-cell office:value-type="float" office:value="186" calcext:value-type="float">
            <text:p>1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lateau Valley School District 50 -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"Eric R. Bev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eau Valley School District 50 - Director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"Joshua Pete Shepard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eau Valley School District 50 - Director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"Catherine "Katy" Sheffiel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eau Valley School District 50 Question 4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"Yes/For"</text:p>
          </table:table-cell>
          <table:table-cell office:value-type="float" office:value="189" calcext:value-type="float">
            <text:p>1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Platte Canyon School District No 1 Ballot Issue 4A - Bond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175" calcext:value-type="float">
            <text:p>7175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"Yes/For"</text:p>
          </table:table-cell>
          <table:table-cell office:value-type="float" office:value="73" calcext:value-type="float">
            <text:p>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Platte Canyon School District RE-1 Board of Directors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7175" calcext:value-type="float">
            <text:p>7175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"Theresa Gilliland","Garrison Genschorck"</text:p>
          </table:table-cell>
          <table:table-cell office:value-type="float" office:value="41" calcext:value-type="float">
            <text:p>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Poudre School District R-1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70347" calcext:value-type="float">
            <text:p>70347</text:p>
          </table:table-cell>
          <table:table-cell office:value-type="string" calcext:value-type="string">
            <text:p>"Scott Schoenbau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udre School District R-1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70347" calcext:value-type="float">
            <text:p>70347</text:p>
          </table:table-cell>
          <table:table-cell office:value-type="string" calcext:value-type="string">
            <text:p>"Kevin Havelda"</text:p>
          </table:table-cell>
          <table:table-cell office:value-type="float" office:value="9254" calcext:value-type="float">
            <text:p>925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oudre School District R-1 Director District F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70347" calcext:value-type="float">
            <text:p>70347</text:p>
          </table:table-cell>
          <table:table-cell office:value-type="string" calcext:value-type="string">
            <text:p>"Conor M. Duffy"</text:p>
          </table:table-cell>
          <table:table-cell office:value-type="float" office:value="5204" calcext:value-type="float">
            <text:p>520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Poudre School District R-1 Director District 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70347" calcext:value-type="float">
            <text:p>70347</text:p>
          </table:table-cell>
          <table:table-cell office:value-type="string" calcext:value-type="string">
            <text:p>"Jessica Zamora"</text:p>
          </table:table-cell>
          <table:table-cell office:value-type="float" office:value="14944" calcext:value-type="float">
            <text:p>1494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rairie School District RE-11J Office of School Director 4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80407" calcext:value-type="float">
            <text:p>8040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"Kendall Kieth Holzworth","James Cole Mertens"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5925" calcext:value-type="float">
            <text:p>585925</text:p>
          </table:table-cell>
        </table:table-row>
        <table:table-row table:style-name="ro1">
          <table:table-cell office:value-type="string" calcext:value-type="string">
            <text:p>Primero - 4-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5072" calcext:value-type="float">
            <text:p>5072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"Carey Rivera","Jeremiah Harris","Lonny Lopez"</text:p>
          </table:table-cell>
          <table:table-cell office:value-type="float" office:value="70" calcext:value-type="float">
            <text:p>7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Pritchett School District RE-3 Board of Directors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"Mark Lyle Crane","Jozy Stegman","Brett Wi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tchett School District RE-3 Board of Directors Two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05" calcext:value-type="float">
            <text:p>130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"Wesley V. Fortik"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Proposition HH (Statutory)</text:p>
          </table:table-cell>
          <table:table-cell office:value-type="string" calcext:value-type="string">
            <text:p>state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1791" calcext:value-type="float">
            <text:p>1701791</text:p>
          </table:table-cell>
          <table:table-cell office:value-type="float" office:value="1699024" calcext:value-type="float">
            <text:p>1699024</text:p>
          </table:table-cell>
          <table:table-cell office:value-type="string" calcext:value-type="string">
            <text:p>"No/Against"</text:p>
          </table:table-cell>
          <table:table-cell office:value-type="float" office:value="312611" calcext:value-type="float">
            <text:p>3126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roposition II (Statutory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53982" calcext:value-type="float">
            <text:p>1653982</text:p>
          </table:table-cell>
          <table:table-cell office:value-type="float" office:value="1651252" calcext:value-type="float">
            <text:p>1651252</text:p>
          </table:table-cell>
          <table:table-cell office:value-type="string" calcext:value-type="string">
            <text:p>"Yes/For"</text:p>
          </table:table-cell>
          <table:table-cell office:value-type="float" office:value="586348" calcext:value-type="float">
            <text:p>5863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ueblo Civil Service Commission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28058" calcext:value-type="float">
            <text:p>28058</text:p>
          </table:table-cell>
          <table:table-cell office:value-type="string" calcext:value-type="string">
            <text:p>"Dan Archibequ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School District No. 60 School Director At-Large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45938" calcext:value-type="float">
            <text:p>45938</text:p>
          </table:table-cell>
          <table:table-cell office:value-type="float" office:value="28559" calcext:value-type="float">
            <text:p>28559</text:p>
          </table:table-cell>
          <table:table-cell office:value-type="string" calcext:value-type="string">
            <text:p>"Dennis Maes","Sue Pannunzio","Bill Thiebaut"</text:p>
          </table:table-cell>
          <table:table-cell office:value-type="float" office:value="148" calcext:value-type="float">
            <text:p>1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2" calcext:value-type="float">
            <text:p>2262</text:p>
          </table:table-cell>
        </table:table-row>
        <table:table-row table:style-name="ro1">
          <table:table-cell office:value-type="string" calcext:value-type="string">
            <text:p>Pueblo School District No. 60 School Director At-Large Two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28559" calcext:value-type="float">
            <text:p>28559</text:p>
          </table:table-cell>
          <table:table-cell office:value-type="string" calcext:value-type="string">
            <text:p>"Brian Cisneros"</text:p>
          </table:table-cell>
          <table:table-cell office:value-type="float" office:value="1448" calcext:value-type="float">
            <text:p>14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Recall Ward 5 Councilmember Todd Cohe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No/Against"</text:p>
          </table:table-cell>
          <table:table-cell office:value-type="float" office:value="410" calcext:value-type="float">
            <text:p>41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RFCW1 Council 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5770" calcext:value-type="float">
            <text:p>577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"Nicole Dyck Roberts","Sherry Cordov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F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"Duane Gurule"</text:p>
          </table:table-cell>
          <table:table-cell office:value-type="float" office:value="326" calcext:value-type="float">
            <text:p>3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Richards Farm Metropolitan District Ballot Issue 6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Yes/For"</text:p>
          </table:table-cell>
          <table:table-cell office:value-type="float" office:value="168" calcext:value-type="float">
            <text:p>1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81" calcext:value-type="float">
            <text:p>8981</text:p>
          </table:table-cell>
        </table:table-row>
        <table:table-row table:style-name="ro1">
          <table:table-cell office:value-type="string" calcext:value-type="string">
            <text:p>Richards Farm Metropolitan District Ballot Issue 6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Yes/For"</text:p>
          </table:table-cell>
          <table:table-cell office:value-type="float" office:value="164" calcext:value-type="float">
            <text:p>1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00" calcext:value-type="float">
            <text:p>9200</text:p>
          </table:table-cell>
        </table:table-row>
        <table:table-row table:style-name="ro1">
          <table:table-cell office:value-type="string" calcext:value-type="string">
            <text:p>Richards Farm Metropolitan District Ballot Issue 6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Yes/For"</text:p>
          </table:table-cell>
          <table:table-cell office:value-type="float" office:value="168" calcext:value-type="float">
            <text:p>1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81" calcext:value-type="float">
            <text:p>8981</text:p>
          </table:table-cell>
        </table:table-row>
        <table:table-row table:style-name="ro1">
          <table:table-cell office:value-type="string" calcext:value-type="string">
            <text:p>Richards Farm Metropolitan District Ballot Issue 6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Yes/For"</text:p>
          </table:table-cell>
          <table:table-cell office:value-type="float" office:value="158" calcext:value-type="float">
            <text:p>1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50" calcext:value-type="float">
            <text:p>9550</text:p>
          </table:table-cell>
        </table:table-row>
        <table:table-row table:style-name="ro1">
          <table:table-cell office:value-type="string" calcext:value-type="string">
            <text:p>Rico Fire Protection District Ballot Issue 6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"Yes/For"</text:p>
          </table:table-cell>
          <table:table-cell office:value-type="float" office:value="85" calcext:value-type="float">
            <text:p>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ifle City Counci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4902" calcext:value-type="float">
            <text:p>14902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"Chris Bornholdt","Brian Condie","Karen Roberts"</text:p>
          </table:table-cell>
          <table:table-cell office:value-type="float" office:value="22" calcext:value-type="float">
            <text:p>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36" calcext:value-type="float">
            <text:p>4936</text:p>
          </table:table-cell>
        </table:table-row>
        <table:table-row table:style-name="ro1">
          <table:table-cell office:value-type="string" calcext:value-type="string">
            <text:p>Rio Blanco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88" calcext:value-type="float">
            <text:p>1988</text:p>
          </table:table-cell>
          <table:table-cell office:value-type="string" calcext:value-type="string">
            <text:p>"No/Against"</text:p>
          </table:table-cell>
          <table:table-cell office:value-type="float" office:value="479" calcext:value-type="float">
            <text:p>4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io Grande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35" calcext:value-type="float">
            <text:p>3435</text:p>
          </table:table-cell>
          <table:table-cell office:value-type="string" calcext:value-type="string">
            <text:p>"Yes/For"</text:p>
          </table:table-cell>
          <table:table-cell office:value-type="float" office:value="308" calcext:value-type="float">
            <text:p>30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oaring Fork School District RE-1 Board of Directors -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5567" calcext:value-type="float">
            <text:p>35567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"Elizabeth "Betsy" After"</text:p>
          </table:table-cell>
          <table:table-cell office:value-type="float" office:value="5231" calcext:value-type="float">
            <text:p>52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aring Fork School District RE-1 Board of Directors -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5567" calcext:value-type="float">
            <text:p>35567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"Lindsay DeFrates"</text:p>
          </table:table-cell>
          <table:table-cell office:value-type="float" office:value="4475" calcext:value-type="float">
            <text:p>447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oaring Fork School District RE-1 Board of Directors -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5567" calcext:value-type="float">
            <text:p>35567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"Jasmin Ramir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uache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65" calcext:value-type="float">
            <text:p>1865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"Yes/For"</text:p>
          </table:table-cell>
          <table:table-cell office:value-type="float" office:value="422" calcext:value-type="float">
            <text:p>4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alida City Council Ward 1 -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"Suzanne Fontan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ida City Council Ward 2 -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"Aaron J Stephens"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Salida City Council Ward 3 -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"Alisa Pappenfort"</text:p>
          </table:table-cell>
          <table:table-cell office:value-type="float" office:value="165" calcext:value-type="float">
            <text:p>16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Sanford School District 6J - At Large Director -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6178" calcext:value-type="float">
            <text:p>6178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"Brock Canty","Ryan Keith Reynolds","Austin Miller"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1" calcext:value-type="float">
            <text:p>2251</text:p>
          </table:table-cell>
        </table:table-row>
        <table:table-row table:style-name="ro1">
          <table:table-cell office:value-type="string" calcext:value-type="string">
            <text:p>Sanford School District 6J - At Large Director - Two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178" calcext:value-type="float">
            <text:p>6178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"Dylan S. Mortensen"</text:p>
          </table:table-cell>
          <table:table-cell office:value-type="float" office:value="186" calcext:value-type="float">
            <text:p>1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School Boar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861" calcext:value-type="float">
            <text:p>1861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"Andrew D. Molt","Barney Filla","Patrick O'Neil"</text:p>
          </table:table-cell>
          <table:table-cell office:value-type="float" office:value="64" calcext:value-type="float">
            <text:p>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Sedgwick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29" calcext:value-type="float">
            <text:p>829</text:p>
          </table:table-cell>
          <table:table-cell office:value-type="string" calcext:value-type="string">
            <text:p>"No/Against"</text:p>
          </table:table-cell>
          <table:table-cell office:value-type="float" office:value="112" calcext:value-type="float">
            <text:p>1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heridan School District No. 2 Board of Education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"Juanita Camacho"</text:p>
          </table:table-cell>
          <table:table-cell office:value-type="float" office:value="827" calcext:value-type="float">
            <text:p>82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Sheridan School District No. 2 Board of Education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"Karla Najera"</text:p>
          </table:table-cell>
          <table:table-cell office:value-type="float" office:value="22" calcext:value-type="float">
            <text:p>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479" calcext:value-type="float">
            <text:p>56479</text:p>
          </table:table-cell>
        </table:table-row>
        <table:table-row table:style-name="ro1">
          <table:table-cell office:value-type="string" calcext:value-type="string">
            <text:p>Snowmass Water and Sanitation District Ballot Issue No.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41" calcext:value-type="float">
            <text:p>5341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"Yes/For"</text:p>
          </table:table-cell>
          <table:table-cell office:value-type="float" office:value="586" calcext:value-type="float">
            <text:p>5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outh Conejos School District RE-10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2352" calcext:value-type="float">
            <text:p>2352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"Angela R. Velasquez","Ricardo A. Romero"</text:p>
          </table:table-cell>
          <table:table-cell office:value-type="float" office:value="90" calcext:value-type="float">
            <text:p>9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pringfield School District RE-4 Board of Directors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"Heath Piper","Jeremy West","Jennifer Esch"</text:p>
          </table:table-cell>
          <table:table-cell office:value-type="float" office:value="48" calcext:value-type="float">
            <text:p>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pringfield School District RE-4 Board of Directors Two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05" calcext:value-type="float">
            <text:p>1305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"Darrell Mackey"</text:p>
          </table:table-cell>
          <table:table-cell office:value-type="float" office:value="60" calcext:value-type="float">
            <text:p>6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tarwood Metropolitan District Ballot Issue No. 6C - Wat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41" calcext:value-type="float">
            <text:p>53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"Yes/For"</text:p>
          </table:table-cell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Starwood Metropolitan District Ballot Issue No. 6D - Road Entryway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41" calcext:value-type="float">
            <text:p>53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"Yes/For"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60" calcext:value-type="float">
            <text:p>5560</text:p>
          </table:table-cell>
        </table:table-row>
        <table:table-row table:style-name="ro1">
          <table:table-cell office:value-type="string" calcext:value-type="string">
            <text:p>Strasburg School District 31J School Board Direct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73728" calcext:value-type="float">
            <text:p>27372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"Michael A. Marrero","Mary O'Malley","Diana Lee Elliott"</text:p>
          </table:table-cell>
          <table:table-cell office:value-type="float" office:value="87" calcext:value-type="float">
            <text:p>8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928" calcext:value-type="float">
            <text:p>22928</text:p>
          </table:table-cell>
        </table:table-row>
        <table:table-row table:style-name="ro1">
          <table:table-cell office:value-type="string" calcext:value-type="string">
            <text:p>Stratton School District R-4 Board of Directors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590" calcext:value-type="float">
            <text:p>259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"Matt May","Stacey Brown","Darren Hornung"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Summit School District RE-1 Board of Directors - At larg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9843" calcext:value-type="float">
            <text:p>9843</text:p>
          </table:table-cell>
          <table:table-cell office:value-type="float" office:value="9796" calcext:value-type="float">
            <text:p>9796</text:p>
          </table:table-cell>
          <table:table-cell office:value-type="string" calcext:value-type="string">
            <text:p>"Gayle Jones Westerberg","Julie Shapiro","Consuelo Redhorse","Vanessa Agee"</text:p>
          </table:table-cell>
          <table:table-cell office:value-type="float" office:value="1502" calcext:value-type="float">
            <text:p>15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elluride Hospital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"Yes/For"</text:p>
          </table:table-cell>
          <table:table-cell office:value-type="float" office:value="798" calcext:value-type="float">
            <text:p>79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elluride School District R-1 Ballot Issue 4A - Bond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"Yes/For"</text:p>
          </table:table-cell>
          <table:table-cell office:value-type="float" office:value="678" calcext:value-type="float">
            <text:p>67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elluride School District R-1 Ballot Question 4B - Rico Area Annexatio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"Yes/For"</text:p>
          </table:table-cell>
          <table:table-cell office:value-type="float" office:value="1793" calcext:value-type="float">
            <text:p>179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elluride School District R-1 Board of Directors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3286" calcext:value-type="float">
            <text:p>3286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"David Lavender","Ryan Robinson","Cheryl Carstens Miller"</text:p>
          </table:table-cell>
          <table:table-cell office:value-type="float" office:value="406" calcext:value-type="float">
            <text:p>40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ompson R2-J School District Board of Education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49474" calcext:value-type="float">
            <text:p>49474</text:p>
          </table:table-cell>
          <table:table-cell office:value-type="string" calcext:value-type="string">
            <text:p>"Dawn Kirk"</text:p>
          </table:table-cell>
          <table:table-cell office:value-type="float" office:value="3219" calcext:value-type="float">
            <text:p>321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Thompson R-2J School District Board of Education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"Ryan Wilcken"</text:p>
          </table:table-cell>
          <table:table-cell office:value-type="float" office:value="36" calcext:value-type="float">
            <text:p>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520" calcext:value-type="float">
            <text:p>40520</text:p>
          </table:table-cell>
        </table:table-row>
        <table:table-row table:style-name="ro1">
          <table:table-cell office:value-type="string" calcext:value-type="string">
            <text:p>Thompson R2-J School District Board of Education Director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49474" calcext:value-type="float">
            <text:p>49474</text:p>
          </table:table-cell>
          <table:table-cell office:value-type="string" calcext:value-type="string">
            <text:p>"Nancy Rumfelt"</text:p>
          </table:table-cell>
          <table:table-cell office:value-type="float" office:value="77" calcext:value-type="float">
            <text:p>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62" calcext:value-type="float">
            <text:p>11862</text:p>
          </table:table-cell>
        </table:table-row>
        <table:table-row table:style-name="ro1">
          <table:table-cell office:value-type="string" calcext:value-type="string">
            <text:p>Thompson R-2J School District Board of Education Director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"Nancy Rumfelt"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92" calcext:value-type="float">
            <text:p>25592</text:p>
          </table:table-cell>
        </table:table-row>
        <table:table-row table:style-name="ro1">
          <table:table-cell office:value-type="string" calcext:value-type="string">
            <text:p>Thompson R2-J School District Board of Education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49474" calcext:value-type="float">
            <text:p>49474</text:p>
          </table:table-cell>
          <table:table-cell office:value-type="string" calcext:value-type="string">
            <text:p>"Denise Alvine Chapman"</text:p>
          </table:table-cell>
          <table:table-cell office:value-type="float" office:value="3556" calcext:value-type="float">
            <text:p>35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Thompson R-2J School District Board of Education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"Yazmin Navarro"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8386" calcext:value-type="float">
            <text:p>208386</text:p>
          </table:table-cell>
        </table:table-row>
        <table:table-row table:style-name="ro1">
          <table:table-cell office:value-type="string" calcext:value-type="string">
            <text:p>Thompson R2-J School District Board of Education Director District 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49474" calcext:value-type="float">
            <text:p>49474</text:p>
          </table:table-cell>
          <table:table-cell office:value-type="string" calcext:value-type="string">
            <text:p>"Stu Boyd"</text:p>
          </table:table-cell>
          <table:table-cell office:value-type="float" office:value="2488" calcext:value-type="float">
            <text:p>248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Thompson R-2J School District Board of Education Director District 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"Elizabeth Kearney"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8386" calcext:value-type="float">
            <text:p>208386</text:p>
          </table:table-cell>
        </table:table-row>
        <table:table-row table:style-name="ro1">
          <table:table-cell office:value-type="string" calcext:value-type="string">
            <text:p>Town of Ault Ballot Issue 2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"Yes/For"</text:p>
          </table:table-cell>
          <table:table-cell office:value-type="float" office:value="102" calcext:value-type="float">
            <text:p>1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45" calcext:value-type="float">
            <text:p>5745</text:p>
          </table:table-cell>
        </table:table-row>
        <table:table-row table:style-name="ro1">
          <table:table-cell office:value-type="string" calcext:value-type="string">
            <text:p>Town of Avon Ballot Issue 2A: Use Tax on Construction Material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324" calcext:value-type="float">
            <text:p>15324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"No/Against"</text:p>
          </table:table-cell>
          <table:table-cell office:value-type="float" office:value="267" calcext:value-type="float">
            <text:p>2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TOWN OF BAYFIELD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494" calcext:value-type="float">
            <text:p>18494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"No/Against"</text:p>
          </table:table-cell>
          <table:table-cell office:value-type="float" office:value="154" calcext:value-type="float">
            <text:p>15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Town of Dolores Ballot Question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"No/Against"</text:p>
          </table:table-cell>
          <table:table-cell office:value-type="float" office:value="62" calcext:value-type="float">
            <text:p>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Town of Dolores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"Yes/For"</text:p>
          </table:table-cell>
          <table:table-cell office:value-type="float" office:value="183" calcext:value-type="float">
            <text:p>18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Town of Eagle - Council Member - Four-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5324" calcext:value-type="float">
            <text:p>15324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"Jamie Woodworth Foral","Nick Sunday","Bryan K Woods"</text:p>
          </table:table-cell>
          <table:table-cell office:value-type="float" office:value="520" calcext:value-type="float">
            <text:p>5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Town of Eaton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Yes/For"</text:p>
          </table:table-cell>
          <table:table-cell office:value-type="float" office:value="365" calcext:value-type="float">
            <text:p>36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Town of Erie Ballot Question 3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11179" calcext:value-type="float">
            <text:p>11179</text:p>
          </table:table-cell>
          <table:table-cell office:value-type="string" calcext:value-type="string">
            <text:p>"Yes/For"</text:p>
          </table:table-cell>
          <table:table-cell office:value-type="float" office:value="1512" calcext:value-type="float">
            <text:p>15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Town of Erie Ballot Question 3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11179" calcext:value-type="float">
            <text:p>11179</text:p>
          </table:table-cell>
          <table:table-cell office:value-type="string" calcext:value-type="string">
            <text:p>"Yes/For"</text:p>
          </table:table-cell>
          <table:table-cell office:value-type="float" office:value="867" calcext:value-type="float">
            <text:p>8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Town of Fraser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617" calcext:value-type="float">
            <text:p>561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"No/Against"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06" calcext:value-type="float">
            <text:p>1706</text:p>
          </table:table-cell>
        </table:table-row>
        <table:table-row table:style-name="ro1">
          <table:table-cell office:value-type="string" calcext:value-type="string">
            <text:p>Town of Frederick Ballot Issue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4468" calcext:value-type="float">
            <text:p>4468</text:p>
          </table:table-cell>
          <table:table-cell office:value-type="string" calcext:value-type="string">
            <text:p>"Yes/For"</text:p>
          </table:table-cell>
          <table:table-cell office:value-type="float" office:value="2414" calcext:value-type="float">
            <text:p>24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Town of Hayden Ballot Question No.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"Yes/For"</text:p>
          </table:table-cell>
          <table:table-cell office:value-type="float" office:value="269" calcext:value-type="float">
            <text:p>26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Town of Hayden Ballot Question No. 2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"No/Against"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06" calcext:value-type="float">
            <text:p>9706</text:p>
          </table:table-cell>
        </table:table-row>
        <table:table-row table:style-name="ro1">
          <table:table-cell office:value-type="string" calcext:value-type="string">
            <text:p>Town of Hayden Ballot Question No. 2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"Yes/For"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969" calcext:value-type="float">
            <text:p>33969</text:p>
          </table:table-cell>
        </table:table-row>
        <table:table-row table:style-name="ro1">
          <table:table-cell office:value-type="string" calcext:value-type="string">
            <text:p>Town of Lochbuie Ballot Question 3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"No/Against"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475" calcext:value-type="float">
            <text:p>23475</text:p>
          </table:table-cell>
        </table:table-row>
        <table:table-row table:style-name="ro1">
          <table:table-cell office:value-type="string" calcext:value-type="string">
            <text:p>Town of Moffat Ballot Issue 2A - Lowering Marijuana Excise Rat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65" calcext:value-type="float">
            <text:p>18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"No/Against"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Town of Moffat Ballot Question 2B - Removal of Term Limits for Elected Official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65" calcext:value-type="float">
            <text:p>18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"No/Against"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Town of Mountain View Ballot Question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66" calcext:value-type="float">
            <text:p>1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89" calcext:value-type="float">
            <text:p>9089</text:p>
          </table:table-cell>
        </table:table-row>
        <table:table-row table:style-name="ro1">
          <table:table-cell office:value-type="string" calcext:value-type="string">
            <text:p>Town of Mountain View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66" calcext:value-type="float">
            <text:p>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860" calcext:value-type="float">
            <text:p>22860</text:p>
          </table:table-cell>
        </table:table-row>
        <table:table-row table:style-name="ro1">
          <table:table-cell office:value-type="string" calcext:value-type="string">
            <text:p>Town of Mountain View 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63" calcext:value-type="float">
            <text:p>16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57" calcext:value-type="float">
            <text:p>9257</text:p>
          </table:table-cell>
        </table:table-row>
        <table:table-row table:style-name="ro1">
          <table:table-cell office:value-type="string" calcext:value-type="string">
            <text:p>Town of Mountain View Ballot Question 2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02" calcext:value-type="float">
            <text:p>1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92" calcext:value-type="float">
            <text:p>14792</text:p>
          </table:table-cell>
        </table:table-row>
        <table:table-row table:style-name="ro1">
          <table:table-cell office:value-type="string" calcext:value-type="string">
            <text:p>Town of Mountain View Ballot Question 2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84" calcext:value-type="float">
            <text:p>1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00" calcext:value-type="float">
            <text:p>8200</text:p>
          </table:table-cell>
        </table:table-row>
        <table:table-row table:style-name="ro1">
          <table:table-cell office:value-type="string" calcext:value-type="string">
            <text:p>Town of Mountain View Ballot Question 2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91" calcext:value-type="float">
            <text:p>19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900" calcext:value-type="float">
            <text:p>7900</text:p>
          </table:table-cell>
        </table:table-row>
        <table:table-row table:style-name="ro1">
          <table:table-cell office:value-type="string" calcext:value-type="string">
            <text:p>Town of Mountain View Ballot Question 2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85" calcext:value-type="float">
            <text:p>1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56" calcext:value-type="float">
            <text:p>8156</text:p>
          </table:table-cell>
        </table:table-row>
        <table:table-row table:style-name="ro1">
          <table:table-cell office:value-type="string" calcext:value-type="string">
            <text:p>Town of Mountain View Ballot Question 2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88" calcext:value-type="float">
            <text:p>18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26" calcext:value-type="float">
            <text:p>8026</text:p>
          </table:table-cell>
        </table:table-row>
        <table:table-row table:style-name="ro1">
          <table:table-cell office:value-type="string" calcext:value-type="string">
            <text:p>Town of Mountain View Ballot Question 2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74" calcext:value-type="float">
            <text:p>17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71" calcext:value-type="float">
            <text:p>8671</text:p>
          </table:table-cell>
        </table:table-row>
        <table:table-row table:style-name="ro1">
          <table:table-cell office:value-type="string" calcext:value-type="string">
            <text:p>Town of Mountain View Council Membe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Brent J. Metz","Brittany Loecher","Leal Algiene"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297" calcext:value-type="float">
            <text:p>94297</text:p>
          </table:table-cell>
        </table:table-row>
        <table:table-row table:style-name="ro1">
          <table:table-cell office:value-type="string" calcext:value-type="string">
            <text:p>Town of Mt. Crested Butte Ballot Question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873" calcext:value-type="float">
            <text:p>687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"Yes/For"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Town of Olathe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931" calcext:value-type="float">
            <text:p>1493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"No/Against"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01" calcext:value-type="float">
            <text:p>13601</text:p>
          </table:table-cell>
        </table:table-row>
        <table:table-row table:style-name="ro1">
          <table:table-cell office:value-type="string" calcext:value-type="string">
            <text:p>Town of Olathe Ballot Issue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931" calcext:value-type="float">
            <text:p>1493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"Yes/For"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544" calcext:value-type="float">
            <text:p>15544</text:p>
          </table:table-cell>
        </table:table-row>
        <table:table-row table:style-name="ro1">
          <table:table-cell office:value-type="string" calcext:value-type="string">
            <text:p>Town of Olathe 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931" calcext:value-type="float">
            <text:p>1493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"Yes/For"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Town of Parker Ballot Question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8581" calcext:value-type="float">
            <text:p>18581</text:p>
          </table:table-cell>
          <table:table-cell office:value-type="string" calcext:value-type="string">
            <text:p>"YES"</text:p>
          </table:table-cell>
          <table:table-cell office:value-type="float" office:value="2005" calcext:value-type="float">
            <text:p>200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Town of Parker Ballot Question 2B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8581" calcext:value-type="float">
            <text:p>18581</text:p>
          </table:table-cell>
          <table:table-cell office:value-type="string" calcext:value-type="string">
            <text:p>"YES"</text:p>
          </table:table-cell>
          <table:table-cell office:value-type="float" office:value="3642" calcext:value-type="float">
            <text:p>364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Town of Parker 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8581" calcext:value-type="float">
            <text:p>18581</text:p>
          </table:table-cell>
          <table:table-cell office:value-type="string" calcext:value-type="string">
            <text:p>"YES"</text:p>
          </table:table-cell>
          <table:table-cell office:value-type="float" office:value="12002" calcext:value-type="float">
            <text:p>120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own of Parker Ballot Question 2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8581" calcext:value-type="float">
            <text:p>18581</text:p>
          </table:table-cell>
          <table:table-cell office:value-type="string" calcext:value-type="string">
            <text:p>"NO"</text:p>
          </table:table-cell>
          <table:table-cell office:value-type="float" office:value="868" calcext:value-type="float">
            <text:p>8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Town of Ridgway Ballot Issue 2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"Yes/For"</text:p>
          </table:table-cell>
          <table:table-cell office:value-type="float" office:value="165" calcext:value-type="float">
            <text:p>16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OWN OF ROMEO BALLOT ISSUE 2A.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52" calcext:value-type="float">
            <text:p>235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"Yes"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Town of Snowmass Village Ballot Question No. 2A - Amendment to Town Charter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41" calcext:value-type="float">
            <text:p>5341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"Yes/For"</text:p>
          </table:table-cell>
          <table:table-cell office:value-type="float" office:value="352" calcext:value-type="float">
            <text:p>3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Town of Superior Ballot Question 30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"Yes/For"</text:p>
          </table:table-cell>
          <table:table-cell office:value-type="float" office:value="955" calcext:value-type="float">
            <text:p>9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Town of Superior - Home Rule Charter Commissio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9" calcext:value-type="float">
            <text:p>9</text:p>
          </table:table-cell>
          <table:table-cell office:value-type="float" office:value="119772" calcext:value-type="float">
            <text:p>119772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"Ryan Hitchler","Heather Cracraft","Claire Dixon","Dalton Valette","Chris Hanson","Ryan Welch","Mike Foster","Clint Folsom","Jeff Chu"</text:p>
          </table:table-cell>
          <table:table-cell office:value-type="float" office:value="41" calcext:value-type="float">
            <text:p>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288" calcext:value-type="float">
            <text:p>21288</text:p>
          </table:table-cell>
        </table:table-row>
        <table:table-row table:style-name="ro1">
          <table:table-cell office:value-type="string" calcext:value-type="string">
            <text:p>Town of Telluride Ballot Issue 2A - Authorization to Retain Lodgers' Tax Revenue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"Yes/For"</text:p>
          </table:table-cell>
          <table:table-cell office:value-type="float" office:value="584" calcext:value-type="float">
            <text:p>5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own of Telluride Ballot Question 2B - Home Rule Charter Amendment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"Yes/For"</text:p>
          </table:table-cell>
          <table:table-cell office:value-type="float" office:value="214" calcext:value-type="float">
            <text:p>2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own of Telluride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"Teddy Errico"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95" calcext:value-type="float">
            <text:p>2395</text:p>
          </table:table-cell>
        </table:table-row>
        <table:table-row table:style-name="ro1">
          <table:table-cell office:value-type="string" calcext:value-type="string">
            <text:p>Town of Telluride Town Counci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3286" calcext:value-type="float">
            <text:p>328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"Elena Levin","Ashley Story"</text:p>
          </table:table-cell>
          <table:table-cell office:value-type="float" office:value="52" calcext:value-type="float">
            <text:p>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Town of Telluride Town Meeting Moderat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"Daniel Zem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wn of Vail - Council Members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15324" calcext:value-type="float">
            <text:p>15324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"Sam Biszantz","Dave Chapin","Jonathan Josef Staufer","Reid Phillips"</text:p>
          </table:table-cell>
          <table:table-cell office:value-type="float" office:value="96" calcext:value-type="float">
            <text:p>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Town of Winter Park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617" calcext:value-type="float">
            <text:p>561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"Yes/For"</text:p>
          </table:table-cell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Town of Yampa Ballot Issue No.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"Yes/For"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Town of Yampa Ballot Issue No.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"Yes/For"</text:p>
          </table:table-cell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Trinidad - 4-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5072" calcext:value-type="float">
            <text:p>5072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"Brett Duran","Selina Vallejos","Claudia Trujillo"</text:p>
          </table:table-cell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Two Bridges Metropolitan District Ballot Issue 6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YES"</text:p>
          </table:table-cell>
          <table:table-cell office:value-type="float" office:value="91" calcext:value-type="float">
            <text:p>9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580" calcext:value-type="float">
            <text:p>11580</text:p>
          </table:table-cell>
        </table:table-row>
        <table:table-row table:style-name="ro1">
          <table:table-cell office:value-type="string" calcext:value-type="string">
            <text:p>Two Bridges Metropolitan District Ballot Issue 6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YES"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454" calcext:value-type="float">
            <text:p>11454</text:p>
          </table:table-cell>
        </table:table-row>
        <table:table-row table:style-name="ro1">
          <table:table-cell office:value-type="string" calcext:value-type="string">
            <text:p>Two Bridges Metropolitan District Ballot Issue 6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YES"</text:p>
          </table:table-cell>
          <table:table-cell office:value-type="float" office:value="88" calcext:value-type="float">
            <text:p>8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74" calcext:value-type="float">
            <text:p>11974</text:p>
          </table:table-cell>
        </table:table-row>
        <table:table-row table:style-name="ro1">
          <table:table-cell office:value-type="string" calcext:value-type="string">
            <text:p>Two Bridges Metropolitan District Ballot Issue 6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YES"</text:p>
          </table:table-cell>
          <table:table-cell office:value-type="float" office:value="94" calcext:value-type="float">
            <text:p>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Upper Pine River Fire Protection District Ballot Issue 7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42" calcext:value-type="float">
            <text:p>53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Yes/For"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Ute Pass Regional Health Service District Ballot Issue 7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3404" calcext:value-type="float">
            <text:p>163404</text:p>
          </table:table-cell>
          <table:table-cell office:value-type="float" office:value="10178" calcext:value-type="float">
            <text:p>10178</text:p>
          </table:table-cell>
          <table:table-cell office:value-type="string" calcext:value-type="string">
            <text:p>"No/Against"</text:p>
          </table:table-cell>
          <table:table-cell office:value-type="float" office:value="1019" calcext:value-type="float">
            <text:p>101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Victor Council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"Joshua Mestas"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22" calcext:value-type="float">
            <text:p>2922</text:p>
          </table:table-cell>
        </table:table-row>
        <table:table-row table:style-name="ro1">
          <table:table-cell office:value-type="string" calcext:value-type="string">
            <text:p>Victor Council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"Frances "Frankie" Ash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d 5 Recall Success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Maria Boutrou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d I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3452" calcext:value-type="float">
            <text:p>345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"Lisa Manifold","James W Clark"</text:p>
          </table:table-cell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95" calcext:value-type="float">
            <text:p>2795</text:p>
          </table:table-cell>
        </table:table-row>
        <table:table-row table:style-name="ro1">
          <table:table-cell office:value-type="string" calcext:value-type="string">
            <text:p>Ward II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3452" calcext:value-type="float">
            <text:p>345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"Jeremy T J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shington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61" calcext:value-type="float">
            <text:p>1861</text:p>
          </table:table-cell>
          <table:table-cell office:value-type="string" calcext:value-type="string">
            <text:p>"No/Against"</text:p>
          </table:table-cell>
          <table:table-cell office:value-type="float" office:value="717" calcext:value-type="float">
            <text:p>71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Weld County RE-1 Board of Education At-Large 4-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"Nancy Sarchet"</text:p>
          </table:table-cell>
          <table:table-cell office:value-type="float" office:value="136" calcext:value-type="float">
            <text:p>1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09" calcext:value-type="float">
            <text:p>4309</text:p>
          </table:table-cell>
        </table:table-row>
        <table:table-row table:style-name="ro1">
          <table:table-cell office:value-type="string" calcext:value-type="string">
            <text:p>Weld County RE-1 Board of Education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"Michelle Wiede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6 Board of Education School Direct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80407" calcext:value-type="float">
            <text:p>80407</text:p>
          </table:table-cell>
          <table:table-cell office:value-type="float" office:value="23864" calcext:value-type="float">
            <text:p>23864</text:p>
          </table:table-cell>
          <table:table-cell office:value-type="string" calcext:value-type="string">
            <text:p>"Brenda Campos-Spitze","Doran Reza Azari","Natalie Mash"</text:p>
          </table:table-cell>
          <table:table-cell office:value-type="float" office:value="3477" calcext:value-type="float">
            <text:p>34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Weld County School District RE-4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3501" calcext:value-type="float">
            <text:p>13501</text:p>
          </table:table-cell>
          <table:table-cell office:value-type="string" calcext:value-type="string">
            <text:p>"Raymond Ru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RE-4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3501" calcext:value-type="float">
            <text:p>13501</text:p>
          </table:table-cell>
          <table:table-cell office:value-type="string" calcext:value-type="string">
            <text:p>"Karen Trus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RE-4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3501" calcext:value-type="float">
            <text:p>13501</text:p>
          </table:table-cell>
          <table:table-cell office:value-type="string" calcext:value-type="string">
            <text:p>"Mark A. Leach"</text:p>
          </table:table-cell>
          <table:table-cell office:value-type="float" office:value="1020" calcext:value-type="float">
            <text:p>10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Weld County School District RE-4 Director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3501" calcext:value-type="float">
            <text:p>13501</text:p>
          </table:table-cell>
          <table:table-cell office:value-type="string" calcext:value-type="string">
            <text:p>"Jennifer Hansen"</text:p>
          </table:table-cell>
          <table:table-cell office:value-type="float" office:value="504" calcext:value-type="float">
            <text:p>50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Weld County School District RE-5J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5748" calcext:value-type="float">
            <text:p>205748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"Monica Joh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RE-5J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5748" calcext:value-type="float">
            <text:p>205748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"Amy Musgrave"</text:p>
          </table:table-cell>
          <table:table-cell office:value-type="float" office:value="2341" calcext:value-type="float">
            <text:p>23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Weld County School District RE-5J Director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5748" calcext:value-type="float">
            <text:p>205748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"Amanda Procto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RE-5J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5748" calcext:value-type="float">
            <text:p>205748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"Nathan Sassa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RE-5J Director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5748" calcext:value-type="float">
            <text:p>205748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"Michael Wail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RE-8 Ballot Issue 5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6966" calcext:value-type="float">
            <text:p>106966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"No/Against"</text:p>
          </table:table-cell>
          <table:table-cell office:value-type="float" office:value="595" calcext:value-type="float">
            <text:p>5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Weld County School District RE-8 Ballot Issue 5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6966" calcext:value-type="float">
            <text:p>106966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"No/Against"</text:p>
          </table:table-cell>
          <table:table-cell office:value-type="float" office:value="552" calcext:value-type="float">
            <text:p>5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Weld RE-8 School District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6966" calcext:value-type="float">
            <text:p>106966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"Thomas Holton"</text:p>
          </table:table-cell>
          <table:table-cell office:value-type="float" office:value="599" calcext:value-type="float">
            <text:p>5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Weld RE-8 School District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6966" calcext:value-type="float">
            <text:p>106966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"Matthew Bove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RE-8 School District Director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6966" calcext:value-type="float">
            <text:p>106966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"Jessica Spind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Grand School District 1-Jt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30784" calcext:value-type="float">
            <text:p>30784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"Christine M. Travis","Amy Cordova"</text:p>
          </table:table-cell>
          <table:table-cell office:value-type="float" office:value="35" calcext:value-type="float">
            <text:p>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10" calcext:value-type="float">
            <text:p>6410</text:p>
          </table:table-cell>
        </table:table-row>
        <table:table-row table:style-name="ro1">
          <table:table-cell office:value-type="string" calcext:value-type="string">
            <text:p>Westminster Board Of Educatio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03214" calcext:value-type="float">
            <text:p>103214</text:p>
          </table:table-cell>
          <table:table-cell office:value-type="float" office:value="12591" calcext:value-type="float">
            <text:p>12591</text:p>
          </table:table-cell>
          <table:table-cell office:value-type="string" calcext:value-type="string">
            <text:p>"Audrey Yanos","Mary Beth Murphy","Christine Martinez"</text:p>
          </table:table-cell>
          <table:table-cell office:value-type="float" office:value="1839" calcext:value-type="float">
            <text:p>183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Widefield School District 3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96391" calcext:value-type="float">
            <text:p>196391</text:p>
          </table:table-cell>
          <table:table-cell office:value-type="float" office:value="11107" calcext:value-type="float">
            <text:p>11107</text:p>
          </table:table-cell>
          <table:table-cell office:value-type="string" calcext:value-type="string">
            <text:p>"Kelly "Fini" Cutcher","Tina West"</text:p>
          </table:table-cell>
          <table:table-cell office:value-type="float" office:value="156" calcext:value-type="float">
            <text:p>1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74" calcext:value-type="float">
            <text:p>9174</text:p>
          </table:table-cell>
        </table:table-row>
        <table:table-row table:style-name="ro1">
          <table:table-cell office:value-type="string" calcext:value-type="string">
            <text:p>Woodland Park School District RE-2 Board of Directors -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9743" calcext:value-type="float">
            <text:p>9743</text:p>
          </table:table-cell>
          <table:table-cell office:value-type="string" calcext:value-type="string">
            <text:p>"Mick Bates"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Woodland Park School District RE-2 Board of Directors - District C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9743" calcext:value-type="float">
            <text:p>9743</text:p>
          </table:table-cell>
          <table:table-cell office:value-type="string" calcext:value-type="string">
            <text:p>"Keegan Barkley"</text:p>
          </table:table-cell>
          <table:table-cell office:value-type="float" office:value="222" calcext:value-type="float">
            <text:p>2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Woodland Park School District RE-2 Board of Directors -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9743" calcext:value-type="float">
            <text:p>9743</text:p>
          </table:table-cell>
          <table:table-cell office:value-type="string" calcext:value-type="string">
            <text:p>"Cassie Kimbrell"</text:p>
          </table:table-cell>
          <table:table-cell office:value-type="float" office:value="77" calcext:value-type="float">
            <text:p>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Wray City Counci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3056" calcext:value-type="float">
            <text:p>3056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"Benjamin Gardner","Chad Deyle","Brad Rockwell","Nicole Ann Smith"</text:p>
          </table:table-cell>
          <table:table-cell office:value-type="float" office:value="223" calcext:value-type="float">
            <text:p>2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ray School District RD-2 Board of Education Directors -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3056" calcext:value-type="float">
            <text:p>3056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"Nancy Helling","Maggie Bow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y School District RD-2 Board of Education Directors 4-Year Ter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3056" calcext:value-type="float">
            <text:p>3056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"Martin Buoy","Grant Bledsoe","Melanie Godsey"</text:p>
          </table:table-cell>
          <table:table-cell office:value-type="float" office:value="216" calcext:value-type="float">
            <text:p>21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W-Y Groundwater Management District Referred Ballot Issue 7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7" calcext:value-type="float">
            <text:p>4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ma School District-1 Board of Education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3056" calcext:value-type="float">
            <text:p>3056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"Heath Roundtree","Tyson Brown"</text:p>
          </table:table-cell>
          <table:table-cell office:value-type="float" office:value="36" calcext:value-type="float">
            <text:p>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9" calcext:value-type="float">
            <text:p>6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3740" meta:object-count="0"/>
    <meta:generator>LibreOffice/7.3.7.2$Linux_X86_64 LibreOffice_project/30$Build-2</meta:generator>
  </office:meta>
</office:document-meta>
</file>